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shapes>
          <draw:frame draw:z-index="1" draw:id="id0" draw:style-name="a0" draw:name="1 Gráfico" svg:x="7.21181in" svg:y="2.5in" svg:width="8.56181in" svg:height="4.0204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2 Gráfico" svg:x="7.43071in" svg:y="10.99134in" svg:width="8.61096in" svg:height="5.664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3 Gráfico" svg:x="8.12205in" svg:y="21.28465in" svg:width="9.92205in" svg:height="5.0633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4 Gráfico" svg:x="8.34173in" svg:y="31.48425in" svg:width="9.92205in" svg:height="5.06339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5 Gráfico" svg:x="7.81457in" svg:y="41.27756in" svg:width="9.92205in" svg:height="5.06339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3" table:number-columns-repeated="16377" table:default-cell-style-name="ce1"/>
        <table:table-row table:style-name="ro1">
          <table:table-cell office:value-type="string" table:style-name="ce1">
            <text:p>Modelo Carter</text:p>
          </table:table-cell>
          <table:table-cell table:style-name="ce1"/>
          <table:table-cell table:number-columns-repeated="5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Iteraciones</text:p>
          </table:table-cell>
          <table:table-cell office:value-type="string" table:style-name="ce2">
            <text:p>Octave (win)</text:p>
          </table:table-cell>
          <table:table-cell office:value-type="string" table:style-name="ce2">
            <text:p>Octave (linux)</text:p>
          </table:table-cell>
          <table:table-cell office:value-type="string" table:style-name="ce2">
            <text:p>Python (win)</text:p>
          </table:table-cell>
          <table:table-cell office:value-type="string" table:style-name="ce2">
            <text:p>Python (linux)</text:p>
          </table:table-cell>
          <table:table-cell office:value-type="string" table:style-name="ce2">
            <text:p>Scilab (win)</text:p>
          </table:table-cell>
          <table:table-cell office:value-type="string" table:style-name="ce2">
            <text:p>Scilab (linux)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.1059455573558801E-8" table:style-name="ce3">
            <text:p>-1.11E-008</text:p>
          </table:table-cell>
          <table:table-cell office:value-type="float" office:value="2.43934569880366E-4" table:style-name="ce2">
            <text:p>0.00024393</text:p>
          </table:table-cell>
          <table:table-cell office:value-type="float" office:value="0" table:style-name="ce3">
            <text:p>0.00E+000</text:p>
          </table:table-cell>
          <table:table-cell office:value-type="float" office:value="3.814697265625E-6" table:style-name="ce2">
            <text:p>0.00000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9988339934498093E-4" table:style-name="ce1">
            <text:p>0.000999883</text:p>
          </table:table-cell>
          <table:table-cell office:value-type="float" office:value="2.21098074689507E-4" table:style-name="ce2">
            <text:p>0.00022110</text:p>
          </table:table-cell>
          <table:table-cell office:value-type="float" office:value="0" table:style-name="ce3">
            <text:p>0.00E+000</text:p>
          </table:table-cell>
          <table:table-cell office:value-type="float" office:value="1.69277191162109E-5" table:style-name="ce2">
            <text:p>0.000016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.23986124992371E-8" table:style-name="ce3">
            <text:p>6.24E-008</text:p>
          </table:table-cell>
          <table:table-cell office:value-type="float" office:value="2.9008102137595399E-4" table:style-name="ce2">
            <text:p>0.00029008</text:p>
          </table:table-cell>
          <table:table-cell office:value-type="float" office:value="0" table:style-name="ce3">
            <text:p>0.00E+000</text:p>
          </table:table-cell>
          <table:table-cell office:value-type="float" office:value="1.2159347534179699E-5" table:style-name="ce2">
            <text:p>0.00001216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.2899426817893995E-8" table:style-name="ce3">
            <text:p>9.29E-008</text:p>
          </table:table-cell>
          <table:table-cell office:value-type="float" office:value="3.5508372820913802E-4" table:style-name="ce2">
            <text:p>0.00035508</text:p>
          </table:table-cell>
          <table:table-cell office:value-type="float" office:value="0" table:style-name="ce3">
            <text:p>0.00E+000</text:p>
          </table:table-cell>
          <table:table-cell office:value-type="float" office:value="1.38282775878906E-5" table:style-name="ce2">
            <text:p>0.00001383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.7288056015968296E-8" table:style-name="ce3">
            <text:p>6.73E-008</text:p>
          </table:table-cell>
          <table:table-cell office:value-type="float" office:value="4.2202172335237303E-4" table:style-name="ce2">
            <text:p>0.00042202</text:p>
          </table:table-cell>
          <table:table-cell office:value-type="float" office:value="0" table:style-name="ce3">
            <text:p>0.00E+000</text:p>
          </table:table-cell>
          <table:table-cell office:value-type="float" office:value="1.5974044799804701E-5" table:style-name="ce2">
            <text:p>0.000015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7031790018081698E-8" table:style-name="ce3">
            <text:p>4.70E-008</text:p>
          </table:table-cell>
          <table:table-cell office:value-type="float" office:value="5.0411536358296904E-4" table:style-name="ce2">
            <text:p>0.00050412</text:p>
          </table:table-cell>
          <table:table-cell office:value-type="float" office:value="0" table:style-name="ce3">
            <text:p>0.00E+000</text:p>
          </table:table-cell>
          <table:table-cell office:value-type="float" office:value="1.69277191162109E-5" table:style-name="ce2">
            <text:p>0.000016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00010745599866E-3" table:style-name="ce1">
            <text:p>0.005000107</text:p>
          </table:table-cell>
          <table:table-cell office:value-type="float" office:value="5.6192965712398301E-4" table:style-name="ce2">
            <text:p>0.00056193</text:p>
          </table:table-cell>
          <table:table-cell office:value-type="float" office:value="0" table:style-name="ce3">
            <text:p>0.00E+000</text:p>
          </table:table-cell>
          <table:table-cell office:value-type="float" office:value="2.0027160644531199E-5" table:style-name="ce2">
            <text:p>0.00002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5.5995769798755599E-8" table:style-name="ce3">
            <text:p>-5.60E-008</text:p>
          </table:table-cell>
          <table:table-cell office:value-type="float" office:value="6.5803329925984101E-4" table:style-name="ce2">
            <text:p>0.00065803</text:p>
          </table:table-cell>
          <table:table-cell office:value-type="float" office:value="0" table:style-name="ce3">
            <text:p>0.00E+000</text:p>
          </table:table-cell>
          <table:table-cell office:value-type="float" office:value="2.4080276489257799E-5" table:style-name="ce2">
            <text:p>0.000024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.9999073427170493E-4" table:style-name="ce1">
            <text:p>0.000999991</text:p>
          </table:table-cell>
          <table:table-cell office:value-type="float" office:value="7.2707165963947795E-4" table:style-name="ce2">
            <text:p>0.00072707</text:p>
          </table:table-cell>
          <table:table-cell office:value-type="float" office:value="0" table:style-name="ce3">
            <text:p>0.00E+000</text:p>
          </table:table-cell>
          <table:table-cell office:value-type="float" office:value="2.50339508056641E-5" table:style-name="ce2">
            <text:p>0.00002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0000237962231001E-3" table:style-name="ce1">
            <text:p>0.001000024</text:p>
          </table:table-cell>
          <table:table-cell office:value-type="float" office:value="8.1606360618024999E-4" table:style-name="ce2">
            <text:p>0.00081606</text:p>
          </table:table-cell>
          <table:table-cell office:value-type="float" office:value="0" table:style-name="ce3">
            <text:p>0.00E+000</text:p>
          </table:table-cell>
          <table:table-cell office:value-type="float" office:value="2.5987625122070299E-5" table:style-name="ce2">
            <text:p>0.00002599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9992181640118404E-4" table:style-name="ce1">
            <text:p>0.000999922</text:p>
          </table:table-cell>
          <table:table-cell office:value-type="float" office:value="8.73992452397942E-4" table:style-name="ce2">
            <text:p>0.00087399</text:p>
          </table:table-cell>
          <table:table-cell office:value-type="float" office:value="0" table:style-name="ce3">
            <text:p>0.00E+000</text:p>
          </table:table-cell>
          <table:table-cell office:value-type="float" office:value="2.7894973754882799E-5" table:style-name="ce2">
            <text:p>0.00002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.9994917400181293E-4" table:style-name="ce1">
            <text:p>0.000999949</text:p>
          </table:table-cell>
          <table:table-cell office:value-type="float" office:value="9.2296651564538501E-4" table:style-name="ce2">
            <text:p>0.00092297</text:p>
          </table:table-cell>
          <table:table-cell office:value-type="float" office:value="0" table:style-name="ce3">
            <text:p>0.00E+000</text:p>
          </table:table-cell>
          <table:table-cell office:value-type="float" office:value="3.0040740966796899E-5" table:style-name="ce2">
            <text:p>0.0000300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000661714002501E-3" table:style-name="ce1">
            <text:p>0.001000066</text:p>
          </table:table-cell>
          <table:table-cell office:value-type="float" office:value="1.0060972999781401E-3" table:style-name="ce2">
            <text:p>0.00100610</text:p>
          </table:table-cell>
          <table:table-cell office:value-type="float" office:value="0" table:style-name="ce3">
            <text:p>0.00E+000</text:p>
          </table:table-cell>
          <table:table-cell office:value-type="float" office:value="3.2901763916015598E-5" table:style-name="ce2">
            <text:p>0.0000329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.9991972092539094E-4" table:style-name="ce1">
            <text:p>0.00099992</text:p>
          </table:table-cell>
          <table:table-cell office:value-type="float" office:value="1.1129432823509E-3" table:style-name="ce2">
            <text:p>0.00111294</text:p>
          </table:table-cell>
          <table:table-cell office:value-type="float" office:value="0" table:style-name="ce3">
            <text:p>0.00E+000</text:p>
          </table:table-cell>
          <table:table-cell office:value-type="float" office:value="3.6954879760742201E-5" table:style-name="ce2">
            <text:p>0.00003695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.9988898728042798E-4" table:style-name="ce1">
            <text:p>0.000999889</text:p>
          </table:table-cell>
          <table:table-cell office:value-type="float" office:value="1.09304976649582E-3" table:style-name="ce2">
            <text:p>0.00109305</text:p>
          </table:table-cell>
          <table:table-cell office:value-type="float" office:value="0" table:style-name="ce3">
            <text:p>0.00E+000</text:p>
          </table:table-cell>
          <table:table-cell office:value-type="float" office:value="3.6001205444335897E-5" table:style-name="ce2">
            <text:p>0.0000360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1490725278854401E-10" table:style-name="ce3">
            <text:p>8.15E-010</text:p>
          </table:table-cell>
          <table:table-cell office:value-type="float" office:value="1.1819363571703399E-3" table:style-name="ce2">
            <text:p>0.00118194</text:p>
          </table:table-cell>
          <table:table-cell office:value-type="float" office:value="0" table:style-name="ce3">
            <text:p>0.00E+000</text:p>
          </table:table-cell>
          <table:table-cell office:value-type="float" office:value="3.9100646972656203E-5" table:style-name="ce2">
            <text:p>0.0000391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99994130525738E-3" table:style-name="ce1">
            <text:p>0.001999941</text:p>
          </table:table-cell>
          <table:table-cell office:value-type="float" office:value="1.2250553118065E-3" table:style-name="ce2">
            <text:p>0.00122506</text:p>
          </table:table-cell>
          <table:table-cell office:value-type="float" office:value="0" table:style-name="ce3">
            <text:p>0.00E+000</text:p>
          </table:table-cell>
          <table:table-cell office:value-type="float" office:value="4.1007995605468797E-5" table:style-name="ce2">
            <text:p>0.0000410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.999179746955631E-4" table:style-name="ce1">
            <text:p>0.000999918</text:p>
          </table:table-cell>
          <table:table-cell office:value-type="float" office:value="1.3369490625336801E-3" table:style-name="ce2">
            <text:p>0.00133695</text:p>
          </table:table-cell>
          <table:table-cell office:value-type="float" office:value="0" table:style-name="ce3">
            <text:p>0.00E+000</text:p>
          </table:table-cell>
          <table:table-cell office:value-type="float" office:value="4.1961669921875E-5" table:style-name="ce2">
            <text:p>0.00004196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9.999179746955631E-4" table:style-name="ce1">
            <text:p>0.000999918</text:p>
          </table:table-cell>
          <table:table-cell office:value-type="float" office:value="1.3999905204400401E-3" table:style-name="ce2">
            <text:p>0.00139999</text:p>
          </table:table-cell>
          <table:table-cell office:value-type="float" office:value="0" table:style-name="ce3">
            <text:p>0.00E+000</text:p>
          </table:table-cell>
          <table:table-cell office:value-type="float" office:value="4.4107437133789103E-5" table:style-name="ce2">
            <text:p>0.0000441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9.9997373763471798E-4" table:style-name="ce1">
            <text:p>0.000999974</text:p>
          </table:table-cell>
          <table:table-cell office:value-type="float" office:value="1.4600362628698401E-3" table:style-name="ce2">
            <text:p>0.00146004</text:p>
          </table:table-cell>
          <table:table-cell office:value-type="float" office:value="0" table:style-name="ce3">
            <text:p>0.00E+000</text:p>
          </table:table-cell>
          <table:table-cell office:value-type="float" office:value="4.7922134399414103E-5" table:style-name="ce2">
            <text:p>0.00004792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9.9989410955458901E-4" table:style-name="ce1">
            <text:p>0.000999894</text:p>
          </table:table-cell>
          <table:table-cell office:value-type="float" office:value="1.53099733870477E-3" table:style-name="ce2">
            <text:p>0.00153100</text:p>
          </table:table-cell>
          <table:table-cell office:value-type="float" office:value="0" table:style-name="ce3">
            <text:p>0.00E+000</text:p>
          </table:table-cell>
          <table:table-cell office:value-type="float" office:value="4.7206878662109402E-5" table:style-name="ce2">
            <text:p>0.00004721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.00008484534919E-3" table:style-name="ce1">
            <text:p>0.002000085</text:p>
          </table:table-cell>
          <table:table-cell office:value-type="float" office:value="1.57891970593482E-3" table:style-name="ce2">
            <text:p>0.00157892</text:p>
          </table:table-cell>
          <table:table-cell office:value-type="float" office:value="0" table:style-name="ce3">
            <text:p>0.00E+000</text:p>
          </table:table-cell>
          <table:table-cell office:value-type="float" office:value="4.8875808715820299E-5" table:style-name="ce2">
            <text:p>0.00004888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1.9999846117571001E-3" table:style-name="ce1">
            <text:p>0.001999985</text:p>
          </table:table-cell>
          <table:table-cell office:value-type="float" office:value="1.61509588360786E-3" table:style-name="ce2">
            <text:p>0.00161510</text:p>
          </table:table-cell>
          <table:table-cell office:value-type="float" office:value="0" table:style-name="ce3">
            <text:p>0.00E+000</text:p>
          </table:table-cell>
          <table:table-cell office:value-type="float" office:value="5.1021575927734402E-5" table:style-name="ce2">
            <text:p>0.00005102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-4.4936314225196799E-8" table:style-name="ce3">
            <text:p>-4.49E-008</text:p>
          </table:table-cell>
          <table:table-cell office:value-type="float" office:value="1.71710608992726E-3" table:style-name="ce2">
            <text:p>0.00171711</text:p>
          </table:table-cell>
          <table:table-cell office:value-type="float" office:value="0" table:style-name="ce3">
            <text:p>0.00E+000</text:p>
          </table:table-cell>
          <table:table-cell office:value-type="float" office:value="5.3882598876953098E-5" table:style-name="ce2">
            <text:p>0.00005388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1.99998973403126E-3" table:style-name="ce1">
            <text:p>0.00199999</text:p>
          </table:table-cell>
          <table:table-cell office:value-type="float" office:value="1.7960889963433201E-3" table:style-name="ce2">
            <text:p>0.00179609</text:p>
          </table:table-cell>
          <table:table-cell office:value-type="float" office:value="0" table:style-name="ce3">
            <text:p>0.00E+000</text:p>
          </table:table-cell>
          <table:table-cell office:value-type="float" office:value="5.3882598876953098E-5" table:style-name="ce2">
            <text:p>0.00005388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.00007623061538E-3" table:style-name="ce1">
            <text:p>0.002000076</text:p>
          </table:table-cell>
          <table:table-cell office:value-type="float" office:value="1.92392233293504E-3" table:style-name="ce2">
            <text:p>0.00192392</text:p>
          </table:table-cell>
          <table:table-cell office:value-type="float" office:value="0" table:style-name="ce3">
            <text:p>0.00E+000</text:p>
          </table:table-cell>
          <table:table-cell office:value-type="float" office:value="6.1988830566406196E-5" table:style-name="ce2">
            <text:p>0.00006199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.00111092999578E-3" table:style-name="ce1">
            <text:p>0.002001111</text:p>
          </table:table-cell>
          <table:table-cell office:value-type="float" office:value="1.9880485488101801E-3" table:style-name="ce2">
            <text:p>0.00198805</text:p>
          </table:table-cell>
          <table:table-cell office:value-type="float" office:value="0" table:style-name="ce3">
            <text:p>0.00E+000</text:p>
          </table:table-cell>
          <table:table-cell office:value-type="float" office:value="5.8889389038085897E-5" table:style-name="ce2">
            <text:p>0.00005889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.00092704128474E-3" table:style-name="ce1">
            <text:p>0.003000927</text:p>
          </table:table-cell>
          <table:table-cell office:value-type="float" office:value="2.0519325044006101E-3" table:style-name="ce2">
            <text:p>0.00205193</text:p>
          </table:table-cell>
          <table:table-cell office:value-type="float" office:value="0" table:style-name="ce3">
            <text:p>0.00E+000</text:p>
          </table:table-cell>
          <table:table-cell office:value-type="float" office:value="6.4849853515625E-5" table:style-name="ce2">
            <text:p>0.00006485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.0010318839922599E-3" table:style-name="ce1">
            <text:p>0.002001032</text:p>
          </table:table-cell>
          <table:table-cell office:value-type="float" office:value="2.0950938342139099E-3" table:style-name="ce2">
            <text:p>0.00209509</text:p>
          </table:table-cell>
          <table:table-cell office:value-type="float" office:value="0" table:style-name="ce3">
            <text:p>0.00E+000</text:p>
          </table:table-cell>
          <table:table-cell office:value-type="float" office:value="6.29425048828125E-5" table:style-name="ce2">
            <text:p>0.00006294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2.0000861259177301E-3" table:style-name="ce1">
            <text:p>0.002000086</text:p>
          </table:table-cell>
          <table:table-cell office:value-type="float" office:value="2.22400622442365E-3" table:style-name="ce2">
            <text:p>0.00222401</text:p>
          </table:table-cell>
          <table:table-cell office:value-type="float" office:value="0" table:style-name="ce3">
            <text:p>0.00E+000</text:p>
          </table:table-cell>
          <table:table-cell office:value-type="float" office:value="6.6041946411132799E-5" table:style-name="ce2">
            <text:p>0.0000660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1.99992163106799E-3" table:style-name="ce1">
            <text:p>0.001999922</text:p>
          </table:table-cell>
          <table:table-cell office:value-type="float" office:value="2.18794029206038E-3" table:style-name="ce2">
            <text:p>0.00218794</text:p>
          </table:table-cell>
          <table:table-cell office:value-type="float" office:value="0" table:style-name="ce3">
            <text:p>0.00E+000</text:p>
          </table:table-cell>
          <table:table-cell office:value-type="float" office:value="6.7949295043945299E-5" table:style-name="ce2">
            <text:p>0.00006795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1.5599999926053E-2" table:style-name="ce1">
            <text:p>0.0156</text:p>
          </table:table-cell>
          <table:table-cell office:value-type="float" office:value="2.4640170158818399E-3" table:style-name="ce2">
            <text:p>0.00246402</text:p>
          </table:table-cell>
          <table:table-cell office:value-type="float" office:value="0" table:style-name="ce3">
            <text:p>0.00E+000</text:p>
          </table:table-cell>
          <table:table-cell office:value-type="float" office:value="6.6995620727539103E-5" table:style-name="ce2">
            <text:p>0.0000670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5.3900294005870799E-8" table:style-name="ce3">
            <text:p>5.39E-008</text:p>
          </table:table-cell>
          <table:table-cell office:value-type="float" office:value="2.4010902270674701E-3" table:style-name="ce2">
            <text:p>0.00240109</text:p>
          </table:table-cell>
          <table:table-cell office:value-type="float" office:value="0" table:style-name="ce3">
            <text:p>0.00E+000</text:p>
          </table:table-cell>
          <table:table-cell office:value-type="float" office:value="6.9141387939453098E-5" table:style-name="ce2">
            <text:p>0.00006914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2">
            <text:p>0.0010000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-1.37370079755783E-8" table:style-name="ce3">
            <text:p>-1.37E-008</text:p>
          </table:table-cell>
          <table:table-cell office:value-type="float" office:value="2.4818835081532602E-3" table:style-name="ce2">
            <text:p>0.00248188</text:p>
          </table:table-cell>
          <table:table-cell office:value-type="float" office:value="0" table:style-name="ce3">
            <text:p>0.00E+000</text:p>
          </table:table-cell>
          <table:table-cell office:value-type="float" office:value="7.2956085205078098E-5" table:style-name="ce2">
            <text:p>0.00007296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4.9127265810966498E-8" table:style-name="ce3">
            <text:p>4.91E-008</text:p>
          </table:table-cell>
          <table:table-cell office:value-type="float" office:value="2.4648880353197499E-3" table:style-name="ce2">
            <text:p>0.00246489</text:p>
          </table:table-cell>
          <table:table-cell office:value-type="float" office:value="0" table:style-name="ce3">
            <text:p>0.00E+000</text:p>
          </table:table-cell>
          <table:table-cell office:value-type="float" office:value="7.9154968261718696E-5" table:style-name="ce2">
            <text:p>0.00007915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-4.0279701352119399E-8" table:style-name="ce3">
            <text:p>-4.03E-008</text:p>
          </table:table-cell>
          <table:table-cell office:value-type="float" office:value="2.5569916469976302E-3" table:style-name="ce2">
            <text:p>0.00255699</text:p>
          </table:table-cell>
          <table:table-cell office:value-type="float" office:value="0" table:style-name="ce3">
            <text:p>0.00E+000</text:p>
          </table:table-cell>
          <table:table-cell office:value-type="float" office:value="7.5101852416992201E-5" table:style-name="ce2">
            <text:p>0.00007510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-4.77302819490433E-8" table:style-name="ce3">
            <text:p>-4.77E-008</text:p>
          </table:table-cell>
          <table:table-cell office:value-type="float" office:value="2.6620629942044598E-3" table:style-name="ce2">
            <text:p>0.00266206</text:p>
          </table:table-cell>
          <table:table-cell office:value-type="float" office:value="0" table:style-name="ce3">
            <text:p>0.00E+000</text:p>
          </table:table-cell>
          <table:table-cell office:value-type="float" office:value="7.7009201049804701E-5" table:style-name="ce2">
            <text:p>0.00007701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2.9998971149325401E-3" table:style-name="ce1">
            <text:p>0.002999897</text:p>
          </table:table-cell>
          <table:table-cell office:value-type="float" office:value="2.7391188777983202E-3" table:style-name="ce2">
            <text:p>0.00273912</text:p>
          </table:table-cell>
          <table:table-cell office:value-type="float" office:value="0" table:style-name="ce3">
            <text:p>0.00E+000</text:p>
          </table:table-cell>
          <table:table-cell office:value-type="float" office:value="8.7022781372070299E-5" table:style-name="ce2">
            <text:p>0.00008702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2.9999335529282702E-3" table:style-name="ce1">
            <text:p>0.002999934</text:p>
          </table:table-cell>
          <table:table-cell office:value-type="float" office:value="2.7940137078985598E-3" table:style-name="ce2">
            <text:p>0.00279401</text:p>
          </table:table-cell>
          <table:table-cell office:value-type="float" office:value="0" table:style-name="ce3">
            <text:p>0.00E+000</text:p>
          </table:table-cell>
          <table:table-cell office:value-type="float" office:value="8.20159912109375E-5" table:style-name="ce2">
            <text:p>0.00008202</text:p>
          </table:table-cell>
          <table:table-cell office:value-type="float" office:value="1.6E-2" table:style-name="ce1">
            <text:p>0.016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3.0000065453350501E-3" table:style-name="ce1">
            <text:p>0.003000007</text:p>
          </table:table-cell>
          <table:table-cell office:value-type="float" office:value="2.92389874812216E-3" table:style-name="ce2">
            <text:p>0.00292390</text:p>
          </table:table-cell>
          <table:table-cell office:value-type="float" office:value="0" table:style-name="ce3">
            <text:p>0.00E+000</text:p>
          </table:table-cell>
          <table:table-cell office:value-type="float" office:value="8.20159912109375E-5" table:style-name="ce2">
            <text:p>0.00008202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3.99998237844557E-3" table:style-name="ce1">
            <text:p>0.003999982</text:p>
          </table:table-cell>
          <table:table-cell office:value-type="float" office:value="2.9150070622563401E-3" table:style-name="ce2">
            <text:p>0.00291501</text:p>
          </table:table-cell>
          <table:table-cell office:value-type="float" office:value="0" table:style-name="ce3">
            <text:p>0.00E+000</text:p>
          </table:table-cell>
          <table:table-cell office:value-type="float" office:value="9.5129013061523397E-5" table:style-name="ce2">
            <text:p>0.00009513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4.00110182818025E-3" table:style-name="ce1">
            <text:p>0.004001102</text:p>
          </table:table-cell>
          <table:table-cell office:value-type="float" office:value="3.1489175744354699E-3" table:style-name="ce2">
            <text:p>0.00314892</text:p>
          </table:table-cell>
          <table:table-cell office:value-type="float" office:value="0" table:style-name="ce3">
            <text:p>0.00E+000</text:p>
          </table:table-cell>
          <table:table-cell office:value-type="float" office:value="8.58306884765625E-5" table:style-name="ce2">
            <text:p>0.0000858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3.9999750442802897E-3" table:style-name="ce1">
            <text:p>0.003999975</text:p>
          </table:table-cell>
          <table:table-cell office:value-type="float" office:value="3.1689514871686701E-3" table:style-name="ce2">
            <text:p>0.00316895</text:p>
          </table:table-cell>
          <table:table-cell office:value-type="float" office:value="0" table:style-name="ce3">
            <text:p>0.00E+000</text:p>
          </table:table-cell>
          <table:table-cell office:value-type="float" office:value="8.8930130004882799E-5" table:style-name="ce2">
            <text:p>0.00008893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2">
            <text:p>0.00300000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3.9999746950343303E-3" table:style-name="ce1">
            <text:p>0.003999975</text:p>
          </table:table-cell>
          <table:table-cell office:value-type="float" office:value="3.1658808002248402E-3" table:style-name="ce2">
            <text:p>0.00316588</text:p>
          </table:table-cell>
          <table:table-cell office:value-type="float" office:value="0" table:style-name="ce3">
            <text:p>0.00E+000</text:p>
          </table:table-cell>
          <table:table-cell office:value-type="float" office:value="9.2029571533203098E-5" table:style-name="ce2">
            <text:p>0.000092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8.9406967163085898E-8" table:style-name="ce3">
            <text:p>8.94E-008</text:p>
          </table:table-cell>
          <table:table-cell office:value-type="float" office:value="3.21607943624258E-3" table:style-name="ce2">
            <text:p>0.00321608</text:p>
          </table:table-cell>
          <table:table-cell office:value-type="float" office:value="0" table:style-name="ce3">
            <text:p>0.00E+000</text:p>
          </table:table-cell>
          <table:table-cell office:value-type="float" office:value="9.2983245849609402E-5" table:style-name="ce2">
            <text:p>0.00009298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2.9998895479366201E-3" table:style-name="ce1">
            <text:p>0.00299989</text:p>
          </table:table-cell>
          <table:table-cell office:value-type="float" office:value="3.3399168169125902E-3" table:style-name="ce2">
            <text:p>0.00333992</text:p>
          </table:table-cell>
          <table:table-cell office:value-type="float" office:value="0" table:style-name="ce3">
            <text:p>0.00E+000</text:p>
          </table:table-cell>
          <table:table-cell office:value-type="float" office:value="9.4175338745117201E-5" table:style-name="ce2">
            <text:p>0.00009418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3.9998951833695199E-3" table:style-name="ce1">
            <text:p>0.003999895</text:p>
          </table:table-cell>
          <table:table-cell office:value-type="float" office:value="3.2949447631835898E-3" table:style-name="ce2">
            <text:p>0.00329494</text:p>
          </table:table-cell>
          <table:table-cell office:value-type="float" office:value="0" table:style-name="ce3">
            <text:p>0.00E+000</text:p>
          </table:table-cell>
          <table:table-cell office:value-type="float" office:value="9.6082687377929701E-5" table:style-name="ce2">
            <text:p>0.00009608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4.0000840090215197E-3" table:style-name="ce1">
            <text:p>0.004000084</text:p>
          </table:table-cell>
          <table:table-cell office:value-type="float" office:value="3.3229205291718201E-3" table:style-name="ce2">
            <text:p>0.00332292</text:p>
          </table:table-cell>
          <table:table-cell office:value-type="float" office:value="0" table:style-name="ce3">
            <text:p>0.00E+000</text:p>
          </table:table-cell>
          <table:table-cell office:value-type="float" office:value="1.0514259338378899E-4" table:style-name="ce2">
            <text:p>0.000105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E-3" table:style-name="ce2">
            <text:p>0.0020000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4.00005385745317E-3" table:style-name="ce1">
            <text:p>0.004000054</text:p>
          </table:table-cell>
          <table:table-cell office:value-type="float" office:value="3.4790867939591399E-3" table:style-name="ce2">
            <text:p>0.00347909</text:p>
          </table:table-cell>
          <table:table-cell office:value-type="float" office:value="0" table:style-name="ce3">
            <text:p>0.00E+000</text:p>
          </table:table-cell>
          <table:table-cell office:value-type="float" office:value="1.0013580322265601E-4" table:style-name="ce2">
            <text:p>0.00010014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2">
            <text:p>0.00300000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4.9999629845842702E-3" table:style-name="ce1">
            <text:p>0.004999963</text:p>
          </table:table-cell>
          <table:table-cell office:value-type="float" office:value="3.5228815395385001E-3" table:style-name="ce2">
            <text:p>0.00352288</text:p>
          </table:table-cell>
          <table:table-cell office:value-type="float" office:value="9.9992752075195291E-4" table:style-name="ce3">
            <text:p>1.00E-003</text:p>
          </table:table-cell>
          <table:table-cell office:value-type="float" office:value="1.0895729064941399E-4" table:style-name="ce2">
            <text:p>0.00010896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2">
            <text:p>0.003000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delo KalkerL</text:p>
          </table:table-cell>
          <table:table-cell table:style-name="ce1"/>
          <table:table-cell table:number-columns-repeated="5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Iteraciones</text:p>
          </table:table-cell>
          <table:table-cell office:value-type="string" table:style-name="ce2">
            <text:p>Octave (win)</text:p>
          </table:table-cell>
          <table:table-cell office:value-type="string" table:style-name="ce2">
            <text:p>Octave (linux)</text:p>
          </table:table-cell>
          <table:table-cell office:value-type="string" table:style-name="ce2">
            <text:p>Python (win)</text:p>
          </table:table-cell>
          <table:table-cell office:value-type="string" table:style-name="ce2">
            <text:p>Python (linux)</text:p>
          </table:table-cell>
          <table:table-cell office:value-type="string" table:style-name="ce2">
            <text:p>Scilab (win)</text:p>
          </table:table-cell>
          <table:table-cell office:value-type="string" table:style-name="ce2">
            <text:p>Scilab (linux)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6000988893210898E-2" table:style-name="ce1">
            <text:p>0.016000989</text:p>
          </table:table-cell>
          <table:table-cell office:value-type="float" office:value="8.6540515767410398E-3" table:style-name="ce1">
            <text:p>0.008654052</text:p>
          </table:table-cell>
          <table:table-cell office:value-type="float" office:value="0" table:style-name="ce3">
            <text:p>0.00E+000</text:p>
          </table:table-cell>
          <table:table-cell office:value-type="float" office:value="2.14576721191406E-6" table:style-name="ce3">
            <text:p>2.15E-006</text:p>
          </table:table-cell>
          <table:table-cell office:value-type="float" office:value="3.1E-2" table:style-name="ce1">
            <text:p>0.031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8000955819152299E-2" table:style-name="ce1">
            <text:p>0.028000956</text:p>
          </table:table-cell>
          <table:table-cell office:value-type="float" office:value="1.6484010498970799E-2" table:style-name="ce1">
            <text:p>0.01648401</text:p>
          </table:table-cell>
          <table:table-cell office:value-type="float" office:value="1.5999794006347701E-2" table:style-name="ce3">
            <text:p>1.60E-002</text:p>
          </table:table-cell>
          <table:table-cell office:value-type="float" office:value="3.6101341247558598E-3" table:style-name="ce3">
            <text:p>3.61E-003</text:p>
          </table:table-cell>
          <table:table-cell office:value-type="float" office:value="6.2E-2" table:style-name="ce1">
            <text:p>0.062</text:p>
          </table:table-cell>
          <table:table-cell office:value-type="float" office:value="2.5999999999999999E-2" table:style-name="ce1">
            <text:p>0.026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.1002062382176498E-2" table:style-name="ce1">
            <text:p>0.041002062</text:p>
          </table:table-cell>
          <table:table-cell office:value-type="float" office:value="2.45149051770568E-2" table:style-name="ce1">
            <text:p>0.024514905</text:p>
          </table:table-cell>
          <table:table-cell office:value-type="float" office:value="3.19998264312744E-2" table:style-name="ce3">
            <text:p>3.20E-002</text:p>
          </table:table-cell>
          <table:table-cell office:value-type="float" office:value="6.49499893188477E-3" table:style-name="ce3">
            <text:p>6.49E-003</text:p>
          </table:table-cell>
          <table:table-cell office:value-type="float" office:value="9.4E-2" table:style-name="ce1">
            <text:p>0.094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5.9004092938266701E-2" table:style-name="ce1">
            <text:p>0.059004093</text:p>
          </table:table-cell>
          <table:table-cell office:value-type="float" office:value="3.2814104459248497E-2" table:style-name="ce1">
            <text:p>0.032814104</text:p>
          </table:table-cell>
          <table:table-cell office:value-type="float" office:value="4.6999931335449198E-2" table:style-name="ce3">
            <text:p>4.70E-002</text:p>
          </table:table-cell>
          <table:table-cell office:value-type="float" office:value="9.6709728240966797E-3" table:style-name="ce3">
            <text:p>9.67E-003</text:p>
          </table:table-cell>
          <table:table-cell office:value-type="float" office:value="0.125" table:style-name="ce1">
            <text:p>0.125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7.5004067388363196E-2" table:style-name="ce1">
            <text:p>0.075004067</text:p>
          </table:table-cell>
          <table:table-cell office:value-type="float" office:value="4.0879894164390897E-2" table:style-name="ce1">
            <text:p>0.040879894</text:p>
          </table:table-cell>
          <table:table-cell office:value-type="float" office:value="6.1999797821044901E-2" table:style-name="ce3">
            <text:p>6.20E-002</text:p>
          </table:table-cell>
          <table:table-cell office:value-type="float" office:value="1.3006925582885701E-2" table:style-name="ce3">
            <text:p>1.30E-002</text:p>
          </table:table-cell>
          <table:table-cell office:value-type="float" office:value="0.156" table:style-name="ce1">
            <text:p>0.156</text:p>
          </table:table-cell>
          <table:table-cell office:value-type="float" office:value="6.7000000000000004E-2" table:style-name="ce1">
            <text:p>0.067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.0001047123223502E-2" table:style-name="ce1">
            <text:p>0.090001047</text:p>
          </table:table-cell>
          <table:table-cell office:value-type="float" office:value="4.8926886054687202E-2" table:style-name="ce1">
            <text:p>0.048926886</text:p>
          </table:table-cell>
          <table:table-cell office:value-type="float" office:value="7.8000068664550795E-2" table:style-name="ce3">
            <text:p>7.80E-002</text:p>
          </table:table-cell>
          <table:table-cell office:value-type="float" office:value="1.6072034835815398E-2" table:style-name="ce3">
            <text:p>1.61E-002</text:p>
          </table:table-cell>
          <table:table-cell office:value-type="float" office:value="0.219" table:style-name="ce1">
            <text:p>0.219</text:p>
          </table:table-cell>
          <table:table-cell office:value-type="float" office:value="7.9000000000000001E-2" table:style-name="ce1">
            <text:p>0.079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0.11499999300576701" table:style-name="ce1">
            <text:p>0.114999993</text:p>
          </table:table-cell>
          <table:table-cell office:value-type="float" office:value="5.7236002990975997E-2" table:style-name="ce1">
            <text:p>0.057236003</text:p>
          </table:table-cell>
          <table:table-cell office:value-type="float" office:value="9.4000101089477497E-2" table:style-name="ce3">
            <text:p>9.40E-002</text:p>
          </table:table-cell>
          <table:table-cell office:value-type="float" office:value="1.9333124160766602E-2" table:style-name="ce3">
            <text:p>1.93E-002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9.2999999999999999E-2" table:style-name="ce1">
            <text:p>0.093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11600601649843199" table:style-name="ce1">
            <text:p>0.116006016</text:p>
          </table:table-cell>
          <table:table-cell office:value-type="float" office:value="6.5379116567783099E-2" table:style-name="ce1">
            <text:p>0.065379117</text:p>
          </table:table-cell>
          <table:table-cell office:value-type="float" office:value="0.109000205993652" table:style-name="ce3">
            <text:p>1.09E-001</text:p>
          </table:table-cell>
          <table:table-cell office:value-type="float" office:value="2.2289037704467801E-2" table:style-name="ce3">
            <text:p>2.23E-002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0.106" table:style-name="ce1">
            <text:p>0.106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0.138008063193411" table:style-name="ce1">
            <text:p>0.138008063</text:p>
          </table:table-cell>
          <table:table-cell office:value-type="float" office:value="7.3524020495824502E-2" table:style-name="ce1">
            <text:p>0.07352402</text:p>
          </table:table-cell>
          <table:table-cell office:value-type="float" office:value="0.12400007247924801" table:style-name="ce3">
            <text:p>1.24E-001</text:p>
          </table:table-cell>
          <table:table-cell office:value-type="float" office:value="2.52759456634521E-2" table:style-name="ce3">
            <text:p>2.53E-002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.11899999999999999" table:style-name="ce1">
            <text:p>0.119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0.160009096260183" table:style-name="ce1">
            <text:p>0.160009096</text:p>
          </table:table-cell>
          <table:table-cell office:value-type="float" office:value="8.1913082161918296E-2" table:style-name="ce1">
            <text:p>0.081913082</text:p>
          </table:table-cell>
          <table:table-cell office:value-type="float" office:value="0.14100003242492701" table:style-name="ce3">
            <text:p>1.41E-001</text:p>
          </table:table-cell>
          <table:table-cell office:value-type="float" office:value="2.87301540374756E-2" table:style-name="ce3">
            <text:p>2.87E-002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.13400000000000001" table:style-name="ce1">
            <text:p>0.134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0.157008994254284" table:style-name="ce1">
            <text:p>0.157008994</text:p>
          </table:table-cell>
          <table:table-cell office:value-type="float" office:value="9.0310075320303398E-2" table:style-name="ce1">
            <text:p>0.090310075</text:p>
          </table:table-cell>
          <table:table-cell office:value-type="float" office:value="0.15599989891052199" table:style-name="ce3">
            <text:p>1.56E-001</text:p>
          </table:table-cell>
          <table:table-cell office:value-type="float" office:value="3.1705856323242201E-2" table:style-name="ce3">
            <text:p>3.17E-002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.14499999999999999" table:style-name="ce1">
            <text:p>0.145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0.24601009406614999" table:style-name="ce1">
            <text:p>0.246010094</text:p>
          </table:table-cell>
          <table:table-cell office:value-type="float" office:value="9.8077074158936794E-2" table:style-name="ce1">
            <text:p>0.098077074</text:p>
          </table:table-cell>
          <table:table-cell office:value-type="float" office:value="0.171999931335449" table:style-name="ce3">
            <text:p>1.72E-001</text:p>
          </table:table-cell>
          <table:table-cell office:value-type="float" office:value="3.4711122512817397E-2" table:style-name="ce3">
            <text:p>3.47E-002</text:p>
          </table:table-cell>
          <table:table-cell office:value-type="float" office:value="0.39" table:style-name="ce1">
            <text:p>0.39</text:p>
          </table:table-cell>
          <table:table-cell office:value-type="float" office:value="0.158" table:style-name="ce1">
            <text:p>0.158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0.18600790027994701" table:style-name="ce1">
            <text:p>0.1860079</text:p>
          </table:table-cell>
          <table:table-cell office:value-type="float" office:value="0.10657504317350699" table:style-name="ce1">
            <text:p>0.106575043</text:p>
          </table:table-cell>
          <table:table-cell office:value-type="float" office:value="0.187000036239624" table:style-name="ce3">
            <text:p>1.87E-001</text:p>
          </table:table-cell>
          <table:table-cell office:value-type="float" office:value="3.8171052932739299E-2" table:style-name="ce3">
            <text:p>3.82E-002</text:p>
          </table:table-cell>
          <table:table-cell office:value-type="float" office:value="0.437" table:style-name="ce1">
            <text:p>0.437</text:p>
          </table:table-cell>
          <table:table-cell office:value-type="float" office:value="0.17299999999999999" table:style-name="ce1">
            <text:p>0.173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0.203011992154643" table:style-name="ce1">
            <text:p>0.203011992</text:p>
          </table:table-cell>
          <table:table-cell office:value-type="float" office:value="0.11418803129345199" table:style-name="ce1">
            <text:p>0.114188031</text:p>
          </table:table-cell>
          <table:table-cell office:value-type="float" office:value="0.20199990272522" table:style-name="ce3">
            <text:p>2.02E-001</text:p>
          </table:table-cell>
          <table:table-cell office:value-type="float" office:value="4.1555881500244099E-2" table:style-name="ce3">
            <text:p>4.16E-002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.185" table:style-name="ce1">
            <text:p>0.185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0.22600696154404401" table:style-name="ce1">
            <text:p>0.226006962</text:p>
          </table:table-cell>
          <table:table-cell office:value-type="float" office:value="0.118151012458838" table:style-name="ce1">
            <text:p>0.118151012</text:p>
          </table:table-cell>
          <table:table-cell office:value-type="float" office:value="0.21799993515014601" table:style-name="ce3">
            <text:p>2.18E-001</text:p>
          </table:table-cell>
          <table:table-cell office:value-type="float" office:value="4.4261932373046903E-2" table:style-name="ce3">
            <text:p>4.43E-002</text:p>
          </table:table-cell>
          <table:table-cell office:value-type="float" office:value="0.51500000000000001" table:style-name="ce1">
            <text:p>0.515</text:p>
          </table:table-cell>
          <table:table-cell office:value-type="float" office:value="0.19800000000000001" table:style-name="ce1">
            <text:p>0.198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230000000796281" table:style-name="ce1">
            <text:p>0.230000001</text:p>
          </table:table-cell>
          <table:table-cell office:value-type="float" office:value="0.12645592936314601" table:style-name="ce1">
            <text:p>0.126455929</text:p>
          </table:table-cell>
          <table:table-cell office:value-type="float" office:value="0.23399996757507299" table:style-name="ce3">
            <text:p>2.34E-001</text:p>
          </table:table-cell>
          <table:table-cell office:value-type="float" office:value="4.7658205032348598E-2" table:style-name="ce3">
            <text:p>4.77E-002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0.21199999999999999" table:style-name="ce1">
            <text:p>0.212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0.24700792040675901" table:style-name="ce1">
            <text:p>0.24700792</text:p>
          </table:table-cell>
          <table:table-cell office:value-type="float" office:value="0.134381994022988" table:style-name="ce1">
            <text:p>0.134381994</text:p>
          </table:table-cell>
          <table:table-cell office:value-type="float" office:value="0.25" table:style-name="ce3">
            <text:p>2.50E-001</text:p>
          </table:table-cell>
          <table:table-cell office:value-type="float" office:value="5.0879955291748102E-2" table:style-name="ce3">
            <text:p>5.09E-002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0.22500000000000001" table:style-name="ce1">
            <text:p>0.225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0.25001499045174602" table:style-name="ce1">
            <text:p>0.25001499</text:p>
          </table:table-cell>
          <table:table-cell office:value-type="float" office:value="0.14276406937278799" table:style-name="ce1">
            <text:p>0.142764069</text:p>
          </table:table-cell>
          <table:table-cell office:value-type="float" office:value="0.26499986648559598" table:style-name="ce3">
            <text:p>2.65E-001</text:p>
          </table:table-cell>
          <table:table-cell office:value-type="float" office:value="5.3778171539306599E-2" table:style-name="ce3">
            <text:p>5.38E-002</text:p>
          </table:table-cell>
          <table:table-cell office:value-type="float" office:value="0.60899999999999999" table:style-name="ce1">
            <text:p>0.609</text:p>
          </table:table-cell>
          <table:table-cell office:value-type="float" office:value="0.23899999999999999" table:style-name="ce1">
            <text:p>0.239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0.29301606293302002" table:style-name="ce1">
            <text:p>0.293016063</text:p>
          </table:table-cell>
          <table:table-cell office:value-type="float" office:value="0.15216302254702899" table:style-name="ce1">
            <text:p>0.152163023</text:p>
          </table:table-cell>
          <table:table-cell office:value-type="float" office:value="0.28099989891052202" table:style-name="ce3">
            <text:p>2.81E-001</text:p>
          </table:table-cell>
          <table:table-cell office:value-type="float" office:value="5.6735992431640597E-2" table:style-name="ce3">
            <text:p>5.67E-002</text:p>
          </table:table-cell>
          <table:table-cell office:value-type="float" office:value="0.65500000000000003" table:style-name="ce1">
            <text:p>0.655</text:p>
          </table:table-cell>
          <table:table-cell office:value-type="float" office:value="0.252" table:style-name="ce1">
            <text:p>0.252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8601604618597798" table:style-name="ce1">
            <text:p>0.286016046</text:p>
          </table:table-cell>
          <table:table-cell office:value-type="float" office:value="0.16124508623033801" table:style-name="ce1">
            <text:p>0.161245086</text:p>
          </table:table-cell>
          <table:table-cell office:value-type="float" office:value="0.296999931335449" table:style-name="ce3">
            <text:p>2.97E-001</text:p>
          </table:table-cell>
          <table:table-cell office:value-type="float" office:value="6.01849555969238E-2" table:style-name="ce3">
            <text:p>6.02E-002</text:p>
          </table:table-cell>
          <table:table-cell office:value-type="float" office:value="0.68600000000000005" table:style-name="ce1">
            <text:p>0.686</text:p>
          </table:table-cell>
          <table:table-cell office:value-type="float" office:value="0.26200000000000001" table:style-name="ce1">
            <text:p>0.262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0.31601896660868101" table:style-name="ce1">
            <text:p>0.316018967</text:p>
          </table:table-cell>
          <table:table-cell office:value-type="float" office:value="0.16793504497036299" table:style-name="ce1">
            <text:p>0.167935045</text:p>
          </table:table-cell>
          <table:table-cell office:value-type="float" office:value="0.31200003623962402" table:style-name="ce3">
            <text:p>3.12E-001</text:p>
          </table:table-cell>
          <table:table-cell office:value-type="float" office:value="6.3121080398559598E-2" table:style-name="ce3">
            <text:p>6.31E-002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0.27500000000000002" table:style-name="ce1">
            <text:p>0.27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0.320017991354689" table:style-name="ce1">
            <text:p>0.320017991</text:p>
          </table:table-cell>
          <table:table-cell office:value-type="float" office:value="0.17512009153142599" table:style-name="ce1">
            <text:p>0.175120092</text:p>
          </table:table-cell>
          <table:table-cell office:value-type="float" office:value="0.37400007247924799" table:style-name="ce3">
            <text:p>3.74E-001</text:p>
          </table:table-cell>
          <table:table-cell office:value-type="float" office:value="6.65130615234375E-2" table:style-name="ce3">
            <text:p>6.65E-002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.28799999999999998" table:style-name="ce1">
            <text:p>0.288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0.30501689121592801" table:style-name="ce1">
            <text:p>0.305016891</text:p>
          </table:table-cell>
          <table:table-cell office:value-type="float" office:value="0.18264398176688701" table:style-name="ce1">
            <text:p>0.182643982</text:p>
          </table:table-cell>
          <table:table-cell office:value-type="float" office:value="0.34299993515014598" table:style-name="ce3">
            <text:p>3.43E-001</text:p>
          </table:table-cell>
          <table:table-cell office:value-type="float" office:value="6.9782972335815402E-2" table:style-name="ce3">
            <text:p>6.98E-002</text:p>
          </table:table-cell>
          <table:table-cell office:value-type="float" office:value="0.78" table:style-name="ce1">
            <text:p>0.78</text:p>
          </table:table-cell>
          <table:table-cell office:value-type="float" office:value="0.30099999999999999" table:style-name="ce1">
            <text:p>0.301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0.329617955023423" table:style-name="ce1">
            <text:p>0.329617955</text:p>
          </table:table-cell>
          <table:table-cell office:value-type="float" office:value="0.192724995082244" table:style-name="ce1">
            <text:p>0.192724995</text:p>
          </table:table-cell>
          <table:table-cell office:value-type="float" office:value="0.35899996757507302" table:style-name="ce3">
            <text:p>3.59E-001</text:p>
          </table:table-cell>
          <table:table-cell office:value-type="float" office:value="7.2673082351684598E-2" table:style-name="ce3">
            <text:p>7.27E-002</text:p>
          </table:table-cell>
          <table:table-cell office:value-type="float" office:value="0.82599999999999996" table:style-name="ce1">
            <text:p>0.826</text:p>
          </table:table-cell>
          <table:table-cell office:value-type="float" office:value="0.315" table:style-name="ce1">
            <text:p>0.315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0.33301889628637599" table:style-name="ce1">
            <text:p>0.333018896</text:p>
          </table:table-cell>
          <table:table-cell office:value-type="float" office:value="0.20283801504410801" table:style-name="ce1">
            <text:p>0.202838015</text:p>
          </table:table-cell>
          <table:table-cell office:value-type="float" office:value="0.375" table:style-name="ce3">
            <text:p>3.75E-001</text:p>
          </table:table-cell>
          <table:table-cell office:value-type="float" office:value="7.5922966003417997E-2" table:style-name="ce3">
            <text:p>7.59E-002</text:p>
          </table:table-cell>
          <table:table-cell office:value-type="float" office:value="0.874" table:style-name="ce1">
            <text:p>0.874</text:p>
          </table:table-cell>
          <table:table-cell office:value-type="float" office:value="0.32700000000000001" table:style-name="ce1">
            <text:p>0.327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0.34901998273562601" table:style-name="ce1">
            <text:p>0.349019983</text:p>
          </table:table-cell>
          <table:table-cell office:value-type="float" office:value="0.20823705615475799" table:style-name="ce1">
            <text:p>0.208237056</text:p>
          </table:table-cell>
          <table:table-cell office:value-type="float" office:value="0.38999986648559598" table:style-name="ce3">
            <text:p>3.90E-001</text:p>
          </table:table-cell>
          <table:table-cell office:value-type="float" office:value="7.9005956649780301E-2" table:style-name="ce3">
            <text:p>7.90E-002</text:p>
          </table:table-cell>
          <table:table-cell office:value-type="float" office:value="0.89" table:style-name="ce1">
            <text:p>0.89</text:p>
          </table:table-cell>
          <table:table-cell office:value-type="float" office:value="0.34100000000000003" table:style-name="ce1">
            <text:p>0.341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0.35902006377000401" table:style-name="ce1">
            <text:p>0.359020064</text:p>
          </table:table-cell>
          <table:table-cell office:value-type="float" office:value="0.21702304773498299" table:style-name="ce1">
            <text:p>0.217023048</text:p>
          </table:table-cell>
          <table:table-cell office:value-type="float" office:value="0.40600013732910201" table:style-name="ce3">
            <text:p>4.06E-001</text:p>
          </table:table-cell>
          <table:table-cell office:value-type="float" office:value="8.2358121871948201E-2" table:style-name="ce3">
            <text:p>8.24E-002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.35399999999999998" table:style-name="ce1">
            <text:p>0.35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0.36902095237746801" table:style-name="ce1">
            <text:p>0.369020952</text:p>
          </table:table-cell>
          <table:table-cell office:value-type="float" office:value="0.22469388972967899" table:style-name="ce1">
            <text:p>0.22469389</text:p>
          </table:table-cell>
          <table:table-cell office:value-type="float" office:value="0.42100000381469699" table:style-name="ce3">
            <text:p>4.21E-001</text:p>
          </table:table-cell>
          <table:table-cell office:value-type="float" office:value="8.5630893707275405E-2" table:style-name="ce3">
            <text:p>8.56E-002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36699999999999999" table:style-name="ce1">
            <text:p>0.367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0.376210984773934" table:style-name="ce1">
            <text:p>0.376210985</text:p>
          </table:table-cell>
          <table:table-cell office:value-type="float" office:value="0.233727897400968" table:style-name="ce1">
            <text:p>0.233727897</text:p>
          </table:table-cell>
          <table:table-cell office:value-type="float" office:value="0.43699979782104498" table:style-name="ce3">
            <text:p>4.37E-001</text:p>
          </table:table-cell>
          <table:table-cell office:value-type="float" office:value="8.8510990142822293E-2" table:style-name="ce3">
            <text:p>8.85E-002</text:p>
          </table:table-cell>
          <table:table-cell office:value-type="float" office:value="0.998" table:style-name="ce1">
            <text:p>0.998</text:p>
          </table:table-cell>
          <table:table-cell office:value-type="float" office:value="0.379" table:style-name="ce1">
            <text:p>0.379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0.39202299260068701" table:style-name="ce1">
            <text:p>0.392022993</text:p>
          </table:table-cell>
          <table:table-cell office:value-type="float" office:value="0.23972301732283099" table:style-name="ce1">
            <text:p>0.239723017</text:p>
          </table:table-cell>
          <table:table-cell office:value-type="float" office:value="0.45200014114379899" table:style-name="ce3">
            <text:p>4.52E-001</text:p>
          </table:table-cell>
          <table:table-cell office:value-type="float" office:value="9.1437101364135701E-2" table:style-name="ce3">
            <text:p>9.14E-002</text:p>
          </table:table-cell>
          <table:table-cell office:value-type="float" office:value="1.03" table:style-name="ce1">
            <text:p>1.03</text:p>
          </table:table-cell>
          <table:table-cell office:value-type="float" office:value="0.39300000000000002" table:style-name="ce1">
            <text:p>0.393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0.41502406657673402" table:style-name="ce1">
            <text:p>0.415024067</text:p>
          </table:table-cell>
          <table:table-cell office:value-type="float" office:value="0.249449998955242" table:style-name="ce1">
            <text:p>0.249449999</text:p>
          </table:table-cell>
          <table:table-cell office:value-type="float" office:value="0.46800017356872597" table:style-name="ce3">
            <text:p>4.68E-001</text:p>
          </table:table-cell>
          <table:table-cell office:value-type="float" office:value="9.4764947891235393E-2" table:style-name="ce3">
            <text:p>9.48E-002</text:p>
          </table:table-cell>
          <table:table-cell office:value-type="float" office:value="1.06" table:style-name="ce1">
            <text:p>1.06</text:p>
          </table:table-cell>
          <table:table-cell office:value-type="float" office:value="0.40500000000000003" table:style-name="ce1">
            <text:p>0.40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0.433822033810429" table:style-name="ce1">
            <text:p>0.433822034</text:p>
          </table:table-cell>
          <table:table-cell office:value-type="float" office:value="0.25994499528314902" table:style-name="ce1">
            <text:p>0.259944995</text:p>
          </table:table-cell>
          <table:table-cell office:value-type="float" office:value="0.48300004005432101" table:style-name="ce3">
            <text:p>4.83E-001</text:p>
          </table:table-cell>
          <table:table-cell office:value-type="float" office:value="9.9156141281127902E-2" table:style-name="ce3">
            <text:p>9.92E-002</text:p>
          </table:table-cell>
          <table:table-cell office:value-type="float" office:value="1.123" table:style-name="ce1">
            <text:p>1.123</text:p>
          </table:table-cell>
          <table:table-cell office:value-type="float" office:value="0.41899999999999998" table:style-name="ce1">
            <text:p>0.419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0.42120105389040002" table:style-name="ce1">
            <text:p>0.421201054</text:p>
          </table:table-cell>
          <table:table-cell office:value-type="float" office:value="0.26728204893879598" table:style-name="ce1">
            <text:p>0.267282049</text:p>
          </table:table-cell>
          <table:table-cell office:value-type="float" office:value="0.49900007247924799" table:style-name="ce3">
            <text:p>4.99E-001</text:p>
          </table:table-cell>
          <table:table-cell office:value-type="float" office:value="0.103191137313843" table:style-name="ce3">
            <text:p>1.03E-001</text:p>
          </table:table-cell>
          <table:table-cell office:value-type="float" office:value="1.155" table:style-name="ce1">
            <text:p>1.155</text:p>
          </table:table-cell>
          <table:table-cell office:value-type="float" office:value="0.432" table:style-name="ce1">
            <text:p>0.432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0.45221098617184902" table:style-name="ce1">
            <text:p>0.452210986</text:p>
          </table:table-cell>
          <table:table-cell office:value-type="float" office:value="0.28039297205396002" table:style-name="ce1">
            <text:p>0.280392972</text:p>
          </table:table-cell>
          <table:table-cell office:value-type="float" office:value="0.51500010490417503" table:style-name="ce3">
            <text:p>5.15E-001</text:p>
          </table:table-cell>
          <table:table-cell office:value-type="float" office:value="0.105934143066406" table:style-name="ce3">
            <text:p>1.06E-001</text:p>
          </table:table-cell>
          <table:table-cell office:value-type="float" office:value="1.17" table:style-name="ce1">
            <text:p>1.17</text:p>
          </table:table-cell>
          <table:table-cell office:value-type="float" office:value="0.44500000000000001" table:style-name="ce1">
            <text:p>0.445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0.468000049120747" table:style-name="ce1">
            <text:p>0.468000049</text:p>
          </table:table-cell>
          <table:table-cell office:value-type="float" office:value="0.28690195071976599" table:style-name="ce1">
            <text:p>0.286901951</text:p>
          </table:table-cell>
          <table:table-cell office:value-type="float" office:value="0.52999997138977095" table:style-name="ce3">
            <text:p>5.30E-001</text:p>
          </table:table-cell>
          <table:table-cell office:value-type="float" office:value="0.109309911727905" table:style-name="ce3">
            <text:p>1.09E-001</text:p>
          </table:table-cell>
          <table:table-cell office:value-type="float" office:value="1.2170000000000001" table:style-name="ce1">
            <text:p>1.217</text:p>
          </table:table-cell>
          <table:table-cell office:value-type="float" office:value="0.45900000000000002" table:style-name="ce1">
            <text:p>0.459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0.49161895969882602" table:style-name="ce1">
            <text:p>0.49161896</text:p>
          </table:table-cell>
          <table:table-cell office:value-type="float" office:value="0.29376597830560103" table:style-name="ce1">
            <text:p>0.293765978</text:p>
          </table:table-cell>
          <table:table-cell office:value-type="float" office:value="0.56200003623962402" table:style-name="ce3">
            <text:p>5.62E-001</text:p>
          </table:table-cell>
          <table:table-cell office:value-type="float" office:value="0.112591028213501" table:style-name="ce3">
            <text:p>1.13E-001</text:p>
          </table:table-cell>
          <table:table-cell office:value-type="float" office:value="1.232" table:style-name="ce1">
            <text:p>1.232</text:p>
          </table:table-cell>
          <table:table-cell office:value-type="float" office:value="0.47" table:style-name="ce1">
            <text:p>0.47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0.483599952189252" table:style-name="ce1">
            <text:p>0.483599952</text:p>
          </table:table-cell>
          <table:table-cell office:value-type="float" office:value="0.30107795342337301" table:style-name="ce1">
            <text:p>0.301077953</text:p>
          </table:table-cell>
          <table:table-cell office:value-type="float" office:value="0.56100010871887196" table:style-name="ce3">
            <text:p>5.61E-001</text:p>
          </table:table-cell>
          <table:table-cell office:value-type="float" office:value="0.115511178970337" table:style-name="ce3">
            <text:p>1.16E-001</text:p>
          </table:table-cell>
          <table:table-cell office:value-type="float" office:value="1.2629999999999999" table:style-name="ce1">
            <text:p>1.263</text:p>
          </table:table-cell>
          <table:table-cell office:value-type="float" office:value="0.48499999999999999" table:style-name="ce1">
            <text:p>0.485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0.49302811454981599" table:style-name="ce1">
            <text:p>0.493028115</text:p>
          </table:table-cell>
          <table:table-cell office:value-type="float" office:value="0.30887909943703601" table:style-name="ce1">
            <text:p>0.308879099</text:p>
          </table:table-cell>
          <table:table-cell office:value-type="float" office:value="0.57699990272521995" table:style-name="ce3">
            <text:p>5.77E-001</text:p>
          </table:table-cell>
          <table:table-cell office:value-type="float" office:value="0.11832594871521" table:style-name="ce3">
            <text:p>1.18E-001</text:p>
          </table:table-cell>
          <table:table-cell office:value-type="float" office:value="1.3109999999999999" table:style-name="ce1">
            <text:p>1.311</text:p>
          </table:table-cell>
          <table:table-cell office:value-type="float" office:value="0.497" table:style-name="ce1">
            <text:p>0.497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0.49620891257654898" table:style-name="ce1">
            <text:p>0.496208913</text:p>
          </table:table-cell>
          <table:table-cell office:value-type="float" office:value="0.31502396601717902" table:style-name="ce1">
            <text:p>0.315023966</text:p>
          </table:table-cell>
          <table:table-cell office:value-type="float" office:value="0.59299993515014704" table:style-name="ce3">
            <text:p>5.93E-001</text:p>
          </table:table-cell>
          <table:table-cell office:value-type="float" office:value="0.12163591384887699" table:style-name="ce3">
            <text:p>1.22E-001</text:p>
          </table:table-cell>
          <table:table-cell office:value-type="float" office:value="1.357" table:style-name="ce1">
            <text:p>1.357</text:p>
          </table:table-cell>
          <table:table-cell office:value-type="float" office:value="0.51" table:style-name="ce1">
            <text:p>0.51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52002998557873104" table:style-name="ce1">
            <text:p>0.520029986</text:p>
          </table:table-cell>
          <table:table-cell office:value-type="float" office:value="0.32498300564475402" table:style-name="ce1">
            <text:p>0.324983006</text:p>
          </table:table-cell>
          <table:table-cell office:value-type="float" office:value="0.60800004005432096" table:style-name="ce3">
            <text:p>6.08E-001</text:p>
          </table:table-cell>
          <table:table-cell office:value-type="float" office:value="0.124688863754272" table:style-name="ce3">
            <text:p>1.25E-001</text:p>
          </table:table-cell>
          <table:table-cell office:value-type="float" office:value="1.4039999999999999" table:style-name="ce1">
            <text:p>1.404</text:p>
          </table:table-cell>
          <table:table-cell office:value-type="float" office:value="0.52500000000000002" table:style-name="ce1">
            <text:p>0.525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0.53803103393875096" table:style-name="ce1">
            <text:p>0.538031034</text:p>
          </table:table-cell>
          <table:table-cell office:value-type="float" office:value="0.33288008114322998" table:style-name="ce1">
            <text:p>0.332880081</text:p>
          </table:table-cell>
          <table:table-cell office:value-type="float" office:value="0.73300004005432096" table:style-name="ce3">
            <text:p>7.33E-001</text:p>
          </table:table-cell>
          <table:table-cell office:value-type="float" office:value="0.126917123794556" table:style-name="ce3">
            <text:p>1.27E-001</text:p>
          </table:table-cell>
          <table:table-cell office:value-type="float" office:value="1.4039999999999999" table:style-name="ce1">
            <text:p>1.404</text:p>
          </table:table-cell>
          <table:table-cell office:value-type="float" office:value="0.53600000000000003" table:style-name="ce1">
            <text:p>0.536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0.54582796129398103" table:style-name="ce1">
            <text:p>0.545827961</text:p>
          </table:table-cell>
          <table:table-cell office:value-type="float" office:value="0.34006310300901499" table:style-name="ce1">
            <text:p>0.340063103</text:p>
          </table:table-cell>
          <table:table-cell office:value-type="float" office:value="0.65500020980835005" table:style-name="ce3">
            <text:p>6.55E-001</text:p>
          </table:table-cell>
          <table:table-cell office:value-type="float" office:value="0.129975080490112" table:style-name="ce3">
            <text:p>1.30E-001</text:p>
          </table:table-cell>
          <table:table-cell office:value-type="float" office:value="1.4359999999999999" table:style-name="ce1">
            <text:p>1.436</text:p>
          </table:table-cell>
          <table:table-cell office:value-type="float" office:value="0.55100000000000005" table:style-name="ce1">
            <text:p>0.551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0.56703202659264196" table:style-name="ce1">
            <text:p>0.567032027</text:p>
          </table:table-cell>
          <table:table-cell office:value-type="float" office:value="0.342434109770693" table:style-name="ce1">
            <text:p>0.34243411</text:p>
          </table:table-cell>
          <table:table-cell office:value-type="float" office:value="0.65599989891052202" table:style-name="ce3">
            <text:p>6.56E-001</text:p>
          </table:table-cell>
          <table:table-cell office:value-type="float" office:value="0.13307690620422399" table:style-name="ce3">
            <text:p>1.33E-001</text:p>
          </table:table-cell>
          <table:table-cell office:value-type="float" office:value="1.716" table:style-name="ce1">
            <text:p>1.716</text:p>
          </table:table-cell>
          <table:table-cell office:value-type="float" office:value="0.56299999999999994" table:style-name="ce1">
            <text:p>0.563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0.582033026148565" table:style-name="ce1">
            <text:p>0.582033026</text:p>
          </table:table-cell>
          <table:table-cell office:value-type="float" office:value="0.35278399277012801" table:style-name="ce1">
            <text:p>0.352783993</text:p>
          </table:table-cell>
          <table:table-cell office:value-type="float" office:value="0.67000007629394498" table:style-name="ce3">
            <text:p>6.70E-001</text:p>
          </table:table-cell>
          <table:table-cell office:value-type="float" office:value="0.13624000549316401" table:style-name="ce3">
            <text:p>1.36E-001</text:p>
          </table:table-cell>
          <table:table-cell office:value-type="float" office:value="1.591" table:style-name="ce1">
            <text:p>1.591</text:p>
          </table:table-cell>
          <table:table-cell office:value-type="float" office:value="0.57499999999999996" table:style-name="ce1">
            <text:p>0.5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0.60701308934949305" table:style-name="ce1">
            <text:p>0.607013089</text:p>
          </table:table-cell>
          <table:table-cell office:value-type="float" office:value="0.363897885079496" table:style-name="ce1">
            <text:p>0.363897885</text:p>
          </table:table-cell>
          <table:table-cell office:value-type="float" office:value="0.68600010871887196" table:style-name="ce3">
            <text:p>6.86E-001</text:p>
          </table:table-cell>
          <table:table-cell office:value-type="float" office:value="0.13919091224670399" table:style-name="ce3">
            <text:p>1.39E-001</text:p>
          </table:table-cell>
          <table:table-cell office:value-type="float" office:value="1.56" table:style-name="ce1">
            <text:p>1.56</text:p>
          </table:table-cell>
          <table:table-cell office:value-type="float" office:value="0.58099999999999996" table:style-name="ce1">
            <text:p>0.581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0.59803410700988002" table:style-name="ce1">
            <text:p>0.598034107</text:p>
          </table:table-cell>
          <table:table-cell office:value-type="float" office:value="0.37124593683984097" table:style-name="ce1">
            <text:p>0.371245937</text:p>
          </table:table-cell>
          <table:table-cell office:value-type="float" office:value="0.73399996757507302" table:style-name="ce3">
            <text:p>7.34E-001</text:p>
          </table:table-cell>
          <table:table-cell office:value-type="float" office:value="0.142601013183594" table:style-name="ce3">
            <text:p>1.43E-001</text:p>
          </table:table-cell>
          <table:table-cell office:value-type="float" office:value="1.591" table:style-name="ce1">
            <text:p>1.591</text:p>
          </table:table-cell>
          <table:table-cell office:value-type="float" office:value="0.59499999999999997" table:style-name="ce1">
            <text:p>0.595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0.615034946706146" table:style-name="ce1">
            <text:p>0.615034947</text:p>
          </table:table-cell>
          <table:table-cell office:value-type="float" office:value="0.37931893323548099" table:style-name="ce1">
            <text:p>0.379318933</text:p>
          </table:table-cell>
          <table:table-cell office:value-type="float" office:value="0.71799993515014704" table:style-name="ce3">
            <text:p>7.18E-001</text:p>
          </table:table-cell>
          <table:table-cell office:value-type="float" office:value="0.14596700668335" table:style-name="ce3">
            <text:p>1.46E-001</text:p>
          </table:table-cell>
          <table:table-cell office:value-type="float" office:value="1.607" table:style-name="ce1">
            <text:p>1.607</text:p>
          </table:table-cell>
          <table:table-cell office:value-type="float" office:value="0.60699999999999998" table:style-name="ce1">
            <text:p>0.607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0.62302689708303705" table:style-name="ce1">
            <text:p>0.623026897</text:p>
          </table:table-cell>
          <table:table-cell office:value-type="float" office:value="0.38723010674584701" table:style-name="ce1">
            <text:p>0.387230107</text:p>
          </table:table-cell>
          <table:table-cell office:value-type="float" office:value="0.27399992942810097" table:style-name="ce3">
            <text:p>2.74E-001</text:p>
          </table:table-cell>
          <table:table-cell office:value-type="float" office:value="0.148850917816162" table:style-name="ce3">
            <text:p>1.49E-001</text:p>
          </table:table-cell>
          <table:table-cell office:value-type="float" office:value="1.6379999999999999" table:style-name="ce1">
            <text:p>1.638</text:p>
          </table:table-cell>
          <table:table-cell office:value-type="float" office:value="0.62" table:style-name="ce1">
            <text:p>0.62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0.64103710534982405" table:style-name="ce1">
            <text:p>0.641037105</text:p>
          </table:table-cell>
          <table:table-cell office:value-type="float" office:value="0.38976806250866503" table:style-name="ce1">
            <text:p>0.389768063</text:p>
          </table:table-cell>
          <table:table-cell office:value-type="float" office:value="0.269999980926514" table:style-name="ce3">
            <text:p>2.70E-001</text:p>
          </table:table-cell>
          <table:table-cell office:value-type="float" office:value="0.15181994438171401" table:style-name="ce3">
            <text:p>1.52E-001</text:p>
          </table:table-cell>
          <table:table-cell office:value-type="float" office:value="1.7" table:style-name="ce1">
            <text:p>1.7</text:p>
          </table:table-cell>
          <table:table-cell office:value-type="float" office:value="0.63300000000000001" table:style-name="ce1">
            <text:p>0.633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644835086888634" table:style-name="ce1">
            <text:p>0.644835087</text:p>
          </table:table-cell>
          <table:table-cell office:value-type="float" office:value="0.39962703455239501" table:style-name="ce1">
            <text:p>0.399627035</text:p>
          </table:table-cell>
          <table:table-cell office:value-type="float" office:value="0.38899993896484403" table:style-name="ce3">
            <text:p>3.89E-001</text:p>
          </table:table-cell>
          <table:table-cell office:value-type="float" office:value="0.154984951019287" table:style-name="ce3">
            <text:p>1.55E-001</text:p>
          </table:table-cell>
          <table:table-cell office:value-type="float" office:value="1.7789999999999999" table:style-name="ce1">
            <text:p>1.779</text:p>
          </table:table-cell>
          <table:table-cell office:value-type="float" office:value="0.64500000000000002" table:style-name="ce1">
            <text:p>0.64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delo KalkerS</text:p>
          </table:table-cell>
          <table:table-cell table:style-name="ce1"/>
          <table:table-cell table:number-columns-repeated="5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Iteraciones</text:p>
          </table:table-cell>
          <table:table-cell office:value-type="string" table:style-name="ce2">
            <text:p>Octave (win)</text:p>
          </table:table-cell>
          <table:table-cell office:value-type="string" table:style-name="ce2">
            <text:p>Octave (linux)</text:p>
          </table:table-cell>
          <table:table-cell office:value-type="string" table:style-name="ce2">
            <text:p>Python (win)</text:p>
          </table:table-cell>
          <table:table-cell office:value-type="string" table:style-name="ce2">
            <text:p>Python (linux)</text:p>
          </table:table-cell>
          <table:table-cell office:value-type="string" table:style-name="ce2">
            <text:p>Scilab (win)</text:p>
          </table:table-cell>
          <table:table-cell office:value-type="string" table:style-name="ce2">
            <text:p>Scilab (linux)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.43715200282168" table:style-name="ce1">
            <text:p>3.437152003</text:p>
          </table:table-cell>
          <table:table-cell office:value-type="float" office:value="2.24191905255429" table:style-name="ce1">
            <text:p>2.241919053</text:p>
          </table:table-cell>
          <table:table-cell office:value-type="float" office:value="0" table:style-name="ce3">
            <text:p>0.00E+000</text:p>
          </table:table-cell>
          <table:table-cell office:value-type="float" office:value="1.9073486328125E-6" table:style-name="ce3">
            <text:p>1.91E-006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0.54500000000000004" table:style-name="ce1">
            <text:p>0.54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6.8712548858020499" table:style-name="ce1">
            <text:p>6.871254886</text:p>
          </table:table-cell>
          <table:table-cell office:value-type="float" office:value="4.5806041001342201" table:style-name="ce1">
            <text:p>4.5806041</text:p>
          </table:table-cell>
          <table:table-cell office:value-type="float" office:value="1.0290000438690201" table:style-name="ce3">
            <text:p>1.03E+000</text:p>
          </table:table-cell>
          <table:table-cell office:value-type="float" office:value="1.0793759822845499" table:style-name="ce3">
            <text:p>1.08E+000</text:p>
          </table:table-cell>
          <table:table-cell office:value-type="float" office:value="1.0920000000000001" table:style-name="ce1">
            <text:p>1.092</text:p>
          </table:table-cell>
          <table:table-cell office:value-type="float" office:value="1.071" table:style-name="ce1">
            <text:p>1.071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0.4454270272981" table:style-name="ce1">
            <text:p>10.44542703</text:p>
          </table:table-cell>
          <table:table-cell office:value-type="float" office:value="6.8398621103260702" table:style-name="ce1">
            <text:p>6.83986211</text:p>
          </table:table-cell>
          <table:table-cell office:value-type="float" office:value="2.0740001201629599" table:style-name="ce3">
            <text:p>2.07E+000</text:p>
          </table:table-cell>
          <table:table-cell office:value-type="float" office:value="2.16703581809998" table:style-name="ce3">
            <text:p>2.17E+000</text:p>
          </table:table-cell>
          <table:table-cell office:value-type="float" office:value="1.6220000000000001" table:style-name="ce1">
            <text:p>1.622</text:p>
          </table:table-cell>
          <table:table-cell office:value-type="float" office:value="1.615" table:style-name="ce1">
            <text:p>1.615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3.9146230970509" table:style-name="ce1">
            <text:p>13.9146231</text:p>
          </table:table-cell>
          <table:table-cell office:value-type="float" office:value="9.11553404456936" table:style-name="ce1">
            <text:p>9.115534045</text:p>
          </table:table-cell>
          <table:table-cell office:value-type="float" office:value="3.0880000591278098" table:style-name="ce3">
            <text:p>3.09E+000</text:p>
          </table:table-cell>
          <table:table-cell office:value-type="float" office:value="3.2478051185607901" table:style-name="ce3">
            <text:p>3.25E+000</text:p>
          </table:table-cell>
          <table:table-cell office:value-type="float" office:value="2.1680000000000001" table:style-name="ce1">
            <text:p>2.168</text:p>
          </table:table-cell>
          <table:table-cell office:value-type="float" office:value="2.137" table:style-name="ce1">
            <text:p>2.137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7.3056639665738" table:style-name="ce1">
            <text:p>17.30566397</text:p>
          </table:table-cell>
          <table:table-cell office:value-type="float" office:value="11.193911048001601" table:style-name="ce1">
            <text:p>11.19391105</text:p>
          </table:table-cell>
          <table:table-cell office:value-type="float" office:value="4.1500000953674299" table:style-name="ce3">
            <text:p>4.15E+000</text:p>
          </table:table-cell>
          <table:table-cell office:value-type="float" office:value="4.3569769859314" table:style-name="ce3">
            <text:p>4.36E+000</text:p>
          </table:table-cell>
          <table:table-cell office:value-type="float" office:value="2.7149999999999999" table:style-name="ce1">
            <text:p>2.715</text:p>
          </table:table-cell>
          <table:table-cell office:value-type="float" office:value="2.7" table:style-name="ce1">
            <text:p>2.7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0.6798319407972" table:style-name="ce1">
            <text:p>20.67983194</text:p>
          </table:table-cell>
          <table:table-cell office:value-type="float" office:value="13.700954935862701" table:style-name="ce1">
            <text:p>13.70095494</text:p>
          </table:table-cell>
          <table:table-cell office:value-type="float" office:value="5.1319999694824201" table:style-name="ce3">
            <text:p>5.13E+000</text:p>
          </table:table-cell>
          <table:table-cell office:value-type="float" office:value="5.4456510543823198" table:style-name="ce3">
            <text:p>5.45E+000</text:p>
          </table:table-cell>
          <table:table-cell office:value-type="float" office:value="3.2290000000000001" table:style-name="ce1">
            <text:p>3.229</text:p>
          </table:table-cell>
          <table:table-cell office:value-type="float" office:value="3.2519999999999998" table:style-name="ce1">
            <text:p>3.252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24.060120983398502" table:style-name="ce1">
            <text:p>24.06012098</text:p>
          </table:table-cell>
          <table:table-cell office:value-type="float" office:value="16.036557973362498" table:style-name="ce1">
            <text:p>16.03655797</text:p>
          </table:table-cell>
          <table:table-cell office:value-type="float" office:value="6.1930000782012904" table:style-name="ce3">
            <text:p>6.19E+000</text:p>
          </table:table-cell>
          <table:table-cell office:value-type="float" office:value="6.4871377944946298" table:style-name="ce3">
            <text:p>6.49E+000</text:p>
          </table:table-cell>
          <table:table-cell office:value-type="float" office:value="3.79" table:style-name="ce1">
            <text:p>3.79</text:p>
          </table:table-cell>
          <table:table-cell office:value-type="float" office:value="3.7330000000000001" table:style-name="ce1">
            <text:p>3.733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7.7123821189161" table:style-name="ce1">
            <text:p>27.71238212</text:p>
          </table:table-cell>
          <table:table-cell office:value-type="float" office:value="18.182482039323101" table:style-name="ce1">
            <text:p>18.18248204</text:p>
          </table:table-cell>
          <table:table-cell office:value-type="float" office:value="7.2229998111724898" table:style-name="ce3">
            <text:p>7.22E+000</text:p>
          </table:table-cell>
          <table:table-cell office:value-type="float" office:value="7.61553907394409" table:style-name="ce3">
            <text:p>7.62E+000</text:p>
          </table:table-cell>
          <table:table-cell office:value-type="float" office:value="4.3209999999999997" table:style-name="ce1">
            <text:p>4.321</text:p>
          </table:table-cell>
          <table:table-cell office:value-type="float" office:value="4.343" table:style-name="ce1">
            <text:p>4.343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31.194504945422501" table:style-name="ce1">
            <text:p>31.19450495</text:p>
          </table:table-cell>
          <table:table-cell office:value-type="float" office:value="20.5854499486741" table:style-name="ce1">
            <text:p>20.58544995</text:p>
          </table:table-cell>
          <table:table-cell office:value-type="float" office:value="8.2219998836517298" table:style-name="ce3">
            <text:p>8.22E+000</text:p>
          </table:table-cell>
          <table:table-cell office:value-type="float" office:value="8.6538589000701904" table:style-name="ce3">
            <text:p>8.65E+000</text:p>
          </table:table-cell>
          <table:table-cell office:value-type="float" office:value="4.8520000000000003" table:style-name="ce1">
            <text:p>4.852</text:p>
          </table:table-cell>
          <table:table-cell office:value-type="float" office:value="4.8540000000000001" table:style-name="ce1">
            <text:p>4.854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4.757410950493103" table:style-name="ce1">
            <text:p>34.75741095</text:p>
          </table:table-cell>
          <table:table-cell office:value-type="float" office:value="22.8816070606699" table:style-name="ce1">
            <text:p>22.88160706</text:p>
          </table:table-cell>
          <table:table-cell office:value-type="float" office:value="9.2660000324249303" table:style-name="ce3">
            <text:p>9.27E+000</text:p>
          </table:table-cell>
          <table:table-cell office:value-type="float" office:value="9.7331728935241699" table:style-name="ce3">
            <text:p>9.73E+000</text:p>
          </table:table-cell>
          <table:table-cell office:value-type="float" office:value="5.4290000000000003" table:style-name="ce1">
            <text:p>5.429</text:p>
          </table:table-cell>
          <table:table-cell office:value-type="float" office:value="5.3639999999999999" table:style-name="ce1">
            <text:p>5.364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38.644742107950201" table:style-name="ce1">
            <text:p>38.64474211</text:p>
          </table:table-cell>
          <table:table-cell office:value-type="float" office:value="25.021061050821999" table:style-name="ce1">
            <text:p>25.02106105</text:p>
          </table:table-cell>
          <table:table-cell office:value-type="float" office:value="10.327000141143801" table:style-name="ce3">
            <text:p>1.03E+001</text:p>
          </table:table-cell>
          <table:table-cell office:value-type="float" office:value="10.9019751548767" table:style-name="ce3">
            <text:p>1.09E+001</text:p>
          </table:table-cell>
          <table:table-cell office:value-type="float" office:value="5.9429999999999996" table:style-name="ce1">
            <text:p>5.943</text:p>
          </table:table-cell>
          <table:table-cell office:value-type="float" office:value="5.9530000000000003" table:style-name="ce1">
            <text:p>5.953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43.008189029060297" table:style-name="ce1">
            <text:p>43.00818903</text:p>
          </table:table-cell>
          <table:table-cell office:value-type="float" office:value="27.3800679419655" table:style-name="ce1">
            <text:p>27.38006794</text:p>
          </table:table-cell>
          <table:table-cell office:value-type="float" office:value="11.3250000476837" table:style-name="ce3">
            <text:p>1.13E+001</text:p>
          </table:table-cell>
          <table:table-cell office:value-type="float" office:value="11.9697890281677" table:style-name="ce3">
            <text:p>1.20E+001</text:p>
          </table:table-cell>
          <table:table-cell office:value-type="float" office:value="6.4740000000000002" table:style-name="ce1">
            <text:p>6.474</text:p>
          </table:table-cell>
          <table:table-cell office:value-type="float" office:value="6.4569999999999999" table:style-name="ce1">
            <text:p>6.457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44.496186923701302" table:style-name="ce1">
            <text:p>44.49618692</text:p>
          </table:table-cell>
          <table:table-cell office:value-type="float" office:value="29.6461649574339" table:style-name="ce1">
            <text:p>29.64616496</text:p>
          </table:table-cell>
          <table:table-cell office:value-type="float" office:value="12.371000051498401" table:style-name="ce3">
            <text:p>1.24E+001</text:p>
          </table:table-cell>
          <table:table-cell office:value-type="float" office:value="12.998785972595201" table:style-name="ce3">
            <text:p>1.30E+001</text:p>
          </table:table-cell>
          <table:table-cell office:value-type="float" office:value="7.0039999999999996" table:style-name="ce1">
            <text:p>7.004</text:p>
          </table:table-cell>
          <table:table-cell office:value-type="float" office:value="7.0119999999999996" table:style-name="ce1">
            <text:p>7.012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47.923171002650598" table:style-name="ce1">
            <text:p>47.923171</text:p>
          </table:table-cell>
          <table:table-cell office:value-type="float" office:value="31.663415001938102" table:style-name="ce1">
            <text:p>31.663415</text:p>
          </table:table-cell>
          <table:table-cell office:value-type="float" office:value="13.338000059127801" table:style-name="ce3">
            <text:p>1.33E+001</text:p>
          </table:table-cell>
          <table:table-cell office:value-type="float" office:value="14.1143300533295" table:style-name="ce3">
            <text:p>1.41E+001</text:p>
          </table:table-cell>
          <table:table-cell office:value-type="float" office:value="7.5659999999999998" table:style-name="ce1">
            <text:p>7.566</text:p>
          </table:table-cell>
          <table:table-cell office:value-type="float" office:value="7.5839999999999996" table:style-name="ce1">
            <text:p>7.584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52.273667976725903" table:style-name="ce1">
            <text:p>52.27366798</text:p>
          </table:table-cell>
          <table:table-cell office:value-type="float" office:value="33.908868896891398" table:style-name="ce1">
            <text:p>33.9088689</text:p>
          </table:table-cell>
          <table:table-cell office:value-type="float" office:value="14.4460000991821" table:style-name="ce3">
            <text:p>1.44E+001</text:p>
          </table:table-cell>
          <table:table-cell office:value-type="float" office:value="15.2103159427643" table:style-name="ce3">
            <text:p>1.52E+001</text:p>
          </table:table-cell>
          <table:table-cell office:value-type="float" office:value="8.19" table:style-name="ce1">
            <text:p>8.19</text:p>
          </table:table-cell>
          <table:table-cell office:value-type="float" office:value="8.0860000000000003" table:style-name="ce1">
            <text:p>8.086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55.452712105703498" table:style-name="ce1">
            <text:p>55.45271211</text:p>
          </table:table-cell>
          <table:table-cell office:value-type="float" office:value="36.271003118366899" table:style-name="ce1">
            <text:p>36.27100312</text:p>
          </table:table-cell>
          <table:table-cell office:value-type="float" office:value="15.458999872207601" table:style-name="ce3">
            <text:p>1.55E+001</text:p>
          </table:table-cell>
          <table:table-cell office:value-type="float" office:value="16.334483146667498" table:style-name="ce3">
            <text:p>1.63E+001</text:p>
          </table:table-cell>
          <table:table-cell office:value-type="float" office:value="8.7889999999999997" table:style-name="ce1">
            <text:p>8.789</text:p>
          </table:table-cell>
          <table:table-cell office:value-type="float" office:value="8.6769999999999996" table:style-name="ce1">
            <text:p>8.677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58.519563073525198" table:style-name="ce1">
            <text:p>58.51956307</text:p>
          </table:table-cell>
          <table:table-cell office:value-type="float" office:value="38.362903010449401" table:style-name="ce1">
            <text:p>38.36290301</text:p>
          </table:table-cell>
          <table:table-cell office:value-type="float" office:value="16.473999977111799" table:style-name="ce3">
            <text:p>1.65E+001</text:p>
          </table:table-cell>
          <table:table-cell office:value-type="float" office:value="17.432186126708999" table:style-name="ce3">
            <text:p>1.74E+001</text:p>
          </table:table-cell>
          <table:table-cell office:value-type="float" office:value="9.1890000000000001" table:style-name="ce1">
            <text:p>9.189</text:p>
          </table:table-cell>
          <table:table-cell office:value-type="float" office:value="9.1549999999999994" table:style-name="ce1">
            <text:p>9.155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62.405751970131" table:style-name="ce1">
            <text:p>62.40575197</text:p>
          </table:table-cell>
          <table:table-cell office:value-type="float" office:value="38.252230904414297" table:style-name="ce1">
            <text:p>38.2522309</text:p>
          </table:table-cell>
          <table:table-cell office:value-type="float" office:value="17.549999952316298" table:style-name="ce3">
            <text:p>1.75E+001</text:p>
          </table:table-cell>
          <table:table-cell office:value-type="float" office:value="18.443540096283002" table:style-name="ce3">
            <text:p>1.84E+001</text:p>
          </table:table-cell>
          <table:table-cell office:value-type="float" office:value="9.6880000000000006" table:style-name="ce1">
            <text:p>9.688</text:p>
          </table:table-cell>
          <table:table-cell office:value-type="float" office:value="9.6769999999999996" table:style-name="ce1">
            <text:p>9.677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65.496167106088294" table:style-name="ce1">
            <text:p>65.49616711</text:p>
          </table:table-cell>
          <table:table-cell office:value-type="float" office:value="40.399045920348698" table:style-name="ce1">
            <text:p>40.39904592</text:p>
          </table:table-cell>
          <table:table-cell office:value-type="float" office:value="18.611000061035199" table:style-name="ce3">
            <text:p>1.86E+001</text:p>
          </table:table-cell>
          <table:table-cell office:value-type="float" office:value="19.529113054275498" table:style-name="ce3">
            <text:p>1.95E+001</text:p>
          </table:table-cell>
          <table:table-cell office:value-type="float" office:value="10.295999999999999" table:style-name="ce1">
            <text:p>10.296</text:p>
          </table:table-cell>
          <table:table-cell office:value-type="float" office:value="10.193" table:style-name="ce1">
            <text:p>10.193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68.684260058798799" table:style-name="ce1">
            <text:p>68.68426006</text:p>
          </table:table-cell>
          <table:table-cell office:value-type="float" office:value="41.835101905162503" table:style-name="ce1">
            <text:p>41.83510191</text:p>
          </table:table-cell>
          <table:table-cell office:value-type="float" office:value="19.546000003814701" table:style-name="ce3">
            <text:p>1.95E+001</text:p>
          </table:table-cell>
          <table:table-cell office:value-type="float" office:value="20.698734045028701" table:style-name="ce3">
            <text:p>2.07E+001</text:p>
          </table:table-cell>
          <table:table-cell office:value-type="float" office:value="10.92" table:style-name="ce1">
            <text:p>10.92</text:p>
          </table:table-cell>
          <table:table-cell office:value-type="float" office:value="10.81" table:style-name="ce1">
            <text:p>10.81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72.532508908305303" table:style-name="ce1">
            <text:p>72.53250891</text:p>
          </table:table-cell>
          <table:table-cell office:value-type="float" office:value="44.286977076903" table:style-name="ce1">
            <text:p>44.28697708</text:p>
          </table:table-cell>
          <table:table-cell office:value-type="float" office:value="20.638999938964801" table:style-name="ce3">
            <text:p>2.06E+001</text:p>
          </table:table-cell>
          <table:table-cell office:value-type="float" office:value="21.7594730854034" table:style-name="ce3">
            <text:p>2.18E+001</text:p>
          </table:table-cell>
          <table:table-cell office:value-type="float" office:value="11.84" table:style-name="ce1">
            <text:p>11.84</text:p>
          </table:table-cell>
          <table:table-cell office:value-type="float" office:value="11.313000000000001" table:style-name="ce1">
            <text:p>11.313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75.902899938286296" table:style-name="ce1">
            <text:p>75.90289994</text:p>
          </table:table-cell>
          <table:table-cell office:value-type="float" office:value="46.136908094864303" table:style-name="ce1">
            <text:p>46.13690809</text:p>
          </table:table-cell>
          <table:table-cell office:value-type="float" office:value="21.6840000152588" table:style-name="ce3">
            <text:p>2.17E+001</text:p>
          </table:table-cell>
          <table:table-cell office:value-type="float" office:value="22.840101003646801" table:style-name="ce3">
            <text:p>2.28E+001</text:p>
          </table:table-cell>
          <table:table-cell office:value-type="float" office:value="11.997" table:style-name="ce1">
            <text:p>11.997</text:p>
          </table:table-cell>
          <table:table-cell office:value-type="float" office:value="11.84" table:style-name="ce1">
            <text:p>11.84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78.969008896732703" table:style-name="ce1">
            <text:p>78.9690089</text:p>
          </table:table-cell>
          <table:table-cell office:value-type="float" office:value="47.601142971543602" table:style-name="ce1">
            <text:p>47.60114297</text:p>
          </table:table-cell>
          <table:table-cell office:value-type="float" office:value="22.634999990463299" table:style-name="ce3">
            <text:p>2.26E+001</text:p>
          </table:table-cell>
          <table:table-cell office:value-type="float" office:value="23.8711290359497" table:style-name="ce3">
            <text:p>2.39E+001</text:p>
          </table:table-cell>
          <table:table-cell office:value-type="float" office:value="12.401999999999999" table:style-name="ce1">
            <text:p>12.402</text:p>
          </table:table-cell>
          <table:table-cell office:value-type="float" office:value="12.343" table:style-name="ce1">
            <text:p>12.343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82.180993050453196" table:style-name="ce1">
            <text:p>82.18099305</text:p>
          </table:table-cell>
          <table:table-cell office:value-type="float" office:value="50.475227932096502" table:style-name="ce1">
            <text:p>50.47522793</text:p>
          </table:table-cell>
          <table:table-cell office:value-type="float" office:value="23.680999994278" table:style-name="ce3">
            <text:p>2.37E+001</text:p>
          </table:table-cell>
          <table:table-cell office:value-type="float" office:value="24.940432071685802" table:style-name="ce3">
            <text:p>2.49E+001</text:p>
          </table:table-cell>
          <table:table-cell office:value-type="float" office:value="12.964" table:style-name="ce1">
            <text:p>12.964</text:p>
          </table:table-cell>
          <table:table-cell office:value-type="float" office:value="12.901" table:style-name="ce1">
            <text:p>12.901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84.260689116548804" table:style-name="ce1">
            <text:p>84.26068912</text:p>
          </table:table-cell>
          <table:table-cell office:value-type="float" office:value="52.342367043951498" table:style-name="ce1">
            <text:p>52.34236704</text:p>
          </table:table-cell>
          <table:table-cell office:value-type="float" office:value="24.725999832153299" table:style-name="ce3">
            <text:p>2.47E+001</text:p>
          </table:table-cell>
          <table:table-cell office:value-type="float" office:value="26.107088804244999" table:style-name="ce3">
            <text:p>2.61E+001</text:p>
          </table:table-cell>
          <table:table-cell office:value-type="float" office:value="13.525" table:style-name="ce1">
            <text:p>13.525</text:p>
          </table:table-cell>
          <table:table-cell office:value-type="float" office:value="13.445" table:style-name="ce1">
            <text:p>13.44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86.650576978456201" table:style-name="ce1">
            <text:p>86.65057698</text:p>
          </table:table-cell>
          <table:table-cell office:value-type="float" office:value="54.391571957268802" table:style-name="ce1">
            <text:p>54.39157196</text:p>
          </table:table-cell>
          <table:table-cell office:value-type="float" office:value="25.725000143051101" table:style-name="ce3">
            <text:p>2.57E+001</text:p>
          </table:table-cell>
          <table:table-cell office:value-type="float" office:value="27.149910926818801" table:style-name="ce3">
            <text:p>2.71E+001</text:p>
          </table:table-cell>
          <table:table-cell office:value-type="float" office:value="14.102" table:style-name="ce1">
            <text:p>14.102</text:p>
          </table:table-cell>
          <table:table-cell office:value-type="float" office:value="13.997" table:style-name="ce1">
            <text:p>13.997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86.827175069134697" table:style-name="ce1">
            <text:p>86.82717507</text:p>
          </table:table-cell>
          <table:table-cell office:value-type="float" office:value="56.617297032149501" table:style-name="ce1">
            <text:p>56.61729703</text:p>
          </table:table-cell>
          <table:table-cell office:value-type="float" office:value="26.800999879837001" table:style-name="ce3">
            <text:p>2.68E+001</text:p>
          </table:table-cell>
          <table:table-cell office:value-type="float" office:value="28.4098010063171" table:style-name="ce3">
            <text:p>2.84E+001</text:p>
          </table:table-cell>
          <table:table-cell office:value-type="float" office:value="14.648999999999999" table:style-name="ce1">
            <text:p>14.649</text:p>
          </table:table-cell>
          <table:table-cell office:value-type="float" office:value="14.456" table:style-name="ce1">
            <text:p>14.456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85.349067013477907" table:style-name="ce1">
            <text:p>85.34906701</text:p>
          </table:table-cell>
          <table:table-cell office:value-type="float" office:value="58.7383349947631" table:style-name="ce1">
            <text:p>58.73833499</text:p>
          </table:table-cell>
          <table:table-cell office:value-type="float" office:value="27.8309998512268" table:style-name="ce3">
            <text:p>2.78E+001</text:p>
          </table:table-cell>
          <table:table-cell office:value-type="float" office:value="29.478837966918899" table:style-name="ce3">
            <text:p>2.95E+001</text:p>
          </table:table-cell>
          <table:table-cell office:value-type="float" office:value="15.164" table:style-name="ce1">
            <text:p>15.164</text:p>
          </table:table-cell>
          <table:table-cell office:value-type="float" office:value="14.926" table:style-name="ce1">
            <text:p>14.926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90.6703010568162" table:style-name="ce1">
            <text:p>90.67030106</text:p>
          </table:table-cell>
          <table:table-cell office:value-type="float" office:value="60.8892630840419" table:style-name="ce1">
            <text:p>60.88926308</text:p>
          </table:table-cell>
          <table:table-cell office:value-type="float" office:value="28.875" table:style-name="ce3">
            <text:p>2.89E+001</text:p>
          </table:table-cell>
          <table:table-cell office:value-type="float" office:value="30.468303918838501" table:style-name="ce3">
            <text:p>3.05E+001</text:p>
          </table:table-cell>
          <table:table-cell office:value-type="float" office:value="15.74" table:style-name="ce1">
            <text:p>15.74</text:p>
          </table:table-cell>
          <table:table-cell office:value-type="float" office:value="15.571" table:style-name="ce1">
            <text:p>15.571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93.811706906068096" table:style-name="ce1">
            <text:p>93.81170691</text:p>
          </table:table-cell>
          <table:table-cell office:value-type="float" office:value="62.7931379303336" table:style-name="ce1">
            <text:p>62.79313793</text:p>
          </table:table-cell>
          <table:table-cell office:value-type="float" office:value="29.858999967575102" table:style-name="ce3">
            <text:p>2.99E+001</text:p>
          </table:table-cell>
          <table:table-cell office:value-type="float" office:value="31.4924559593201" table:style-name="ce3">
            <text:p>3.15E+001</text:p>
          </table:table-cell>
          <table:table-cell office:value-type="float" office:value="16.302" table:style-name="ce1">
            <text:p>16.302</text:p>
          </table:table-cell>
          <table:table-cell office:value-type="float" office:value="16.07" table:style-name="ce1">
            <text:p>16.07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100.583630024456" table:style-name="ce1">
            <text:p>100.58363</text:p>
          </table:table-cell>
          <table:table-cell office:value-type="float" office:value="64.903266910812803" table:style-name="ce1">
            <text:p>64.90326691</text:p>
          </table:table-cell>
          <table:table-cell office:value-type="float" office:value="30.9039998054504" table:style-name="ce3">
            <text:p>3.09E+001</text:p>
          </table:table-cell>
          <table:table-cell office:value-type="float" office:value="32.521038055419901" table:style-name="ce3">
            <text:p>3.25E+001</text:p>
          </table:table-cell>
          <table:table-cell office:value-type="float" office:value="16.786000000000001" table:style-name="ce1">
            <text:p>16.786</text:p>
          </table:table-cell>
          <table:table-cell office:value-type="float" office:value="16.527999999999999" table:style-name="ce1">
            <text:p>16.528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99.856562117231107" table:style-name="ce1">
            <text:p>99.85656212</text:p>
          </table:table-cell>
          <table:table-cell office:value-type="float" office:value="67.645310932537498" table:style-name="ce1">
            <text:p>67.64531093</text:p>
          </table:table-cell>
          <table:table-cell office:value-type="float" office:value="31.948999881744399" table:style-name="ce3">
            <text:p>3.19E+001</text:p>
          </table:table-cell>
          <table:table-cell office:value-type="float" office:value="33.521521091461203" table:style-name="ce3">
            <text:p>3.35E+001</text:p>
          </table:table-cell>
          <table:table-cell office:value-type="float" office:value="17.332000000000001" table:style-name="ce1">
            <text:p>17.332</text:p>
          </table:table-cell>
          <table:table-cell office:value-type="float" office:value="17.172999999999998" table:style-name="ce1">
            <text:p>17.173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106.35920006316201" table:style-name="ce1">
            <text:p>106.3592001</text:p>
          </table:table-cell>
          <table:table-cell office:value-type="float" office:value="68.850312920054407" table:style-name="ce1">
            <text:p>68.85031292</text:p>
          </table:table-cell>
          <table:table-cell office:value-type="float" office:value="32.947000026702902" table:style-name="ce3">
            <text:p>3.29E+001</text:p>
          </table:table-cell>
          <table:table-cell office:value-type="float" office:value="34.756148815155001" table:style-name="ce3">
            <text:p>3.48E+001</text:p>
          </table:table-cell>
          <table:table-cell office:value-type="float" office:value="17.893000000000001" table:style-name="ce1">
            <text:p>17.893</text:p>
          </table:table-cell>
          <table:table-cell office:value-type="float" office:value="17.731000000000002" table:style-name="ce1">
            <text:p>17.731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108.64214808307599" table:style-name="ce1">
            <text:p>108.6421481</text:p>
          </table:table-cell>
          <table:table-cell office:value-type="float" office:value="71.293397013330804" table:style-name="ce1">
            <text:p>71.29339701</text:p>
          </table:table-cell>
          <table:table-cell office:value-type="float" office:value="34.0709998607635" table:style-name="ce3">
            <text:p>3.41E+001</text:p>
          </table:table-cell>
          <table:table-cell office:value-type="float" office:value="36.055334091186502" table:style-name="ce3">
            <text:p>3.61E+001</text:p>
          </table:table-cell>
          <table:table-cell office:value-type="float" office:value="18.393000000000001" table:style-name="ce1">
            <text:p>18.393</text:p>
          </table:table-cell>
          <table:table-cell office:value-type="float" office:value="18.22" table:style-name="ce1">
            <text:p>18.22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09.012964113965" table:style-name="ce1">
            <text:p>109.0129641</text:p>
          </table:table-cell>
          <table:table-cell office:value-type="float" office:value="73.324720118427706" table:style-name="ce1">
            <text:p>73.32472012</text:p>
          </table:table-cell>
          <table:table-cell office:value-type="float" office:value="35.022000074386597" table:style-name="ce3">
            <text:p>3.50E+001</text:p>
          </table:table-cell>
          <table:table-cell office:value-type="float" office:value="37.108519077300997" table:style-name="ce3">
            <text:p>3.71E+001</text:p>
          </table:table-cell>
          <table:table-cell office:value-type="float" office:value="18.937999999999999" table:style-name="ce1">
            <text:p>18.938</text:p>
          </table:table-cell>
          <table:table-cell office:value-type="float" office:value="18.768000000000001" table:style-name="ce1">
            <text:p>18.768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118.704552088049" table:style-name="ce1">
            <text:p>118.7045521</text:p>
          </table:table-cell>
          <table:table-cell office:value-type="float" office:value="75.425914075109205" table:style-name="ce1">
            <text:p>75.42591408</text:p>
          </table:table-cell>
          <table:table-cell office:value-type="float" office:value="36.066999912261998" table:style-name="ce3">
            <text:p>3.61E+001</text:p>
          </table:table-cell>
          <table:table-cell office:value-type="float" office:value="38.212819814682" table:style-name="ce3">
            <text:p>3.82E+001</text:p>
          </table:table-cell>
          <table:table-cell office:value-type="float" office:value="19.547000000000001" table:style-name="ce1">
            <text:p>19.547</text:p>
          </table:table-cell>
          <table:table-cell office:value-type="float" office:value="19.37" table:style-name="ce1">
            <text:p>19.37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120.00405005109501" table:style-name="ce1">
            <text:p>120.0040501</text:p>
          </table:table-cell>
          <table:table-cell office:value-type="float" office:value="78.456074944580905" table:style-name="ce1">
            <text:p>78.45607494</text:p>
          </table:table-cell>
          <table:table-cell office:value-type="float" office:value="37.096999883651698" table:style-name="ce3">
            <text:p>3.71E+001</text:p>
          </table:table-cell>
          <table:table-cell office:value-type="float" office:value="39.246008157730103" table:style-name="ce3">
            <text:p>3.92E+001</text:p>
          </table:table-cell>
          <table:table-cell office:value-type="float" office:value="20.047000000000001" table:style-name="ce1">
            <text:p>20.047</text:p>
          </table:table-cell>
          <table:table-cell office:value-type="float" office:value="19.925999999999998" table:style-name="ce1">
            <text:p>19.926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127.87195495061999" table:style-name="ce1">
            <text:p>127.871955</text:p>
          </table:table-cell>
          <table:table-cell office:value-type="float" office:value="79.951894021127401" table:style-name="ce1">
            <text:p>79.95189402</text:p>
          </table:table-cell>
          <table:table-cell office:value-type="float" office:value="38.173000097274802" table:style-name="ce3">
            <text:p>3.82E+001</text:p>
          </table:table-cell>
          <table:table-cell office:value-type="float" office:value="40.384582042694099" table:style-name="ce3">
            <text:p>4.04E+001</text:p>
          </table:table-cell>
          <table:table-cell office:value-type="float" office:value="20.606999999999999" table:style-name="ce1">
            <text:p>20.607</text:p>
          </table:table-cell>
          <table:table-cell office:value-type="float" office:value="20.382000000000001" table:style-name="ce1">
            <text:p>20.382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131.86820200644399" table:style-name="ce1">
            <text:p>131.868202</text:p>
          </table:table-cell>
          <table:table-cell office:value-type="float" office:value="82.754367947112797" table:style-name="ce1">
            <text:p>82.75436795</text:p>
          </table:table-cell>
          <table:table-cell office:value-type="float" office:value="39.109000205993702" table:style-name="ce3">
            <text:p>3.91E+001</text:p>
          </table:table-cell>
          <table:table-cell office:value-type="float" office:value="41.270440816879301" table:style-name="ce3">
            <text:p>4.13E+001</text:p>
          </table:table-cell>
          <table:table-cell office:value-type="float" office:value="21.029" table:style-name="ce1">
            <text:p>21.029</text:p>
          </table:table-cell>
          <table:table-cell office:value-type="float" office:value="21.026" table:style-name="ce1">
            <text:p>21.026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34.81528096389999" table:style-name="ce1">
            <text:p>134.815281</text:p>
          </table:table-cell>
          <table:table-cell office:value-type="float" office:value="84.796878004213795" table:style-name="ce1">
            <text:p>84.796878</text:p>
          </table:table-cell>
          <table:table-cell office:value-type="float" office:value="40.076999902725198" table:style-name="ce3">
            <text:p>4.01E+001</text:p>
          </table:table-cell>
          <table:table-cell office:value-type="float" office:value="42.422564029693604" table:style-name="ce3">
            <text:p>4.24E+001</text:p>
          </table:table-cell>
          <table:table-cell office:value-type="float" office:value="21.652999999999999" table:style-name="ce1">
            <text:p>21.653</text:p>
          </table:table-cell>
          <table:table-cell office:value-type="float" office:value="21.411999999999999" table:style-name="ce1">
            <text:p>21.412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140.10999893268999" table:style-name="ce1">
            <text:p>140.1099989</text:p>
          </table:table-cell>
          <table:table-cell office:value-type="float" office:value="86.776710987556697" table:style-name="ce1">
            <text:p>86.77671099</text:p>
          </table:table-cell>
          <table:table-cell office:value-type="float" office:value="41.200000047683702" table:style-name="ce3">
            <text:p>4.12E+001</text:p>
          </table:table-cell>
          <table:table-cell office:value-type="float" office:value="43.746523857116699" table:style-name="ce3">
            <text:p>4.37E+001</text:p>
          </table:table-cell>
          <table:table-cell office:value-type="float" office:value="22.215" table:style-name="ce1">
            <text:p>22.215</text:p>
          </table:table-cell>
          <table:table-cell office:value-type="float" office:value="21.978999999999999" table:style-name="ce1">
            <text:p>21.979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145.369223095709" table:style-name="ce1">
            <text:p>145.3692231</text:p>
          </table:table-cell>
          <table:table-cell office:value-type="float" office:value="88.431575027061598" table:style-name="ce1">
            <text:p>88.43157503</text:p>
          </table:table-cell>
          <table:table-cell office:value-type="float" office:value="42.181999921798699" table:style-name="ce3">
            <text:p>4.22E+001</text:p>
          </table:table-cell>
          <table:table-cell office:value-type="float" office:value="44.639215230941801" table:style-name="ce3">
            <text:p>4.46E+001</text:p>
          </table:table-cell>
          <table:table-cell office:value-type="float" office:value="22.728999999999999" table:style-name="ce1">
            <text:p>22.729</text:p>
          </table:table-cell>
          <table:table-cell office:value-type="float" office:value="22.456" table:style-name="ce1">
            <text:p>22.456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148.7365429278" table:style-name="ce1">
            <text:p>148.7365429</text:p>
          </table:table-cell>
          <table:table-cell office:value-type="float" office:value="90.544187106774203" table:style-name="ce1">
            <text:p>90.54418711</text:p>
          </table:table-cell>
          <table:table-cell office:value-type="float" office:value="43.259000062942498" table:style-name="ce3">
            <text:p>4.33E+001</text:p>
          </table:table-cell>
          <table:table-cell office:value-type="float" office:value="45.5136139392853" table:style-name="ce3">
            <text:p>4.55E+001</text:p>
          </table:table-cell>
          <table:table-cell office:value-type="float" office:value="23.26" table:style-name="ce1">
            <text:p>23.26</text:p>
          </table:table-cell>
          <table:table-cell office:value-type="float" office:value="23.082000000000001" table:style-name="ce1">
            <text:p>23.082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152.31940410716899" table:style-name="ce1">
            <text:p>152.3194041</text:p>
          </table:table-cell>
          <table:table-cell office:value-type="float" office:value="92.717820000834806" table:style-name="ce1">
            <text:p>92.71782</text:p>
          </table:table-cell>
          <table:table-cell office:value-type="float" office:value="44.288999795913703" table:style-name="ce3">
            <text:p>4.43E+001</text:p>
          </table:table-cell>
          <table:table-cell office:value-type="float" office:value="46.8057508468628" table:style-name="ce3">
            <text:p>4.68E+001</text:p>
          </table:table-cell>
          <table:table-cell office:value-type="float" office:value="23.931000000000001" table:style-name="ce1">
            <text:p>23.931</text:p>
          </table:table-cell>
          <table:table-cell office:value-type="float" office:value="23.513999999999999" table:style-name="ce1">
            <text:p>23.514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155.669552102219" table:style-name="ce1">
            <text:p>155.6695521</text:p>
          </table:table-cell>
          <table:table-cell office:value-type="float" office:value="94.804974964819806" table:style-name="ce1">
            <text:p>94.80497496</text:p>
          </table:table-cell>
          <table:table-cell office:value-type="float" office:value="45.317999839782701" table:style-name="ce3">
            <text:p>4.53E+001</text:p>
          </table:table-cell>
          <table:table-cell office:value-type="float" office:value="47.7414839267731" table:style-name="ce3">
            <text:p>4.77E+001</text:p>
          </table:table-cell>
          <table:table-cell office:value-type="float" office:value="24.350999999999999" table:style-name="ce1">
            <text:p>24.351</text:p>
          </table:table-cell>
          <table:table-cell office:value-type="float" office:value="24.154" table:style-name="ce1">
            <text:p>24.154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159.08281496353499" table:style-name="ce1">
            <text:p>159.082815</text:p>
          </table:table-cell>
          <table:table-cell office:value-type="float" office:value="97.148125909618102" table:style-name="ce1">
            <text:p>97.14812591</text:p>
          </table:table-cell>
          <table:table-cell office:value-type="float" office:value="46.424999952316298" table:style-name="ce3">
            <text:p>4.64E+001</text:p>
          </table:table-cell>
          <table:table-cell office:value-type="float" office:value="48.904405832290699" table:style-name="ce3">
            <text:p>4.89E+001</text:p>
          </table:table-cell>
          <table:table-cell office:value-type="float" office:value="25.053999999999998" table:style-name="ce1">
            <text:p>25.054</text:p>
          </table:table-cell>
          <table:table-cell office:value-type="float" office:value="24.75" table:style-name="ce1">
            <text:p>24.75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163.21009688964099" table:style-name="ce1">
            <text:p>163.2100969</text:p>
          </table:table-cell>
          <table:table-cell office:value-type="float" office:value="99.193103099358297" table:style-name="ce1">
            <text:p>99.1931031</text:p>
          </table:table-cell>
          <table:table-cell office:value-type="float" office:value="49.559000015258803" table:style-name="ce3">
            <text:p>4.96E+001</text:p>
          </table:table-cell>
          <table:table-cell office:value-type="float" office:value="50.027020931243896" table:style-name="ce3">
            <text:p>5.00E+001</text:p>
          </table:table-cell>
          <table:table-cell office:value-type="float" office:value="25.474" table:style-name="ce1">
            <text:p>25.474</text:p>
          </table:table-cell>
          <table:table-cell office:value-type="float" office:value="25.327999999999999" table:style-name="ce1">
            <text:p>25.328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66.07741304929399" table:style-name="ce1">
            <text:p>166.077413</text:p>
          </table:table-cell>
          <table:table-cell office:value-type="float" office:value="100.708740067435" table:style-name="ce1">
            <text:p>100.7087401</text:p>
          </table:table-cell>
          <table:table-cell office:value-type="float" office:value="48.881000041961698" table:style-name="ce3">
            <text:p>4.89E+001</text:p>
          </table:table-cell>
          <table:table-cell office:value-type="float" office:value="51.172924995422399" table:style-name="ce3">
            <text:p>5.12E+001</text:p>
          </table:table-cell>
          <table:table-cell office:value-type="float" office:value="26.13" table:style-name="ce1">
            <text:p>26.13</text:p>
          </table:table-cell>
          <table:table-cell office:value-type="float" office:value="25.795000000000002" table:style-name="ce1">
            <text:p>25.795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168.99437911808499" table:style-name="ce1">
            <text:p>168.9943791</text:p>
          </table:table-cell>
          <table:table-cell office:value-type="float" office:value="102.554433057434" table:style-name="ce1">
            <text:p>102.5544331</text:p>
          </table:table-cell>
          <table:table-cell office:value-type="float" office:value="50.3040001392364" table:style-name="ce3">
            <text:p>5.03E+001</text:p>
          </table:table-cell>
          <table:table-cell office:value-type="float" office:value="52.139919996261597" table:style-name="ce3">
            <text:p>5.21E+001</text:p>
          </table:table-cell>
          <table:table-cell office:value-type="float" office:value="26.411000000000001" table:style-name="ce1">
            <text:p>26.411</text:p>
          </table:table-cell>
          <table:table-cell office:value-type="float" office:value="26.263999999999999" table:style-name="ce1">
            <text:p>26.264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72.74159309163201" table:style-name="ce1">
            <text:p>172.7415931</text:p>
          </table:table-cell>
          <table:table-cell office:value-type="float" office:value="104.98971194448001" table:style-name="ce1">
            <text:p>104.9897119</text:p>
          </table:table-cell>
          <table:table-cell office:value-type="float" office:value="50.015000104904203" table:style-name="ce3">
            <text:p>5.00E+001</text:p>
          </table:table-cell>
          <table:table-cell office:value-type="float" office:value="53.194003105163603" table:style-name="ce3">
            <text:p>5.32E+001</text:p>
          </table:table-cell>
          <table:table-cell office:value-type="float" office:value="27.05" table:style-name="ce1">
            <text:p>27.05</text:p>
          </table:table-cell>
          <table:table-cell office:value-type="float" office:value="26.875" table:style-name="ce1">
            <text:p>26.87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delo Shen</text:p>
          </table:table-cell>
          <table:table-cell table:style-name="ce1"/>
          <table:table-cell table:number-columns-repeated="5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Iteraciones</text:p>
          </table:table-cell>
          <table:table-cell office:value-type="string" table:style-name="ce2">
            <text:p>Octave (win)</text:p>
          </table:table-cell>
          <table:table-cell office:value-type="string" table:style-name="ce2">
            <text:p>Octave (linux)</text:p>
          </table:table-cell>
          <table:table-cell office:value-type="string" table:style-name="ce2">
            <text:p>Python (win)</text:p>
          </table:table-cell>
          <table:table-cell office:value-type="string" table:style-name="ce2">
            <text:p>Python (linux)</text:p>
          </table:table-cell>
          <table:table-cell office:value-type="string" table:style-name="ce2">
            <text:p>Scilab (win)</text:p>
          </table:table-cell>
          <table:table-cell office:value-type="string" table:style-name="ce2">
            <text:p>Scilab (linux)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6001094016246501E-2" table:style-name="ce1">
            <text:p>0.016001094</text:p>
          </table:table-cell>
          <table:table-cell office:value-type="float" office:value="9.0559180825948698E-3" table:style-name="ce1">
            <text:p>0.009055918</text:p>
          </table:table-cell>
          <table:table-cell office:value-type="float" office:value="0" table:style-name="ce3">
            <text:p>0.00E+000</text:p>
          </table:table-cell>
          <table:table-cell office:value-type="float" office:value="1.9073486328125E-6" table:style-name="ce3">
            <text:p>1.91E-006</text:p>
          </table:table-cell>
          <table:table-cell office:value-type="float" office:value="3.1E-2" table:style-name="ce1">
            <text:p>0.031</text:p>
          </table:table-cell>
          <table:table-cell office:value-type="float" office:value="1.4E-2" table:style-name="ce1">
            <text:p>0.014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.00019648857415E-2" table:style-name="ce1">
            <text:p>0.030001965</text:p>
          </table:table-cell>
          <table:table-cell office:value-type="float" office:value="1.70079095987603E-2" table:style-name="ce1">
            <text:p>0.01700791</text:p>
          </table:table-cell>
          <table:table-cell office:value-type="float" office:value="1.6000032424926799E-2" table:style-name="ce3">
            <text:p>1.60E-002</text:p>
          </table:table-cell>
          <table:table-cell office:value-type="float" office:value="3.48782539367676E-3" table:style-name="ce3">
            <text:p>3.49E-003</text:p>
          </table:table-cell>
          <table:table-cell office:value-type="float" office:value="6.2E-2" table:style-name="ce1">
            <text:p>0.062</text:p>
          </table:table-cell>
          <table:table-cell office:value-type="float" office:value="2.7E-2" table:style-name="ce1">
            <text:p>0.027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.5003086328506497E-2" table:style-name="ce1">
            <text:p>0.045003086</text:p>
          </table:table-cell>
          <table:table-cell office:value-type="float" office:value="2.5293007609434402E-2" table:style-name="ce1">
            <text:p>0.025293008</text:p>
          </table:table-cell>
          <table:table-cell office:value-type="float" office:value="3.2000064849853502E-2" table:style-name="ce3">
            <text:p>3.20E-002</text:p>
          </table:table-cell>
          <table:table-cell office:value-type="float" office:value="6.81304931640625E-3" table:style-name="ce3">
            <text:p>6.81E-003</text:p>
          </table:table-cell>
          <table:table-cell office:value-type="float" office:value="9.4E-2" table:style-name="ce1">
            <text:p>0.094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6.3003074959851801E-2" table:style-name="ce1">
            <text:p>0.063003075</text:p>
          </table:table-cell>
          <table:table-cell office:value-type="float" office:value="3.3793923095800003E-2" table:style-name="ce1">
            <text:p>0.033793923</text:p>
          </table:table-cell>
          <table:table-cell office:value-type="float" office:value="4.6999931335449198E-2" table:style-name="ce3">
            <text:p>4.70E-002</text:p>
          </table:table-cell>
          <table:table-cell office:value-type="float" office:value="9.9930763244628906E-3" table:style-name="ce3">
            <text:p>9.99E-00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7.49999040272087E-2" table:style-name="ce1">
            <text:p>0.074999904</text:p>
          </table:table-cell>
          <table:table-cell office:value-type="float" office:value="4.2208977974951302E-2" table:style-name="ce1">
            <text:p>0.042208978</text:p>
          </table:table-cell>
          <table:table-cell office:value-type="float" office:value="6.2000036239624003E-2" table:style-name="ce3">
            <text:p>6.20E-002</text:p>
          </table:table-cell>
          <table:table-cell office:value-type="float" office:value="1.32930278778076E-2" table:style-name="ce3">
            <text:p>1.33E-002</text:p>
          </table:table-cell>
          <table:table-cell office:value-type="float" office:value="0.156" table:style-name="ce1">
            <text:p>0.156</text:p>
          </table:table-cell>
          <table:table-cell office:value-type="float" office:value="6.6000000000000003E-2" table:style-name="ce1">
            <text:p>0.066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.1004959191195695E-2" table:style-name="ce1">
            <text:p>0.091004959</text:p>
          </table:table-cell>
          <table:table-cell office:value-type="float" office:value="5.0772027461789597E-2" table:style-name="ce1">
            <text:p>0.050772027</text:p>
          </table:table-cell>
          <table:table-cell office:value-type="float" office:value="7.8000068664550795E-2" table:style-name="ce3">
            <text:p>7.80E-002</text:p>
          </table:table-cell>
          <table:table-cell office:value-type="float" office:value="1.6377210617065398E-2" table:style-name="ce3">
            <text:p>1.64E-002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0.08" table:style-name="ce1">
            <text:p>0.08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0.10500599653460101" table:style-name="ce1">
            <text:p>0.105005997</text:p>
          </table:table-cell>
          <table:table-cell office:value-type="float" office:value="5.9455920360051102E-2" table:style-name="ce1">
            <text:p>0.05945592</text:p>
          </table:table-cell>
          <table:table-cell office:value-type="float" office:value="9.3999862670898396E-2" table:style-name="ce3">
            <text:p>9.40E-002</text:p>
          </table:table-cell>
          <table:table-cell office:value-type="float" office:value="1.9675016403198201E-2" table:style-name="ce3">
            <text:p>1.97E-002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9.2999999999999999E-2" table:style-name="ce1">
            <text:p>0.093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11400604073423901" table:style-name="ce1">
            <text:p>0.114006041</text:p>
          </table:table-cell>
          <table:table-cell office:value-type="float" office:value="6.7219033953733701E-2" table:style-name="ce1">
            <text:p>0.067219034</text:p>
          </table:table-cell>
          <table:table-cell office:value-type="float" office:value="0.10899996757507301" table:style-name="ce3">
            <text:p>1.09E-001</text:p>
          </table:table-cell>
          <table:table-cell office:value-type="float" office:value="2.3023843765258799E-2" table:style-name="ce3">
            <text:p>2.30E-002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0.106" table:style-name="ce1">
            <text:p>0.106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0.135007969220169" table:style-name="ce1">
            <text:p>0.135007969</text:p>
          </table:table-cell>
          <table:table-cell office:value-type="float" office:value="7.4716066592372996E-2" table:style-name="ce1">
            <text:p>0.074716067</text:p>
          </table:table-cell>
          <table:table-cell office:value-type="float" office:value="0.12400007247924801" table:style-name="ce3">
            <text:p>1.24E-001</text:p>
          </table:table-cell>
          <table:table-cell office:value-type="float" office:value="2.6473045349121101E-2" table:style-name="ce3">
            <text:p>2.65E-002</text:p>
          </table:table-cell>
          <table:table-cell office:value-type="float" office:value="0.312" table:style-name="ce1">
            <text:p>0.312</text:p>
          </table:table-cell>
          <table:table-cell office:value-type="float" office:value="0.12" table:style-name="ce1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0.14499994739890101" table:style-name="ce1">
            <text:p>0.144999947</text:p>
          </table:table-cell>
          <table:table-cell office:value-type="float" office:value="8.3470010547898696E-2" table:style-name="ce1">
            <text:p>0.083470011</text:p>
          </table:table-cell>
          <table:table-cell office:value-type="float" office:value="0.13999986648559601" table:style-name="ce3">
            <text:p>1.40E-001</text:p>
          </table:table-cell>
          <table:table-cell office:value-type="float" office:value="2.9487133026122998E-2" table:style-name="ce3">
            <text:p>2.95E-002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.13200000000000001" table:style-name="ce1">
            <text:p>0.132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0.194011095911264" table:style-name="ce1">
            <text:p>0.194011096</text:p>
          </table:table-cell>
          <table:table-cell office:value-type="float" office:value="9.3080106074921801E-2" table:style-name="ce1">
            <text:p>0.093080106</text:p>
          </table:table-cell>
          <table:table-cell office:value-type="float" office:value="0.15599989891052199" table:style-name="ce3">
            <text:p>1.56E-001</text:p>
          </table:table-cell>
          <table:table-cell office:value-type="float" office:value="3.2613039016723598E-2" table:style-name="ce3">
            <text:p>3.26E-002</text:p>
          </table:table-cell>
          <table:table-cell office:value-type="float" office:value="0.375" table:style-name="ce1">
            <text:p>0.375</text:p>
          </table:table-cell>
          <table:table-cell office:value-type="float" office:value="0.14599999999999999" table:style-name="ce1">
            <text:p>0.146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0.168010066030547" table:style-name="ce1">
            <text:p>0.168010066</text:p>
          </table:table-cell>
          <table:table-cell office:value-type="float" office:value="0.100434069056064" table:style-name="ce1">
            <text:p>0.100434069</text:p>
          </table:table-cell>
          <table:table-cell office:value-type="float" office:value="0.171999931335449" table:style-name="ce3">
            <text:p>1.72E-001</text:p>
          </table:table-cell>
          <table:table-cell office:value-type="float" office:value="3.6082029342651402E-2" table:style-name="ce3">
            <text:p>3.61E-002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.159" table:style-name="ce1">
            <text:p>0.159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0.179009952000342" table:style-name="ce1">
            <text:p>0.179009952</text:p>
          </table:table-cell>
          <table:table-cell office:value-type="float" office:value="0.108442923170514" table:style-name="ce1">
            <text:p>0.108442923</text:p>
          </table:table-cell>
          <table:table-cell office:value-type="float" office:value="0.20199990272522" table:style-name="ce3">
            <text:p>2.02E-001</text:p>
          </table:table-cell>
          <table:table-cell office:value-type="float" office:value="3.9328098297119099E-2" table:style-name="ce3">
            <text:p>3.93E-002</text:p>
          </table:table-cell>
          <table:table-cell office:value-type="float" office:value="0.437" table:style-name="ce1">
            <text:p>0.437</text:p>
          </table:table-cell>
          <table:table-cell office:value-type="float" office:value="0.17299999999999999" table:style-name="ce1">
            <text:p>0.173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0.21401295915711699" table:style-name="ce1">
            <text:p>0.214012959</text:p>
          </table:table-cell>
          <table:table-cell office:value-type="float" office:value="0.113017052412033" table:style-name="ce1">
            <text:p>0.113017052</text:p>
          </table:table-cell>
          <table:table-cell office:value-type="float" office:value="0.20299983024597201" table:style-name="ce3">
            <text:p>2.03E-001</text:p>
          </table:table-cell>
          <table:table-cell office:value-type="float" office:value="4.2670965194702197E-2" table:style-name="ce3">
            <text:p>4.27E-002</text:p>
          </table:table-cell>
          <table:table-cell office:value-type="float" office:value="0.48299999999999998" table:style-name="ce1">
            <text:p>0.483</text:p>
          </table:table-cell>
          <table:table-cell office:value-type="float" office:value="0.186" table:style-name="ce1">
            <text:p>0.186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0.210011926013976" table:style-name="ce1">
            <text:p>0.210011926</text:p>
          </table:table-cell>
          <table:table-cell office:value-type="float" office:value="0.120733112795278" table:style-name="ce1">
            <text:p>0.120733113</text:p>
          </table:table-cell>
          <table:table-cell office:value-type="float" office:value="0.21799993515014601" table:style-name="ce3">
            <text:p>2.18E-001</text:p>
          </table:table-cell>
          <table:table-cell office:value-type="float" office:value="4.5636177062988302E-2" table:style-name="ce3">
            <text:p>4.56E-002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0.19800000000000001" table:style-name="ce1">
            <text:p>0.198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22901304671540901" table:style-name="ce1">
            <text:p>0.229013047</text:p>
          </table:table-cell>
          <table:table-cell office:value-type="float" office:value="0.13000594987534" table:style-name="ce1">
            <text:p>0.13000595</text:p>
          </table:table-cell>
          <table:table-cell office:value-type="float" office:value="0.23400020599365201" table:style-name="ce3">
            <text:p>2.34E-001</text:p>
          </table:table-cell>
          <table:table-cell office:value-type="float" office:value="4.8893928527831997E-2" table:style-name="ce3">
            <text:p>4.89E-002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.21199999999999999" table:style-name="ce1">
            <text:p>0.212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0.255014113849029" table:style-name="ce1">
            <text:p>0.255014114</text:p>
          </table:table-cell>
          <table:table-cell office:value-type="float" office:value="0.13759599055629201" table:style-name="ce1">
            <text:p>0.137595991</text:p>
          </table:table-cell>
          <table:table-cell office:value-type="float" office:value="0.24900007247924799" table:style-name="ce3">
            <text:p>2.49E-001</text:p>
          </table:table-cell>
          <table:table-cell office:value-type="float" office:value="5.19509315490723E-2" table:style-name="ce3">
            <text:p>5.20E-002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0.224" table:style-name="ce1">
            <text:p>0.224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0.31101802655029998" table:style-name="ce1">
            <text:p>0.311018027</text:p>
          </table:table-cell>
          <table:table-cell office:value-type="float" office:value="0.148039073683322" table:style-name="ce1">
            <text:p>0.148039074</text:p>
          </table:table-cell>
          <table:table-cell office:value-type="float" office:value="0.25" table:style-name="ce3">
            <text:p>2.50E-001</text:p>
          </table:table-cell>
          <table:table-cell office:value-type="float" office:value="5.5114030838012702E-2" table:style-name="ce3">
            <text:p>5.51E-002</text:p>
          </table:table-cell>
          <table:table-cell office:value-type="float" office:value="0.60799999999999998" table:style-name="ce1">
            <text:p>0.608</text:p>
          </table:table-cell>
          <table:table-cell office:value-type="float" office:value="0.23899999999999999" table:style-name="ce1">
            <text:p>0.239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0.28501592308748502" table:style-name="ce1">
            <text:p>0.285015923</text:p>
          </table:table-cell>
          <table:table-cell office:value-type="float" office:value="0.155572981806472" table:style-name="ce1">
            <text:p>0.155572982</text:p>
          </table:table-cell>
          <table:table-cell office:value-type="float" office:value="0.29600000381469699" table:style-name="ce3">
            <text:p>2.96E-001</text:p>
          </table:table-cell>
          <table:table-cell office:value-type="float" office:value="5.8259010314941399E-2" table:style-name="ce3">
            <text:p>5.83E-002</text:p>
          </table:table-cell>
          <table:table-cell office:value-type="float" office:value="0.65500000000000003" table:style-name="ce1">
            <text:p>0.655</text:p>
          </table:table-cell>
          <table:table-cell office:value-type="float" office:value="0.249" table:style-name="ce1">
            <text:p>0.249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29200992884580002" table:style-name="ce1">
            <text:p>0.292009929</text:p>
          </table:table-cell>
          <table:table-cell office:value-type="float" office:value="0.16338102146983099" table:style-name="ce1">
            <text:p>0.163381021</text:p>
          </table:table-cell>
          <table:table-cell office:value-type="float" office:value="0.296999931335449" table:style-name="ce3">
            <text:p>2.97E-001</text:p>
          </table:table-cell>
          <table:table-cell office:value-type="float" office:value="6.2052011489868199E-2" table:style-name="ce3">
            <text:p>6.21E-002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0.26300000000000001" table:style-name="ce1">
            <text:p>0.263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0.31301805819384698" table:style-name="ce1">
            <text:p>0.313018058</text:p>
          </table:table-cell>
          <table:table-cell office:value-type="float" office:value="0.17148302309215099" table:style-name="ce1">
            <text:p>0.171483023</text:p>
          </table:table-cell>
          <table:table-cell office:value-type="float" office:value="0.31200003623962402" table:style-name="ce3">
            <text:p>3.12E-001</text:p>
          </table:table-cell>
          <table:table-cell office:value-type="float" office:value="6.5001964569091797E-2" table:style-name="ce3">
            <text:p>6.50E-002</text:p>
          </table:table-cell>
          <table:table-cell office:value-type="float" office:value="0.71799999999999997" table:style-name="ce1">
            <text:p>0.718</text:p>
          </table:table-cell>
          <table:table-cell office:value-type="float" office:value="0.27500000000000002" table:style-name="ce1">
            <text:p>0.27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0.291016957722604" table:style-name="ce1">
            <text:p>0.291016958</text:p>
          </table:table-cell>
          <table:table-cell office:value-type="float" office:value="0.17808204609900699" table:style-name="ce1">
            <text:p>0.178082046</text:p>
          </table:table-cell>
          <table:table-cell office:value-type="float" office:value="0.32799983024597201" table:style-name="ce3">
            <text:p>3.28E-001</text:p>
          </table:table-cell>
          <table:table-cell office:value-type="float" office:value="6.7961931228637695E-2" table:style-name="ce3">
            <text:p>6.80E-002</text:p>
          </table:table-cell>
          <table:table-cell office:value-type="float" office:value="0.748" table:style-name="ce1">
            <text:p>0.748</text:p>
          </table:table-cell>
          <table:table-cell office:value-type="float" office:value="0.28899999999999998" table:style-name="ce1">
            <text:p>0.289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0.29680597409606002" table:style-name="ce1">
            <text:p>0.296805974</text:p>
          </table:table-cell>
          <table:table-cell office:value-type="float" office:value="0.18823009391780901" table:style-name="ce1">
            <text:p>0.188230094</text:p>
          </table:table-cell>
          <table:table-cell office:value-type="float" office:value="0.34400010108947798" table:style-name="ce3">
            <text:p>3.44E-001</text:p>
          </table:table-cell>
          <table:table-cell office:value-type="float" office:value="7.11801052093506E-2" table:style-name="ce3">
            <text:p>7.12E-002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30099999999999999" table:style-name="ce1">
            <text:p>0.301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0.32501897029578702" table:style-name="ce1">
            <text:p>0.32501897</text:p>
          </table:table-cell>
          <table:table-cell office:value-type="float" office:value="0.19873410498257699" table:style-name="ce1">
            <text:p>0.198734105</text:p>
          </table:table-cell>
          <table:table-cell office:value-type="float" office:value="0.39000010490417503" table:style-name="ce3">
            <text:p>3.90E-001</text:p>
          </table:table-cell>
          <table:table-cell office:value-type="float" office:value="7.4600934982299805E-2" table:style-name="ce3">
            <text:p>7.46E-002</text:p>
          </table:table-cell>
          <table:table-cell office:value-type="float" office:value="1.014" table:style-name="ce1">
            <text:p>1.014</text:p>
          </table:table-cell>
          <table:table-cell office:value-type="float" office:value="0.316" table:style-name="ce1">
            <text:p>0.316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0.32900109642650899" table:style-name="ce1">
            <text:p>0.329001096</text:p>
          </table:table-cell>
          <table:table-cell office:value-type="float" office:value="0.20634711568709499" table:style-name="ce1">
            <text:p>0.206347116</text:p>
          </table:table-cell>
          <table:table-cell office:value-type="float" office:value="0.39000010490417503" table:style-name="ce3">
            <text:p>3.90E-001</text:p>
          </table:table-cell>
          <table:table-cell office:value-type="float" office:value="7.7852010726928697E-2" table:style-name="ce3">
            <text:p>7.79E-002</text:p>
          </table:table-cell>
          <table:table-cell office:value-type="float" office:value="0.874" table:style-name="ce1">
            <text:p>0.874</text:p>
          </table:table-cell>
          <table:table-cell office:value-type="float" office:value="0.32900000000000001" table:style-name="ce1">
            <text:p>0.329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0.343200910137966" table:style-name="ce1">
            <text:p>0.34320091</text:p>
          </table:table-cell>
          <table:table-cell office:value-type="float" office:value="0.21419695741497" table:style-name="ce1">
            <text:p>0.214196957</text:p>
          </table:table-cell>
          <table:table-cell office:value-type="float" office:value="0.38999986648559598" table:style-name="ce3">
            <text:p>3.90E-001</text:p>
          </table:table-cell>
          <table:table-cell office:value-type="float" office:value="8.0847024917602497E-2" table:style-name="ce3">
            <text:p>8.08E-002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0.34901992871891702" table:style-name="ce1">
            <text:p>0.349019929</text:p>
          </table:table-cell>
          <table:table-cell office:value-type="float" office:value="0.22182210360188001" table:style-name="ce1">
            <text:p>0.221822104</text:p>
          </table:table-cell>
          <table:table-cell office:value-type="float" office:value="0.40499997138977101" table:style-name="ce3">
            <text:p>4.05E-001</text:p>
          </table:table-cell>
          <table:table-cell office:value-type="float" office:value="8.4214925765991197E-2" table:style-name="ce3">
            <text:p>8.42E-002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.35499999999999998" table:style-name="ce1">
            <text:p>0.355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0.36602104071062103" table:style-name="ce1">
            <text:p>0.366021041</text:p>
          </table:table-cell>
          <table:table-cell office:value-type="float" office:value="0.23030910617671899" table:style-name="ce1">
            <text:p>0.230309106</text:p>
          </table:table-cell>
          <table:table-cell office:value-type="float" office:value="0.45200014114379899" table:style-name="ce3">
            <text:p>4.52E-001</text:p>
          </table:table-cell>
          <table:table-cell office:value-type="float" office:value="8.69619846343994E-2" table:style-name="ce3">
            <text:p>8.70E-002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0.36799999999999999" table:style-name="ce1">
            <text:p>0.368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0.39001409627962902" table:style-name="ce1">
            <text:p>0.390014096</text:p>
          </table:table-cell>
          <table:table-cell office:value-type="float" office:value="0.23825893655885" table:style-name="ce1">
            <text:p>0.238258937</text:p>
          </table:table-cell>
          <table:table-cell office:value-type="float" office:value="0.43700003623962402" table:style-name="ce3">
            <text:p>4.37E-001</text:p>
          </table:table-cell>
          <table:table-cell office:value-type="float" office:value="9.0240955352783203E-2" table:style-name="ce3">
            <text:p>9.02E-002</text:p>
          </table:table-cell>
          <table:table-cell office:value-type="float" office:value="0.999" table:style-name="ce1">
            <text:p>0.999</text:p>
          </table:table-cell>
          <table:table-cell office:value-type="float" office:value="0.38100000000000001" table:style-name="ce1">
            <text:p>0.381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0.40102288627531402" table:style-name="ce1">
            <text:p>0.401022886</text:p>
          </table:table-cell>
          <table:table-cell office:value-type="float" office:value="0.246201908797957" table:style-name="ce1">
            <text:p>0.246201909</text:p>
          </table:table-cell>
          <table:table-cell office:value-type="float" office:value="0.46799993515014698" table:style-name="ce3">
            <text:p>4.68E-001</text:p>
          </table:table-cell>
          <table:table-cell office:value-type="float" office:value="9.3278884887695299E-2" table:style-name="ce3">
            <text:p>9.33E-002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0.39400000000000002" table:style-name="ce1">
            <text:p>0.394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0.41402393952012101" table:style-name="ce1">
            <text:p>0.41402394</text:p>
          </table:table-cell>
          <table:table-cell office:value-type="float" office:value="0.25858791021164501" table:style-name="ce1">
            <text:p>0.25858791</text:p>
          </table:table-cell>
          <table:table-cell office:value-type="float" office:value="0.46800017356872597" table:style-name="ce3">
            <text:p>4.68E-001</text:p>
          </table:table-cell>
          <table:table-cell office:value-type="float" office:value="9.7265005111694294E-2" table:style-name="ce3">
            <text:p>9.73E-002</text:p>
          </table:table-cell>
          <table:table-cell office:value-type="float" office:value="1.0760000000000001" table:style-name="ce1">
            <text:p>1.076</text:p>
          </table:table-cell>
          <table:table-cell office:value-type="float" office:value="0.40600000000000003" table:style-name="ce1">
            <text:p>0.406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0.42120097961742398" table:style-name="ce1">
            <text:p>0.42120098</text:p>
          </table:table-cell>
          <table:table-cell office:value-type="float" office:value="0.26809307176154101" table:style-name="ce1">
            <text:p>0.268093072</text:p>
          </table:table-cell>
          <table:table-cell office:value-type="float" office:value="0.49900007247924799" table:style-name="ce3">
            <text:p>4.99E-001</text:p>
          </table:table-cell>
          <table:table-cell office:value-type="float" office:value="0.10082292556762699" table:style-name="ce3">
            <text:p>1.01E-001</text:p>
          </table:table-cell>
          <table:table-cell office:value-type="float" office:value="1.1080000000000001" table:style-name="ce1">
            <text:p>1.108</text:p>
          </table:table-cell>
          <table:table-cell office:value-type="float" office:value="0.41899999999999998" table:style-name="ce1">
            <text:p>0.419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0.43202006246428898" table:style-name="ce1">
            <text:p>0.432020062</text:p>
          </table:table-cell>
          <table:table-cell office:value-type="float" office:value="0.27559102373197703" table:style-name="ce1">
            <text:p>0.275591024</text:p>
          </table:table-cell>
          <table:table-cell office:value-type="float" office:value="0.51499986648559604" table:style-name="ce3">
            <text:p>5.15E-001</text:p>
          </table:table-cell>
          <table:table-cell office:value-type="float" office:value="0.10350298881530801" table:style-name="ce3">
            <text:p>1.04E-001</text:p>
          </table:table-cell>
          <table:table-cell office:value-type="float" office:value="1.139" table:style-name="ce1">
            <text:p>1.139</text:p>
          </table:table-cell>
          <table:table-cell office:value-type="float" office:value="0.433" table:style-name="ce1">
            <text:p>0.433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0.45240106515120698" table:style-name="ce1">
            <text:p>0.452401065</text:p>
          </table:table-cell>
          <table:table-cell office:value-type="float" office:value="0.28428002283908399" table:style-name="ce1">
            <text:p>0.284280023</text:p>
          </table:table-cell>
          <table:table-cell office:value-type="float" office:value="0.51399993896484397" table:style-name="ce3">
            <text:p>5.14E-001</text:p>
          </table:table-cell>
          <table:table-cell office:value-type="float" office:value="0.107244968414307" table:style-name="ce3">
            <text:p>1.07E-001</text:p>
          </table:table-cell>
          <table:table-cell office:value-type="float" office:value="1.1850000000000001" table:style-name="ce1">
            <text:p>1.185</text:p>
          </table:table-cell>
          <table:table-cell office:value-type="float" office:value="0.44600000000000001" table:style-name="ce1">
            <text:p>0.446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0.45681510365102401" table:style-name="ce1">
            <text:p>0.456815104</text:p>
          </table:table-cell>
          <table:table-cell office:value-type="float" office:value="0.29237693338654902" table:style-name="ce1">
            <text:p>0.292376933</text:p>
          </table:table-cell>
          <table:table-cell office:value-type="float" office:value="0.53099989891052202" table:style-name="ce3">
            <text:p>5.31E-001</text:p>
          </table:table-cell>
          <table:table-cell office:value-type="float" office:value="0.110137939453125" table:style-name="ce3">
            <text:p>1.10E-001</text:p>
          </table:table-cell>
          <table:table-cell office:value-type="float" office:value="1.2170000000000001" table:style-name="ce1">
            <text:p>1.217</text:p>
          </table:table-cell>
          <table:table-cell office:value-type="float" office:value="0.45800000000000002" table:style-name="ce1">
            <text:p>0.458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0.474026914453134" table:style-name="ce1">
            <text:p>0.474026914</text:p>
          </table:table-cell>
          <table:table-cell office:value-type="float" office:value="0.299407885875553" table:style-name="ce1">
            <text:p>0.299407886</text:p>
          </table:table-cell>
          <table:table-cell office:value-type="float" office:value="0.56200003623962402" table:style-name="ce3">
            <text:p>5.62E-001</text:p>
          </table:table-cell>
          <table:table-cell office:value-type="float" office:value="0.11340594291687001" table:style-name="ce3">
            <text:p>1.13E-001</text:p>
          </table:table-cell>
          <table:table-cell office:value-type="float" office:value="1.264" table:style-name="ce1">
            <text:p>1.264</text:p>
          </table:table-cell>
          <table:table-cell office:value-type="float" office:value="0.47199999999999998" table:style-name="ce1">
            <text:p>0.472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0.47400603466667202" table:style-name="ce1">
            <text:p>0.474006035</text:p>
          </table:table-cell>
          <table:table-cell office:value-type="float" office:value="0.30736299708951298" table:style-name="ce1">
            <text:p>0.307362997</text:p>
          </table:table-cell>
          <table:table-cell office:value-type="float" office:value="0.57700014114379905" table:style-name="ce3">
            <text:p>5.77E-001</text:p>
          </table:table-cell>
          <table:table-cell office:value-type="float" office:value="0.11611008644104" table:style-name="ce3">
            <text:p>1.16E-001</text:p>
          </table:table-cell>
          <table:table-cell office:value-type="float" office:value="1.31" table:style-name="ce1">
            <text:p>1.31</text:p>
          </table:table-cell>
          <table:table-cell office:value-type="float" office:value="0.48699999999999999" table:style-name="ce1">
            <text:p>0.487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0.50302903272677202" table:style-name="ce1">
            <text:p>0.503029033</text:p>
          </table:table-cell>
          <table:table-cell office:value-type="float" office:value="0.31407993554603297" table:style-name="ce1">
            <text:p>0.314079936</text:p>
          </table:table-cell>
          <table:table-cell office:value-type="float" office:value="0.59299993515014704" table:style-name="ce3">
            <text:p>5.93E-001</text:p>
          </table:table-cell>
          <table:table-cell office:value-type="float" office:value="0.11974906921386699" table:style-name="ce3">
            <text:p>1.20E-001</text:p>
          </table:table-cell>
          <table:table-cell office:value-type="float" office:value="1.2949999999999999" table:style-name="ce1">
            <text:p>1.295</text:p>
          </table:table-cell>
          <table:table-cell office:value-type="float" office:value="0.499" table:style-name="ce1">
            <text:p>0.499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0.534427035367116" table:style-name="ce1">
            <text:p>0.534427035</text:p>
          </table:table-cell>
          <table:table-cell office:value-type="float" office:value="0.32517911761533502" table:style-name="ce1">
            <text:p>0.325179118</text:p>
          </table:table-cell>
          <table:table-cell office:value-type="float" office:value="0.59299993515014704" table:style-name="ce3">
            <text:p>5.93E-001</text:p>
          </table:table-cell>
          <table:table-cell office:value-type="float" office:value="0.12327384948730501" table:style-name="ce3">
            <text:p>1.23E-001</text:p>
          </table:table-cell>
          <table:table-cell office:value-type="float" office:value="1.3420000000000001" table:style-name="ce1">
            <text:p>1.342</text:p>
          </table:table-cell>
          <table:table-cell office:value-type="float" office:value="0.51200000000000001" table:style-name="ce1">
            <text:p>0.512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51480104960501205" table:style-name="ce1">
            <text:p>0.51480105</text:p>
          </table:table-cell>
          <table:table-cell office:value-type="float" office:value="0.33162091043777803" table:style-name="ce1">
            <text:p>0.33162091</text:p>
          </table:table-cell>
          <table:table-cell office:value-type="float" office:value="0.60800004005432096" table:style-name="ce3">
            <text:p>6.08E-001</text:p>
          </table:table-cell>
          <table:table-cell office:value-type="float" office:value="0.12433195114135701" table:style-name="ce3">
            <text:p>1.24E-001</text:p>
          </table:table-cell>
          <table:table-cell office:value-type="float" office:value="1.373" table:style-name="ce1">
            <text:p>1.373</text:p>
          </table:table-cell>
          <table:table-cell office:value-type="float" office:value="0.52400000000000002" table:style-name="ce1">
            <text:p>0.524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0.54240199131891098" table:style-name="ce1">
            <text:p>0.542401991</text:p>
          </table:table-cell>
          <table:table-cell office:value-type="float" office:value="0.339671005960554" table:style-name="ce1">
            <text:p>0.339671006</text:p>
          </table:table-cell>
          <table:table-cell office:value-type="float" office:value="0.62400007247924805" table:style-name="ce3">
            <text:p>6.24E-001</text:p>
          </table:table-cell>
          <table:table-cell office:value-type="float" office:value="0.12849593162536599" table:style-name="ce3">
            <text:p>1.28E-001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0.53800000000000003" table:style-name="ce1">
            <text:p>0.538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0.56160097790416297" table:style-name="ce1">
            <text:p>0.561600978</text:p>
          </table:table-cell>
          <table:table-cell office:value-type="float" office:value="0.34962892648763899" table:style-name="ce1">
            <text:p>0.349628926</text:p>
          </table:table-cell>
          <table:table-cell office:value-type="float" office:value="0.63999986648559604" table:style-name="ce3">
            <text:p>6.40E-001</text:p>
          </table:table-cell>
          <table:table-cell office:value-type="float" office:value="0.13122105598449699" table:style-name="ce3">
            <text:p>1.31E-001</text:p>
          </table:table-cell>
          <table:table-cell office:value-type="float" office:value="1.4510000000000001" table:style-name="ce1">
            <text:p>1.451</text:p>
          </table:table-cell>
          <table:table-cell office:value-type="float" office:value="0.54900000000000004" table:style-name="ce1">
            <text:p>0.549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0.55860898771788903" table:style-name="ce1">
            <text:p>0.558608988</text:p>
          </table:table-cell>
          <table:table-cell office:value-type="float" office:value="0.35189194406848401" table:style-name="ce1">
            <text:p>0.351891944</text:p>
          </table:table-cell>
          <table:table-cell office:value-type="float" office:value="0.65499997138977095" table:style-name="ce3">
            <text:p>6.55E-001</text:p>
          </table:table-cell>
          <table:table-cell office:value-type="float" office:value="0.13437414169311501" table:style-name="ce3">
            <text:p>1.34E-001</text:p>
          </table:table-cell>
          <table:table-cell office:value-type="float" office:value="1.4970000000000001" table:style-name="ce1">
            <text:p>1.497</text:p>
          </table:table-cell>
          <table:table-cell office:value-type="float" office:value="0.56399999999999995" table:style-name="ce1">
            <text:p>0.564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0.58123198198154602" table:style-name="ce1">
            <text:p>0.581231982</text:p>
          </table:table-cell>
          <table:table-cell office:value-type="float" office:value="0.36252888524904803" table:style-name="ce1">
            <text:p>0.362528885</text:p>
          </table:table-cell>
          <table:table-cell office:value-type="float" office:value="0.68600010871887196" table:style-name="ce3">
            <text:p>6.86E-001</text:p>
          </table:table-cell>
          <table:table-cell office:value-type="float" office:value="0.13784599304199199" table:style-name="ce3">
            <text:p>1.38E-001</text:p>
          </table:table-cell>
          <table:table-cell office:value-type="float" office:value="1.5129999999999999" table:style-name="ce1">
            <text:p>1.513</text:p>
          </table:table-cell>
          <table:table-cell office:value-type="float" office:value="0.57099999999999995" table:style-name="ce1">
            <text:p>0.571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0.59280101442709598" table:style-name="ce1">
            <text:p>0.592801014</text:p>
          </table:table-cell>
          <table:table-cell office:value-type="float" office:value="0.37051298399455801" table:style-name="ce1">
            <text:p>0.370512984</text:p>
          </table:table-cell>
          <table:table-cell office:value-type="float" office:value="0.68700003623962402" table:style-name="ce3">
            <text:p>6.87E-001</text:p>
          </table:table-cell>
          <table:table-cell office:value-type="float" office:value="0.14139509201049799" table:style-name="ce3">
            <text:p>1.41E-001</text:p>
          </table:table-cell>
          <table:table-cell office:value-type="float" office:value="1.56" table:style-name="ce1">
            <text:p>1.56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0.59981903166044503" table:style-name="ce1">
            <text:p>0.599819032</text:p>
          </table:table-cell>
          <table:table-cell office:value-type="float" office:value="0.37566398200578999" table:style-name="ce1">
            <text:p>0.375663982</text:p>
          </table:table-cell>
          <table:table-cell office:value-type="float" office:value="0.70200014114379905" table:style-name="ce3">
            <text:p>7.02E-001</text:p>
          </table:table-cell>
          <table:table-cell office:value-type="float" office:value="0.14470696449279799" table:style-name="ce3">
            <text:p>1.45E-001</text:p>
          </table:table-cell>
          <table:table-cell office:value-type="float" office:value="1.544" table:style-name="ce1">
            <text:p>1.544</text:p>
          </table:table-cell>
          <table:table-cell office:value-type="float" office:value="0.59599999999999997" table:style-name="ce1">
            <text:p>0.596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0.62103505351114996" table:style-name="ce1">
            <text:p>0.621035054</text:p>
          </table:table-cell>
          <table:table-cell office:value-type="float" office:value="0.38634098356124003" table:style-name="ce1">
            <text:p>0.386340984</text:p>
          </table:table-cell>
          <table:table-cell office:value-type="float" office:value="0.28699994087219199" table:style-name="ce3">
            <text:p>2.87E-001</text:p>
          </table:table-cell>
          <table:table-cell office:value-type="float" office:value="0.147479057312012" table:style-name="ce3">
            <text:p>1.47E-001</text:p>
          </table:table-cell>
          <table:table-cell office:value-type="float" office:value="1.623" table:style-name="ce1">
            <text:p>1.623</text:p>
          </table:table-cell>
          <table:table-cell office:value-type="float" office:value="0.60799999999999998" table:style-name="ce1">
            <text:p>0.608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0.63680796721018895" table:style-name="ce1">
            <text:p>0.636807967</text:p>
          </table:table-cell>
          <table:table-cell office:value-type="float" office:value="0.39520103076938501" table:style-name="ce1">
            <text:p>0.395201031</text:p>
          </table:table-cell>
          <table:table-cell office:value-type="float" office:value="0.269999980926514" table:style-name="ce3">
            <text:p>2.70E-001</text:p>
          </table:table-cell>
          <table:table-cell office:value-type="float" office:value="0.15094113349914601" table:style-name="ce3">
            <text:p>1.51E-001</text:p>
          </table:table-cell>
          <table:table-cell office:value-type="float" office:value="1.6850000000000001" table:style-name="ce1">
            <text:p>1.685</text:p>
          </table:table-cell>
          <table:table-cell office:value-type="float" office:value="0.621" table:style-name="ce1">
            <text:p>0.621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0.65520107455085996" table:style-name="ce1">
            <text:p>0.655201075</text:p>
          </table:table-cell>
          <table:table-cell office:value-type="float" office:value="0.40223695570603002" table:style-name="ce1">
            <text:p>0.402236956</text:p>
          </table:table-cell>
          <table:table-cell office:value-type="float" office:value="0.28299999237060502" table:style-name="ce3">
            <text:p>2.83E-001</text:p>
          </table:table-cell>
          <table:table-cell office:value-type="float" office:value="0.153486013412476" table:style-name="ce3">
            <text:p>1.53E-001</text:p>
          </table:table-cell>
          <table:table-cell office:value-type="float" office:value="1.6850000000000001" table:style-name="ce1">
            <text:p>1.685</text:p>
          </table:table-cell>
          <table:table-cell office:value-type="float" office:value="0.63600000000000001" table:style-name="ce1">
            <text:p>0.636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67020196921657804" table:style-name="ce1">
            <text:p>0.670201969</text:p>
          </table:table-cell>
          <table:table-cell office:value-type="float" office:value="0.41044395021162899" table:style-name="ce1">
            <text:p>0.41044395</text:p>
          </table:table-cell>
          <table:table-cell office:value-type="float" office:value="0.277999877929687" table:style-name="ce3">
            <text:p>2.78E-001</text:p>
          </table:table-cell>
          <table:table-cell office:value-type="float" office:value="0.15681982040405301" table:style-name="ce3">
            <text:p>1.57E-001</text:p>
          </table:table-cell>
          <table:table-cell office:value-type="float" office:value="1.716" table:style-name="ce1">
            <text:p>1.716</text:p>
          </table:table-cell>
          <table:table-cell office:value-type="float" office:value="0.64800000000000002" table:style-name="ce1">
            <text:p>0.648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delo Polanch</text:p>
          </table:table-cell>
          <table:table-cell table:style-name="ce1"/>
          <table:table-cell table:number-columns-repeated="5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Iteraciones</text:p>
          </table:table-cell>
          <table:table-cell office:value-type="string" table:style-name="ce2">
            <text:p>Octave (win)</text:p>
          </table:table-cell>
          <table:table-cell office:value-type="string" table:style-name="ce2">
            <text:p>Octave (linux)</text:p>
          </table:table-cell>
          <table:table-cell office:value-type="string" table:style-name="ce2">
            <text:p>Python (win)</text:p>
          </table:table-cell>
          <table:table-cell office:value-type="string" table:style-name="ce2">
            <text:p>Python (linux)</text:p>
          </table:table-cell>
          <table:table-cell office:value-type="string" table:style-name="ce2">
            <text:p>Scilab (win)</text:p>
          </table:table-cell>
          <table:table-cell office:value-type="string" table:style-name="ce2">
            <text:p>Scilab (linux)</text:p>
          </table:table-cell>
          <table:table-cell table:number-columns-repeated="16377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office:value-type="float" office:value="0" table:style-name="ce2">
            <text:p>0.00000000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6001107869669799E-2" table:style-name="ce1">
            <text:p>0.016001108</text:p>
          </table:table-cell>
          <table:table-cell office:value-type="float" office:value="9.0640842681750707E-3" table:style-name="ce1">
            <text:p>0.009064084</text:p>
          </table:table-cell>
          <table:table-cell office:value-type="float" office:value="0" table:style-name="ce3">
            <text:p>0.00E+000</text:p>
          </table:table-cell>
          <table:table-cell office:value-type="float" office:value="9.5367431640625E-7" table:style-name="ce3">
            <text:p>9.54E-00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2999999999999999E-2" table:style-name="ce1">
            <text:p>0.013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.8002086095511899E-2" table:style-name="ce1">
            <text:p>0.028002086</text:p>
          </table:table-cell>
          <table:table-cell office:value-type="float" office:value="1.75809551728889E-2" table:style-name="ce1">
            <text:p>0.017580955</text:p>
          </table:table-cell>
          <table:table-cell office:value-type="float" office:value="1.5000104904174799E-2" table:style-name="ce3">
            <text:p>1.50E-002</text:p>
          </table:table-cell>
          <table:table-cell office:value-type="float" office:value="3.2908916473388698E-3" table:style-name="ce3">
            <text:p>3.29E-003</text:p>
          </table:table-cell>
          <table:table-cell office:value-type="float" office:value="7.8E-2" table:style-name="ce1">
            <text:p>0.078</text:p>
          </table:table-cell>
          <table:table-cell office:value-type="float" office:value="2.7E-2" table:style-name="ce1">
            <text:p>0.027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.4001910602673902E-2" table:style-name="ce1">
            <text:p>0.044001911</text:p>
          </table:table-cell>
          <table:table-cell office:value-type="float" office:value="2.6193014462478501E-2" table:style-name="ce1">
            <text:p>0.026193014</text:p>
          </table:table-cell>
          <table:table-cell office:value-type="float" office:value="3.0999898910522499E-2" table:style-name="ce3">
            <text:p>3.10E-002</text:p>
          </table:table-cell>
          <table:table-cell office:value-type="float" office:value="6.5109729766845703E-3" table:style-name="ce3">
            <text:p>6.51E-003</text:p>
          </table:table-cell>
          <table:table-cell office:value-type="float" office:value="0.109" table:style-name="ce1">
            <text:p>0.109</text:p>
          </table:table-cell>
          <table:table-cell office:value-type="float" office:value="0.04" table:style-name="ce1">
            <text:p>0.04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6.40040116850287E-2" table:style-name="ce1">
            <text:p>0.064004012</text:p>
          </table:table-cell>
          <table:table-cell office:value-type="float" office:value="3.5014062421396402E-2" table:style-name="ce1">
            <text:p>0.035014062</text:p>
          </table:table-cell>
          <table:table-cell office:value-type="float" office:value="4.7000169754028299E-2" table:style-name="ce3">
            <text:p>4.70E-002</text:p>
          </table:table-cell>
          <table:table-cell office:value-type="float" office:value="9.6461772918701207E-3" table:style-name="ce3">
            <text:p>9.65E-00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7.5000094715505894E-2" table:style-name="ce1">
            <text:p>0.075000095</text:p>
          </table:table-cell>
          <table:table-cell office:value-type="float" office:value="4.36419944744557E-2" table:style-name="ce1">
            <text:p>0.043641994</text:p>
          </table:table-cell>
          <table:table-cell office:value-type="float" office:value="6.2999963760376004E-2" table:style-name="ce3">
            <text:p>6.30E-002</text:p>
          </table:table-cell>
          <table:table-cell office:value-type="float" office:value="1.28500461578369E-2" table:style-name="ce3">
            <text:p>1.29E-00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6.6000000000000003E-2" table:style-name="ce1">
            <text:p>0.066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9.8001110716722906E-2" table:style-name="ce1">
            <text:p>0.098001111</text:p>
          </table:table-cell>
          <table:table-cell office:value-type="float" office:value="5.2386955940164598E-2" table:style-name="ce1">
            <text:p>0.052386956</text:p>
          </table:table-cell>
          <table:table-cell office:value-type="float" office:value="7.7999830245971694E-2" table:style-name="ce3">
            <text:p>7.80E-002</text:p>
          </table:table-cell>
          <table:table-cell office:value-type="float" office:value="1.6000986099243199E-2" table:style-name="ce3">
            <text:p>1.60E-002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7.9000000000000001E-2" table:style-name="ce1">
            <text:p>0.079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0.10700601700227701" table:style-name="ce1">
            <text:p>0.107006017</text:p>
          </table:table-cell>
          <table:table-cell office:value-type="float" office:value="6.1731975292786997E-2" table:style-name="ce1">
            <text:p>0.061731975</text:p>
          </table:table-cell>
          <table:table-cell office:value-type="float" office:value="9.2999935150146498E-2" table:style-name="ce3">
            <text:p>9.30E-002</text:p>
          </table:table-cell>
          <table:table-cell office:value-type="float" office:value="1.9271135330200199E-2" table:style-name="ce3">
            <text:p>1.93E-002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9.2999999999999999E-2" table:style-name="ce1">
            <text:p>0.093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.12700699828565101" table:style-name="ce1">
            <text:p>0.127006998</text:p>
          </table:table-cell>
          <table:table-cell office:value-type="float" office:value="7.0453080581501099E-2" table:style-name="ce1">
            <text:p>0.070453081</text:p>
          </table:table-cell>
          <table:table-cell office:value-type="float" office:value="0.11000013351440401" table:style-name="ce3">
            <text:p>1.10E-001</text:p>
          </table:table-cell>
          <table:table-cell office:value-type="float" office:value="2.2561073303222701E-2" table:style-name="ce3">
            <text:p>2.26E-002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0.106" table:style-name="ce1">
            <text:p>0.106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0.145008110906929" table:style-name="ce1">
            <text:p>0.145008111</text:p>
          </table:table-cell>
          <table:table-cell office:value-type="float" office:value="7.8619094099849504E-2" table:style-name="ce1">
            <text:p>0.078619094</text:p>
          </table:table-cell>
          <table:table-cell office:value-type="float" office:value="0.125" table:style-name="ce3">
            <text:p>1.25E-001</text:p>
          </table:table-cell>
          <table:table-cell office:value-type="float" office:value="2.5548934936523399E-2" table:style-name="ce3">
            <text:p>2.55E-002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.12" table:style-name="ce1">
            <text:p>0.12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0.156001966446638" table:style-name="ce1">
            <text:p>0.156001966</text:p>
          </table:table-cell>
          <table:table-cell office:value-type="float" office:value="8.7324115680530695E-2" table:style-name="ce1">
            <text:p>0.087324116</text:p>
          </table:table-cell>
          <table:table-cell office:value-type="float" office:value="0.14100003242492701" table:style-name="ce3">
            <text:p>1.41E-001</text:p>
          </table:table-cell>
          <table:table-cell office:value-type="float" office:value="2.8670072555541999E-2" table:style-name="ce3">
            <text:p>2.87E-002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.13200000000000001" table:style-name="ce1">
            <text:p>0.132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0.18200988450553299" table:style-name="ce1">
            <text:p>0.182009885</text:p>
          </table:table-cell>
          <table:table-cell office:value-type="float" office:value="9.6766081405803603E-2" table:style-name="ce1">
            <text:p>0.096766081</text:p>
          </table:table-cell>
          <table:table-cell office:value-type="float" office:value="0.15600013732910201" table:style-name="ce3">
            <text:p>1.56E-001</text:p>
          </table:table-cell>
          <table:table-cell office:value-type="float" office:value="3.1749010086059598E-2" table:style-name="ce3">
            <text:p>3.17E-002</text:p>
          </table:table-cell>
          <table:table-cell office:value-type="float" office:value="0.39" table:style-name="ce1">
            <text:p>0.39</text:p>
          </table:table-cell>
          <table:table-cell office:value-type="float" office:value="0.14499999999999999" table:style-name="ce1">
            <text:p>0.145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0.18701106961816599" table:style-name="ce1">
            <text:p>0.18701107</text:p>
          </table:table-cell>
          <table:table-cell office:value-type="float" office:value="0.105367977055721" table:style-name="ce1">
            <text:p>0.105367977</text:p>
          </table:table-cell>
          <table:table-cell office:value-type="float" office:value="0.171999931335449" table:style-name="ce3">
            <text:p>1.72E-001</text:p>
          </table:table-cell>
          <table:table-cell office:value-type="float" office:value="3.4826993942260701E-2" table:style-name="ce3">
            <text:p>3.48E-002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0.159" table:style-name="ce1">
            <text:p>0.159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0.19201103760860899" table:style-name="ce1">
            <text:p>0.192011038</text:p>
          </table:table-cell>
          <table:table-cell office:value-type="float" office:value="0.113624973688275" table:style-name="ce1">
            <text:p>0.113624974</text:p>
          </table:table-cell>
          <table:table-cell office:value-type="float" office:value="0.18800020217895499" table:style-name="ce3">
            <text:p>1.88E-001</text:p>
          </table:table-cell>
          <table:table-cell office:value-type="float" office:value="3.78649234771729E-2" table:style-name="ce3">
            <text:p>3.79E-002</text:p>
          </table:table-cell>
          <table:table-cell office:value-type="float" office:value="0.437" table:style-name="ce1">
            <text:p>0.437</text:p>
          </table:table-cell>
          <table:table-cell office:value-type="float" office:value="0.17199999999999999" table:style-name="ce1">
            <text:p>0.172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0.22301209799479699" table:style-name="ce1">
            <text:p>0.223012098</text:p>
          </table:table-cell>
          <table:table-cell office:value-type="float" office:value="0.118230942985974" table:style-name="ce1">
            <text:p>0.118230943</text:p>
          </table:table-cell>
          <table:table-cell office:value-type="float" office:value="0.203000068664551" table:style-name="ce3">
            <text:p>2.03E-001</text:p>
          </table:table-cell>
          <table:table-cell office:value-type="float" office:value="4.1055917739868199E-2" table:style-name="ce3">
            <text:p>4.11E-002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.185" table:style-name="ce1">
            <text:p>0.185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0.229012966970913" table:style-name="ce1">
            <text:p>0.229012967</text:p>
          </table:table-cell>
          <table:table-cell office:value-type="float" office:value="0.12658206291962401" table:style-name="ce1">
            <text:p>0.126582063</text:p>
          </table:table-cell>
          <table:table-cell office:value-type="float" office:value="0.21900010108947801" table:style-name="ce3">
            <text:p>2.19E-001</text:p>
          </table:table-cell>
          <table:table-cell office:value-type="float" office:value="4.4075965881347698E-2" table:style-name="ce3">
            <text:p>4.41E-002</text:p>
          </table:table-cell>
          <table:table-cell office:value-type="float" office:value="0.5" table:style-name="ce1">
            <text:p>0.5</text:p>
          </table:table-cell>
          <table:table-cell office:value-type="float" office:value="0.19800000000000001" table:style-name="ce1">
            <text:p>0.198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0.249014080502093" table:style-name="ce1">
            <text:p>0.249014081</text:p>
          </table:table-cell>
          <table:table-cell office:value-type="float" office:value="0.135386079433374" table:style-name="ce1">
            <text:p>0.135386079</text:p>
          </table:table-cell>
          <table:table-cell office:value-type="float" office:value="0.23399996757507299" table:style-name="ce3">
            <text:p>2.34E-001</text:p>
          </table:table-cell>
          <table:table-cell office:value-type="float" office:value="4.7223091125488302E-2" table:style-name="ce3">
            <text:p>4.72E-002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0.21199999999999999" table:style-name="ce1">
            <text:p>0.212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0.27100793272256901" table:style-name="ce1">
            <text:p>0.271007933</text:p>
          </table:table-cell>
          <table:table-cell office:value-type="float" office:value="0.14347002515569299" table:style-name="ce1">
            <text:p>0.143470025</text:p>
          </table:table-cell>
          <table:table-cell office:value-type="float" office:value="0.25" table:style-name="ce3">
            <text:p>2.50E-001</text:p>
          </table:table-cell>
          <table:table-cell office:value-type="float" office:value="5.0183057785034201E-2" table:style-name="ce3">
            <text:p>5.02E-002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0.224" table:style-name="ce1">
            <text:p>0.224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0.30001703638117799" table:style-name="ce1">
            <text:p>0.300017036</text:p>
          </table:table-cell>
          <table:table-cell office:value-type="float" office:value="0.15503594395704601" table:style-name="ce1">
            <text:p>0.155035944</text:p>
          </table:table-cell>
          <table:table-cell office:value-type="float" office:value="0.26500010490417503" table:style-name="ce3">
            <text:p>2.65E-001</text:p>
          </table:table-cell>
          <table:table-cell office:value-type="float" office:value="5.3386926651000997E-2" table:style-name="ce3">
            <text:p>5.34E-002</text:p>
          </table:table-cell>
          <table:table-cell office:value-type="float" office:value="0.624" table:style-name="ce1">
            <text:p>0.624</text:p>
          </table:table-cell>
          <table:table-cell office:value-type="float" office:value="0.23899999999999999" table:style-name="ce1">
            <text:p>0.239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0.29001710168085998" table:style-name="ce1">
            <text:p>0.290017102</text:p>
          </table:table-cell>
          <table:table-cell office:value-type="float" office:value="0.16376210970338401" table:style-name="ce1">
            <text:p>0.16376211</text:p>
          </table:table-cell>
          <table:table-cell office:value-type="float" office:value="0.26500010490417503" table:style-name="ce3">
            <text:p>2.65E-001</text:p>
          </table:table-cell>
          <table:table-cell office:value-type="float" office:value="5.6823968887329102E-2" table:style-name="ce3">
            <text:p>5.68E-002</text:p>
          </table:table-cell>
          <table:table-cell office:value-type="float" office:value="0.65600000000000003" table:style-name="ce1">
            <text:p>0.656</text:p>
          </table:table-cell>
          <table:table-cell office:value-type="float" office:value="0.249" table:style-name="ce1">
            <text:p>0.249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335017098346725" table:style-name="ce1">
            <text:p>0.335017098</text:p>
          </table:table-cell>
          <table:table-cell office:value-type="float" office:value="0.17135689465794701" table:style-name="ce1">
            <text:p>0.171356895</text:p>
          </table:table-cell>
          <table:table-cell office:value-type="float" office:value="0.29600000381469699" table:style-name="ce3">
            <text:p>2.96E-001</text:p>
          </table:table-cell>
          <table:table-cell office:value-type="float" office:value="6.0606002807617201E-2" table:style-name="ce3">
            <text:p>6.06E-002</text:p>
          </table:table-cell>
          <table:table-cell office:value-type="float" office:value="0.68600000000000005" table:style-name="ce1">
            <text:p>0.686</text:p>
          </table:table-cell>
          <table:table-cell office:value-type="float" office:value="0.26200000000000001" table:style-name="ce1">
            <text:p>0.262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0.34401997469831302" table:style-name="ce1">
            <text:p>0.344019975</text:p>
          </table:table-cell>
          <table:table-cell office:value-type="float" office:value="0.18164195609278999" table:style-name="ce1">
            <text:p>0.181641956</text:p>
          </table:table-cell>
          <table:table-cell office:value-type="float" office:value="0.31200003623962402" table:style-name="ce3">
            <text:p>3.12E-001</text:p>
          </table:table-cell>
          <table:table-cell office:value-type="float" office:value="6.2670946121215806E-2" table:style-name="ce3">
            <text:p>6.27E-002</text:p>
          </table:table-cell>
          <table:table-cell office:value-type="float" office:value="0.73299999999999998" table:style-name="ce1">
            <text:p>0.733</text:p>
          </table:table-cell>
          <table:table-cell office:value-type="float" office:value="0.27500000000000002" table:style-name="ce1">
            <text:p>0.27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0.31201790226623399" table:style-name="ce1">
            <text:p>0.312017902</text:p>
          </table:table-cell>
          <table:table-cell office:value-type="float" office:value="0.189258029568009" table:style-name="ce1">
            <text:p>0.18925803</text:p>
          </table:table-cell>
          <table:table-cell office:value-type="float" office:value="0.328000068664551" table:style-name="ce3">
            <text:p>3.28E-001</text:p>
          </table:table-cell>
          <table:table-cell office:value-type="float" office:value="6.6059112548828097E-2" table:style-name="ce3">
            <text:p>6.61E-002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.28899999999999998" table:style-name="ce1">
            <text:p>0.289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0.34320111549459398" table:style-name="ce1">
            <text:p>0.343201115</text:p>
          </table:table-cell>
          <table:table-cell office:value-type="float" office:value="0.19922098272945701" table:style-name="ce1">
            <text:p>0.199220983</text:p>
          </table:table-cell>
          <table:table-cell office:value-type="float" office:value="0.34299993515014598" table:style-name="ce3">
            <text:p>3.43E-001</text:p>
          </table:table-cell>
          <table:table-cell office:value-type="float" office:value="6.9533824920654297E-2" table:style-name="ce3">
            <text:p>6.95E-002</text:p>
          </table:table-cell>
          <table:table-cell office:value-type="float" office:value="0.81200000000000006" table:style-name="ce1">
            <text:p>0.812</text:p>
          </table:table-cell>
          <table:table-cell office:value-type="float" office:value="0.30099999999999999" table:style-name="ce1">
            <text:p>0.301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0.35102008748799601" table:style-name="ce1">
            <text:p>0.351020087</text:p>
          </table:table-cell>
          <table:table-cell office:value-type="float" office:value="0.20755803270731099" table:style-name="ce1">
            <text:p>0.207558033</text:p>
          </table:table-cell>
          <table:table-cell office:value-type="float" office:value="0.35800004005432101" table:style-name="ce3">
            <text:p>3.58E-001</text:p>
          </table:table-cell>
          <table:table-cell office:value-type="float" office:value="7.2661161422729506E-2" table:style-name="ce3">
            <text:p>7.27E-002</text:p>
          </table:table-cell>
          <table:table-cell office:value-type="float" office:value="0.84199999999999997" table:style-name="ce1">
            <text:p>0.842</text:p>
          </table:table-cell>
          <table:table-cell office:value-type="float" office:value="0.315" table:style-name="ce1">
            <text:p>0.315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0.36760790809057597" table:style-name="ce1">
            <text:p>0.367607908</text:p>
          </table:table-cell>
          <table:table-cell office:value-type="float" office:value="0.21552509977482301" table:style-name="ce1">
            <text:p>0.2155251</text:p>
          </table:table-cell>
          <table:table-cell office:value-type="float" office:value="0.37400007247924799" table:style-name="ce3">
            <text:p>3.74E-001</text:p>
          </table:table-cell>
          <table:table-cell office:value-type="float" office:value="7.5723886489868206E-2" table:style-name="ce3">
            <text:p>7.57E-002</text:p>
          </table:table-cell>
          <table:table-cell office:value-type="float" office:value="0.873" table:style-name="ce1">
            <text:p>0.873</text:p>
          </table:table-cell>
          <table:table-cell office:value-type="float" office:value="0.32800000000000001" table:style-name="ce1">
            <text:p>0.328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0.380615988164209" table:style-name="ce1">
            <text:p>0.380615988</text:p>
          </table:table-cell>
          <table:table-cell office:value-type="float" office:value="0.22291496361140201" table:style-name="ce1">
            <text:p>0.222914964</text:p>
          </table:table-cell>
          <table:table-cell office:value-type="float" office:value="0.40499997138977101" table:style-name="ce3">
            <text:p>4.05E-001</text:p>
          </table:table-cell>
          <table:table-cell office:value-type="float" office:value="7.8880071640014704E-2" table:style-name="ce3">
            <text:p>7.89E-002</text:p>
          </table:table-cell>
          <table:table-cell office:value-type="float" office:value="0.88900000000000001" table:style-name="ce1">
            <text:p>0.889</text:p>
          </table:table-cell>
          <table:table-cell office:value-type="float" office:value="0.34200000000000003" table:style-name="ce1">
            <text:p>0.342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0.384021924459375" table:style-name="ce1">
            <text:p>0.384021924</text:p>
          </table:table-cell>
          <table:table-cell office:value-type="float" office:value="0.232022053096443" table:style-name="ce1">
            <text:p>0.232022053</text:p>
          </table:table-cell>
          <table:table-cell office:value-type="float" office:value="0.40600013732910201" table:style-name="ce3">
            <text:p>4.06E-001</text:p>
          </table:table-cell>
          <table:table-cell office:value-type="float" office:value="8.15930366516113E-2" table:style-name="ce3">
            <text:p>8.16E-002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.35399999999999998" table:style-name="ce1">
            <text:p>0.35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0.38602188439108398" table:style-name="ce1">
            <text:p>0.386021884</text:p>
          </table:table-cell>
          <table:table-cell office:value-type="float" office:value="0.239955069497228" table:style-name="ce1">
            <text:p>0.239955069</text:p>
          </table:table-cell>
          <table:table-cell office:value-type="float" office:value="0.43700003623962402" table:style-name="ce3">
            <text:p>4.37E-001</text:p>
          </table:table-cell>
          <table:table-cell office:value-type="float" office:value="8.4973096847534194E-2" table:style-name="ce3">
            <text:p>8.50E-002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0.36799999999999999" table:style-name="ce1">
            <text:p>0.368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0.402022924739867" table:style-name="ce1">
            <text:p>0.402022925</text:p>
          </table:table-cell>
          <table:table-cell office:value-type="float" office:value="0.248938117059879" table:style-name="ce1">
            <text:p>0.248938117</text:p>
          </table:table-cell>
          <table:table-cell office:value-type="float" office:value="0.43700003623962402" table:style-name="ce3">
            <text:p>4.37E-001</text:p>
          </table:table-cell>
          <table:table-cell office:value-type="float" office:value="8.8262081146240207E-2" table:style-name="ce3">
            <text:p>8.83E-002</text:p>
          </table:table-cell>
          <table:table-cell office:value-type="float" office:value="0.998" table:style-name="ce1">
            <text:p>0.998</text:p>
          </table:table-cell>
          <table:table-cell office:value-type="float" office:value="0.38" table:style-name="ce1">
            <text:p>0.38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0.42802397522609698" table:style-name="ce1">
            <text:p>0.428023975</text:p>
          </table:table-cell>
          <table:table-cell office:value-type="float" office:value="0.25756188959348902" table:style-name="ce1">
            <text:p>0.25756189</text:p>
          </table:table-cell>
          <table:table-cell office:value-type="float" office:value="0.45199990272522" table:style-name="ce3">
            <text:p>4.52E-001</text:p>
          </table:table-cell>
          <table:table-cell office:value-type="float" office:value="9.1392040252685602E-2" table:style-name="ce3">
            <text:p>9.14E-002</text:p>
          </table:table-cell>
          <table:table-cell office:value-type="float" office:value="1.03" table:style-name="ce1">
            <text:p>1.03</text:p>
          </table:table-cell>
          <table:table-cell office:value-type="float" office:value="0.39200000000000002" table:style-name="ce1">
            <text:p>0.392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0.47202706325333599" table:style-name="ce1">
            <text:p>0.472027063</text:p>
          </table:table-cell>
          <table:table-cell office:value-type="float" office:value="0.268049045815133" table:style-name="ce1">
            <text:p>0.268049046</text:p>
          </table:table-cell>
          <table:table-cell office:value-type="float" office:value="0.46799993515014698" table:style-name="ce3">
            <text:p>4.68E-001</text:p>
          </table:table-cell>
          <table:table-cell office:value-type="float" office:value="9.58731174468994E-2" table:style-name="ce3">
            <text:p>9.59E-002</text:p>
          </table:table-cell>
          <table:table-cell office:value-type="float" office:value="1.0609999999999999" table:style-name="ce1">
            <text:p>1.061</text:p>
          </table:table-cell>
          <table:table-cell office:value-type="float" office:value="0.40699999999999997" table:style-name="ce1">
            <text:p>0.407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0.46799998905044099" table:style-name="ce1">
            <text:p>0.467999989</text:p>
          </table:table-cell>
          <table:table-cell office:value-type="float" office:value="0.279785908292979" table:style-name="ce1">
            <text:p>0.279785908</text:p>
          </table:table-cell>
          <table:table-cell office:value-type="float" office:value="0.48399996757507302" table:style-name="ce3">
            <text:p>4.84E-001</text:p>
          </table:table-cell>
          <table:table-cell office:value-type="float" office:value="9.9176168441772503E-2" table:style-name="ce3">
            <text:p>9.92E-002</text:p>
          </table:table-cell>
          <table:table-cell office:value-type="float" office:value="1.107" table:style-name="ce1">
            <text:p>1.107</text:p>
          </table:table-cell>
          <table:table-cell office:value-type="float" office:value="0.41799999999999998" table:style-name="ce1">
            <text:p>0.418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0.46800111350603402" table:style-name="ce1">
            <text:p>0.468001114</text:p>
          </table:table-cell>
          <table:table-cell office:value-type="float" office:value="0.28907690790947499" table:style-name="ce1">
            <text:p>0.289076908</text:p>
          </table:table-cell>
          <table:table-cell office:value-type="float" office:value="0.49900007247924799" table:style-name="ce3">
            <text:p>4.99E-001</text:p>
          </table:table-cell>
          <table:table-cell office:value-type="float" office:value="0.10219311714172399" table:style-name="ce3">
            <text:p>1.02E-001</text:p>
          </table:table-cell>
          <table:table-cell office:value-type="float" office:value="1.1539999999999999" table:style-name="ce1">
            <text:p>1.154</text:p>
          </table:table-cell>
          <table:table-cell office:value-type="float" office:value="0.434" table:style-name="ce1">
            <text:p>0.434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0.48360090400092298" table:style-name="ce1">
            <text:p>0.483600904</text:p>
          </table:table-cell>
          <table:table-cell office:value-type="float" office:value="0.29664288763888202" table:style-name="ce1">
            <text:p>0.296642888</text:p>
          </table:table-cell>
          <table:table-cell office:value-type="float" office:value="0.53100013732910201" table:style-name="ce3">
            <text:p>5.31E-001</text:p>
          </table:table-cell>
          <table:table-cell office:value-type="float" office:value="0.105121850967407" table:style-name="ce3">
            <text:p>1.05E-001</text:p>
          </table:table-cell>
          <table:table-cell office:value-type="float" office:value="1.17" table:style-name="ce1">
            <text:p>1.17</text:p>
          </table:table-cell>
          <table:table-cell office:value-type="float" office:value="0.44500000000000001" table:style-name="ce1">
            <text:p>0.445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0.48360009933821901" table:style-name="ce1">
            <text:p>0.483600099</text:p>
          </table:table-cell>
          <table:table-cell office:value-type="float" office:value="0.305923003819771" table:style-name="ce1">
            <text:p>0.305923004</text:p>
          </table:table-cell>
          <table:table-cell office:value-type="float" office:value="0.52999997138977095" table:style-name="ce3">
            <text:p>5.30E-001</text:p>
          </table:table-cell>
          <table:table-cell office:value-type="float" office:value="0.10812187194824199" table:style-name="ce3">
            <text:p>1.08E-001</text:p>
          </table:table-cell>
          <table:table-cell office:value-type="float" office:value="1.2170000000000001" table:style-name="ce1">
            <text:p>1.217</text:p>
          </table:table-cell>
          <table:table-cell office:value-type="float" office:value="0.45900000000000002" table:style-name="ce1">
            <text:p>0.459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0.50902099604718398" table:style-name="ce1">
            <text:p>0.509020996</text:p>
          </table:table-cell>
          <table:table-cell office:value-type="float" office:value="0.31432399235200098" table:style-name="ce1">
            <text:p>0.314323992</text:p>
          </table:table-cell>
          <table:table-cell office:value-type="float" office:value="0.54600000381469704" table:style-name="ce3">
            <text:p>5.46E-001</text:p>
          </table:table-cell>
          <table:table-cell office:value-type="float" office:value="0.11148786544799801" table:style-name="ce3">
            <text:p>1.11E-001</text:p>
          </table:table-cell>
          <table:table-cell office:value-type="float" office:value="1.248" table:style-name="ce1">
            <text:p>1.248</text:p>
          </table:table-cell>
          <table:table-cell office:value-type="float" office:value="0.47199999999999998" table:style-name="ce1">
            <text:p>0.472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0.51882709702476904" table:style-name="ce1">
            <text:p>0.518827097</text:p>
          </table:table-cell>
          <table:table-cell office:value-type="float" office:value="0.32206893665716102" table:style-name="ce1">
            <text:p>0.322068937</text:p>
          </table:table-cell>
          <table:table-cell office:value-type="float" office:value="0.56200003623962402" table:style-name="ce3">
            <text:p>5.62E-001</text:p>
          </table:table-cell>
          <table:table-cell office:value-type="float" office:value="0.114681959152222" table:style-name="ce3">
            <text:p>1.15E-001</text:p>
          </table:table-cell>
          <table:table-cell office:value-type="float" office:value="1.2789999999999999" table:style-name="ce1">
            <text:p>1.279</text:p>
          </table:table-cell>
          <table:table-cell office:value-type="float" office:value="0.48499999999999999" table:style-name="ce1">
            <text:p>0.485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0.52702992467675402" table:style-name="ce1">
            <text:p>0.527029925</text:p>
          </table:table-cell>
          <table:table-cell office:value-type="float" office:value="0.33069500105921201" table:style-name="ce1">
            <text:p>0.330695001</text:p>
          </table:table-cell>
          <table:table-cell office:value-type="float" office:value="0.57699990272521995" table:style-name="ce3">
            <text:p>5.77E-001</text:p>
          </table:table-cell>
          <table:table-cell office:value-type="float" office:value="0.11799883842468301" table:style-name="ce3">
            <text:p>1.18E-001</text:p>
          </table:table-cell>
          <table:table-cell office:value-type="float" office:value="1.294" table:style-name="ce1">
            <text:p>1.294</text:p>
          </table:table-cell>
          <table:table-cell office:value-type="float" office:value="0.498" table:style-name="ce1">
            <text:p>0.498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0.538031107746065" table:style-name="ce1">
            <text:p>0.538031108</text:p>
          </table:table-cell>
          <table:table-cell office:value-type="float" office:value="0.34053099039010698" table:style-name="ce1">
            <text:p>0.34053099</text:p>
          </table:table-cell>
          <table:table-cell office:value-type="float" office:value="0.59299993515014704" table:style-name="ce3">
            <text:p>5.93E-001</text:p>
          </table:table-cell>
          <table:table-cell office:value-type="float" office:value="0.121092081069946" table:style-name="ce3">
            <text:p>1.21E-001</text:p>
          </table:table-cell>
          <table:table-cell office:value-type="float" office:value="1.341" table:style-name="ce1">
            <text:p>1.341</text:p>
          </table:table-cell>
          <table:table-cell office:value-type="float" office:value="0.51100000000000001" table:style-name="ce1">
            <text:p>0.511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0.57541702419985097" table:style-name="ce1">
            <text:p>0.575417024</text:p>
          </table:table-cell>
          <table:table-cell office:value-type="float" office:value="0.34800895163789403" table:style-name="ce1">
            <text:p>0.348008952</text:p>
          </table:table-cell>
          <table:table-cell office:value-type="float" office:value="0.60899996757507302" table:style-name="ce3">
            <text:p>6.09E-001</text:p>
          </table:table-cell>
          <table:table-cell office:value-type="float" office:value="0.122988939285278" table:style-name="ce3">
            <text:p>1.23E-001</text:p>
          </table:table-cell>
          <table:table-cell office:value-type="float" office:value="1.373" table:style-name="ce1">
            <text:p>1.373</text:p>
          </table:table-cell>
          <table:table-cell office:value-type="float" office:value="0.52400000000000002" table:style-name="ce1">
            <text:p>0.524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0.56703196221496899" table:style-name="ce1">
            <text:p>0.567031962</text:p>
          </table:table-cell>
          <table:table-cell office:value-type="float" office:value="0.35655893653165499" table:style-name="ce1">
            <text:p>0.356558937</text:p>
          </table:table-cell>
          <table:table-cell office:value-type="float" office:value="0.62399983406066895" table:style-name="ce3">
            <text:p>6.24E-001</text:p>
          </table:table-cell>
          <table:table-cell office:value-type="float" office:value="0.12632107734680201" table:style-name="ce3">
            <text:p>1.26E-001</text:p>
          </table:table-cell>
          <table:table-cell office:value-type="float" office:value="1.419" table:style-name="ce1">
            <text:p>1.419</text:p>
          </table:table-cell>
          <table:table-cell office:value-type="float" office:value="0.53700000000000003" table:style-name="ce1">
            <text:p>0.537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0.60620305431075405" table:style-name="ce1">
            <text:p>0.606203054</text:p>
          </table:table-cell>
          <table:table-cell office:value-type="float" office:value="0.36200497392565001" table:style-name="ce1">
            <text:p>0.362004974</text:p>
          </table:table-cell>
          <table:table-cell office:value-type="float" office:value="0.63900017738342296" table:style-name="ce3">
            <text:p>6.39E-001</text:p>
          </table:table-cell>
          <table:table-cell office:value-type="float" office:value="0.129475116729736" table:style-name="ce3">
            <text:p>1.29E-001</text:p>
          </table:table-cell>
          <table:table-cell office:value-type="float" office:value="1.4350000000000001" table:style-name="ce1">
            <text:p>1.435</text:p>
          </table:table-cell>
          <table:table-cell office:value-type="float" office:value="0.55000000000000004" table:style-name="ce1">
            <text:p>0.55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0.61840197886340298" table:style-name="ce1">
            <text:p>0.618401979</text:p>
          </table:table-cell>
          <table:table-cell office:value-type="float" office:value="0.36949811445083502" table:style-name="ce1">
            <text:p>0.369498114</text:p>
          </table:table-cell>
          <table:table-cell office:value-type="float" office:value="0.67100000381469704" table:style-name="ce3">
            <text:p>6.71E-001</text:p>
          </table:table-cell>
          <table:table-cell office:value-type="float" office:value="0.13283085823059099" table:style-name="ce3">
            <text:p>1.33E-001</text:p>
          </table:table-cell>
          <table:table-cell office:value-type="float" office:value="1.482" table:style-name="ce1">
            <text:p>1.482</text:p>
          </table:table-cell>
          <table:table-cell office:value-type="float" office:value="0.56399999999999995" table:style-name="ce1">
            <text:p>0.564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0.60840091109275796" table:style-name="ce1">
            <text:p>0.608400911</text:p>
          </table:table-cell>
          <table:table-cell office:value-type="float" office:value="0.37886205711401999" table:style-name="ce1">
            <text:p>0.378862057</text:p>
          </table:table-cell>
          <table:table-cell office:value-type="float" office:value="0.67100000381469704" table:style-name="ce3">
            <text:p>6.71E-001</text:p>
          </table:table-cell>
          <table:table-cell office:value-type="float" office:value="0.135491847991943" table:style-name="ce3">
            <text:p>1.35E-001</text:p>
          </table:table-cell>
          <table:table-cell office:value-type="float" office:value="1.732" table:style-name="ce1">
            <text:p>1.732</text:p>
          </table:table-cell>
          <table:table-cell office:value-type="float" office:value="0.56899999999999995" table:style-name="ce1">
            <text:p>0.569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0.63541592040564898" table:style-name="ce1">
            <text:p>0.63541592</text:p>
          </table:table-cell>
          <table:table-cell office:value-type="float" office:value="0.38778099452611098" table:style-name="ce1">
            <text:p>0.387780995</text:p>
          </table:table-cell>
          <table:table-cell office:value-type="float" office:value="0.71700000762939498" table:style-name="ce3">
            <text:p>7.17E-001</text:p>
          </table:table-cell>
          <table:table-cell office:value-type="float" office:value="0.138736963272095" table:style-name="ce3">
            <text:p>1.39E-001</text:p>
          </table:table-cell>
          <table:table-cell office:value-type="float" office:value="1.5289999999999999" table:style-name="ce1">
            <text:p>1.529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0.65762008668389205" table:style-name="ce1">
            <text:p>0.657620087</text:p>
          </table:table-cell>
          <table:table-cell office:value-type="float" office:value="0.39637591282371398" table:style-name="ce1">
            <text:p>0.396375913</text:p>
          </table:table-cell>
          <table:table-cell office:value-type="float" office:value="0.71799993515014704" table:style-name="ce3">
            <text:p>7.18E-001</text:p>
          </table:table-cell>
          <table:table-cell office:value-type="float" office:value="0.14223098754882799" table:style-name="ce3">
            <text:p>1.42E-001</text:p>
          </table:table-cell>
          <table:table-cell office:value-type="float" office:value="1.607" table:style-name="ce1">
            <text:p>1.607</text:p>
          </table:table-cell>
          <table:table-cell office:value-type="float" office:value="0.59599999999999997" table:style-name="ce1">
            <text:p>0.596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0.66503795445896696" table:style-name="ce1">
            <text:p>0.665037954</text:p>
          </table:table-cell>
          <table:table-cell office:value-type="float" office:value="0.40446495404466998" table:style-name="ce1">
            <text:p>0.404464954</text:p>
          </table:table-cell>
          <table:table-cell office:value-type="float" office:value="0.26800012588500999" table:style-name="ce3">
            <text:p>2.68E-001</text:p>
          </table:table-cell>
          <table:table-cell office:value-type="float" office:value="0.144603967666626" table:style-name="ce3">
            <text:p>1.45E-001</text:p>
          </table:table-cell>
          <table:table-cell office:value-type="float" office:value="1.607" table:style-name="ce1">
            <text:p>1.607</text:p>
          </table:table-cell>
          <table:table-cell office:value-type="float" office:value="0.60899999999999999" table:style-name="ce1">
            <text:p>0.609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0.68121104862075299" table:style-name="ce1">
            <text:p>0.681211049</text:p>
          </table:table-cell>
          <table:table-cell office:value-type="float" office:value="0.41103998955804799" table:style-name="ce1">
            <text:p>0.41103999</text:p>
          </table:table-cell>
          <table:table-cell office:value-type="float" office:value="0.26300001144409202" table:style-name="ce3">
            <text:p>2.63E-001</text:p>
          </table:table-cell>
          <table:table-cell office:value-type="float" office:value="0.14776492118835499" table:style-name="ce3">
            <text:p>1.48E-001</text:p>
          </table:table-cell>
          <table:table-cell office:value-type="float" office:value="1.6379999999999999" table:style-name="ce1">
            <text:p>1.638</text:p>
          </table:table-cell>
          <table:table-cell office:value-type="float" office:value="0.622" table:style-name="ce1">
            <text:p>0.622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0.69702311628498104" table:style-name="ce1">
            <text:p>0.697023116</text:p>
          </table:table-cell>
          <table:table-cell office:value-type="float" office:value="0.41916089737787798" table:style-name="ce1">
            <text:p>0.419160897</text:p>
          </table:table-cell>
          <table:table-cell office:value-type="float" office:value="0.27600002288818398" table:style-name="ce3">
            <text:p>2.76E-001</text:p>
          </table:table-cell>
          <table:table-cell office:value-type="float" office:value="0.15102410316467299" table:style-name="ce3">
            <text:p>1.51E-001</text:p>
          </table:table-cell>
          <table:table-cell office:value-type="float" office:value="1.7" table:style-name="ce1">
            <text:p>1.7</text:p>
          </table:table-cell>
          <table:table-cell office:value-type="float" office:value="0.63400000000000001" table:style-name="ce1">
            <text:p>0.634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69703995238523897" table:style-name="ce1">
            <text:p>0.697039952</text:p>
          </table:table-cell>
          <table:table-cell office:value-type="float" office:value="0.42912309383973501" table:style-name="ce1">
            <text:p>0.429123094</text:p>
          </table:table-cell>
          <table:table-cell office:value-type="float" office:value="0.27600002288818398" table:style-name="ce3">
            <text:p>2.76E-001</text:p>
          </table:table-cell>
          <table:table-cell office:value-type="float" office:value="0.154258012771606" table:style-name="ce3">
            <text:p>1.54E-001</text:p>
          </table:table-cell>
          <table:table-cell office:value-type="float" office:value="1.748" table:style-name="ce1">
            <text:p>1.748</text:p>
          </table:table-cell>
          <table:table-cell office:value-type="float" office:value="0.64900000000000002" table:style-name="ce1">
            <text:p>0.649</text:p>
          </table:table-cell>
          <table:table-cell table:number-columns-repeated="16377"/>
        </table:table-row>
        <table:table-row table:number-rows-repeated="1048302" table:style-name="ro2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8" number:min-integer-digits="1"/>
    </number:number-style>
    <number:number-style style:name="N37">
      <number:scientific-number number:decimal-places="2" number:min-integer-digits="1" number:min-exponent-digits="3"/>
    </number:number-style>
    <number:currency-style style:name="N38P0" number:language="es" number:country="VE">
      <number:currency-symbol number:language="es" number:country="VE">BsF</number:currency-symbol>
      <number:number number:decimal-places="2" number:min-integer-digits="1" number:grouping="true"/>
    </number:currency-style>
    <number:currency-style style:name="N38" number:language="es" number:country="VE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lejandro Gómez</meta:initial-creator>
    <dc:creator>Alejandro Gómez</dc:creator>
    <meta:creation-date>2012-02-02T16:49:59Z</meta:creation-date>
    <dc:date>2012-02-04T04:28:33Z</dc:date>
    <meta:editing-cycles>4</meta:editing-cycles>
    <meta:editing-duration>PT548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6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46">
      <style:chart-properties chart:gap-width="150" chart:overlap="0" chart:link-data-style-to-source="false" chart:visible="true" chart:logarithmic="false" chart:maximum="0.018" chart:minimum="0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V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89.473937007874pt" svg:width="616.4503149606299pt" chart:style-name="Crt0">
        <chart:title svg:x="212.5035433070866pt" svg:y="9.636850393700787pt" chart:style-name="CT00">
          <text:p text:style-name="a0" text:class-names="" text:cond-style-name="">Tiempo de estimación de computo</text:p>
        </chart:title>
        <chart:legend chart:legend-position="end" chart:legend-align="center" chart:style-name="Lgnd"/>
        <chart:plot-area svg:x="41.7240157480315pt" svg:y="68.42157480314961pt" svg:width="452.0200787401575pt" svg:height="186.6997637795276pt" chart:style-name="Plt0">
          <chart:axis chart:dimension="y" chart:name="primary-y" chart:style-name="Axs0">
            <chart:title svg:x="12.78370078740157pt" svg:y="185.8777952755906pt" chart:style-name="AT00">
              <text:p text:style-name="a1" text:class-names="" text:cond-style-name="">Tiempo (s)</text:p>
            </chart:title>
            <chart:grid chart:class="major" chart:style-name="GMa0"/>
          </chart:axis>
          <chart:axis chart:dimension="x" chart:name="primary-x" chart:style-name="Axs1">
            <chart:title svg:x="243.2296850393701pt" svg:y="260.9318110236221pt" chart:style-name="AT01">
              <text:p text:style-name="a2" text:class-names="" text:cond-style-name="">Iteraciones</text:p>
            </chart:title>
            <chart:categories table:cell-range-address="Hoja1.$A$4:.$A$54"/>
            <chart:grid chart:class="major" chart:style-name="GMa1"/>
          </chart:axis>
          <chart:series chart:label-cell-address="Hoja1.$B$3" chart:values-cell-range-address="Hoja1.$B$4:.$B$54" chart:class="chart:line" chart:attached-axis="primary-y" chart:style-name="G0S0">
            <chart:data-point chart:repeated="51"/>
          </chart:series>
          <chart:series chart:label-cell-address="Hoja1.$C$3" chart:values-cell-range-address="Hoja1.$C$4:.$C$54" chart:class="chart:line" chart:attached-axis="primary-y" chart:style-name="G0S1">
            <chart:data-point chart:repeated="51"/>
          </chart:series>
          <chart:series chart:label-cell-address="Hoja1.$D$3" chart:values-cell-range-address="Hoja1.$D$4:.$D$54" chart:class="chart:line" chart:attached-axis="primary-y" chart:style-name="G0S2">
            <chart:data-point chart:repeated="51"/>
          </chart:series>
          <chart:series chart:label-cell-address="Hoja1.$E$3" chart:values-cell-range-address="Hoja1.$E$4:.$E$54" chart:class="chart:line" chart:attached-axis="primary-y" chart:style-name="G0S3">
            <chart:data-point chart:repeated="51"/>
          </chart:series>
          <chart:series chart:label-cell-address="Hoja1.$F$3" chart:values-cell-range-address="Hoja1.$F$4:.$F$54" chart:class="chart:line" chart:attached-axis="primary-y" chart:style-name="G0S4">
            <chart:data-point chart:repeated="51"/>
          </chart:series>
          <chart:series chart:label-cell-address="Hoja1.$G$3" chart:values-cell-range-address="Hoja1.$G$4:.$G$54" chart:class="chart:line" chart:attached-axis="primary-y" chart:style-name="G0S5">
            <chart:data-point chart:repeated="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53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53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V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07.8737007874016pt" svg:width="619.9889763779527pt" chart:style-name="Crt0">
        <chart:title svg:x="226.9085826771654pt" svg:y="12.46259842519685pt" chart:style-name="CT00">
          <text:p text:style-name="a0" text:class-names="" text:cond-style-name="">Tiempo de estimación de computo</text:p>
        </chart:title>
        <chart:legend chart:legend-position="end" chart:legend-align="center" chart:style-name="Lgnd"/>
        <chart:plot-area svg:x="37.93291338582677pt" svg:y="83.2744094488189pt" svg:width="472.1196062992126pt" svg:height="284.4841732283464pt" chart:style-name="Plt0">
          <chart:axis chart:dimension="y" chart:name="primary-y" chart:style-name="Axs0">
            <chart:title svg:x="11.09448818897638pt" svg:y="252.4870866141732pt" chart:style-name="AT00">
              <text:p text:style-name="a1" text:class-names="" text:cond-style-name="">Tiempo (s)</text:p>
            </chart:title>
            <chart:grid chart:class="major" chart:style-name="GMa0"/>
          </chart:axis>
          <chart:axis chart:dimension="x" chart:name="primary-x" chart:style-name="Axs1">
            <chart:title svg:x="252.7384251968504pt" svg:y="375.940157480315pt" chart:style-name="AT01">
              <text:p text:style-name="a2" text:class-names="" text:cond-style-name="">Iteraciones</text:p>
            </chart:title>
            <chart:categories table:cell-range-address="Hoja1.$A$59:.$A$109"/>
            <chart:grid chart:class="major" chart:style-name="GMa1"/>
          </chart:axis>
          <chart:series chart:label-cell-address="Hoja1.$B$58" chart:values-cell-range-address="Hoja1.$B$59:.$B$109" chart:class="chart:line" chart:attached-axis="primary-y" chart:style-name="G0S0">
            <chart:data-point chart:repeated="51"/>
          </chart:series>
          <chart:series chart:label-cell-address="Hoja1.$C$58" chart:values-cell-range-address="Hoja1.$C$59:.$C$109" chart:class="chart:line" chart:attached-axis="primary-y" chart:style-name="G0S1">
            <chart:data-point chart:repeated="51"/>
          </chart:series>
          <chart:series chart:label-cell-address="Hoja1.$D$58" chart:values-cell-range-address="Hoja1.$D$59:.$D$109" chart:class="chart:line" chart:attached-axis="primary-y" chart:style-name="G0S2">
            <chart:data-point chart:repeated="51"/>
          </chart:series>
          <chart:series chart:label-cell-address="Hoja1.$E$58" chart:values-cell-range-address="Hoja1.$E$59:.$E$109" chart:class="chart:line" chart:attached-axis="primary-y" chart:style-name="G0S3">
            <chart:data-point chart:repeated="51"/>
          </chart:series>
          <chart:series chart:label-cell-address="Hoja1.$F$58" chart:values-cell-range-address="Hoja1.$F$59:.$F$109" chart:class="chart:line" chart:attached-axis="primary-y" chart:style-name="G0S4">
            <chart:data-point chart:repeated="51"/>
          </chart:series>
          <chart:series chart:label-cell-address="Hoja1.$G$58" chart:values-cell-range-address="Hoja1.$G$59:.$G$109" chart:class="chart:line" chart:attached-axis="primary-y" chart:style-name="G0S5">
            <chart:data-point chart:repeated="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61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61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V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364.5637795275591pt" svg:width="714.3873228346457pt" chart:style-name="Crt0">
        <chart:title svg:x="261.4572440944882pt" svg:y="11.13929133858268pt" chart:style-name="CT00">
          <text:p text:style-name="a0" text:class-names="" text:cond-style-name="">Tiempo de estimación de computo</text:p>
        </chart:title>
        <chart:legend chart:legend-position="end" chart:legend-align="center" chart:style-name="Lgnd"/>
        <chart:plot-area svg:x="43.70850393700787pt" svg:y="74.43188976377952pt" svg:width="544.0036220472441pt" svg:height="254.2762992125984pt" chart:style-name="Plt0">
          <chart:axis chart:dimension="y" chart:name="primary-y" chart:style-name="Axs0">
            <chart:title svg:x="12.78377952755906pt" svg:y="225.6768503937008pt" chart:style-name="AT00">
              <text:p text:style-name="a1" text:class-names="" text:cond-style-name="">Tiempo (s)</text:p>
            </chart:title>
            <chart:grid chart:class="major" chart:style-name="GMa0"/>
          </chart:axis>
          <chart:axis chart:dimension="x" chart:name="primary-x" chart:style-name="Axs1">
            <chart:title svg:x="291.219842519685pt" svg:y="336.0211023622047pt" chart:style-name="AT01">
              <text:p text:style-name="a2" text:class-names="" text:cond-style-name="">Iteraciones</text:p>
            </chart:title>
            <chart:categories table:cell-range-address="Hoja1.$A$114:.$A$164"/>
            <chart:grid chart:class="major" chart:style-name="GMa1"/>
          </chart:axis>
          <chart:series chart:label-cell-address="Hoja1.$B$113" chart:values-cell-range-address="Hoja1.$B$114:.$B$164" chart:class="chart:line" chart:attached-axis="primary-y" chart:style-name="G0S0">
            <chart:data-point chart:repeated="51"/>
          </chart:series>
          <chart:series chart:label-cell-address="Hoja1.$C$113" chart:values-cell-range-address="Hoja1.$C$114:.$C$164" chart:class="chart:line" chart:attached-axis="primary-y" chart:style-name="G0S1">
            <chart:data-point chart:repeated="51"/>
          </chart:series>
          <chart:series chart:label-cell-address="Hoja1.$D$113" chart:values-cell-range-address="Hoja1.$D$114:.$D$164" chart:class="chart:line" chart:attached-axis="primary-y" chart:style-name="G0S2">
            <chart:data-point chart:repeated="51"/>
          </chart:series>
          <chart:series chart:label-cell-address="Hoja1.$E$113" chart:values-cell-range-address="Hoja1.$E$114:.$E$164" chart:class="chart:line" chart:attached-axis="primary-y" chart:style-name="G0S3">
            <chart:data-point chart:repeated="51"/>
          </chart:series>
          <chart:series chart:label-cell-address="Hoja1.$F$113" chart:values-cell-range-address="Hoja1.$F$114:.$F$164" chart:class="chart:line" chart:attached-axis="primary-y" chart:style-name="G0S4">
            <chart:data-point chart:repeated="51"/>
          </chart:series>
          <chart:series chart:label-cell-address="Hoja1.$G$113" chart:values-cell-range-address="Hoja1.$G$114:.$G$164" chart:class="chart:line" chart:attached-axis="primary-y" chart:style-name="G0S5">
            <chart:data-point chart:repeated="5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0" number:min-integer-digits="9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V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364.5637795275591pt" svg:width="714.3873228346457pt" chart:style-name="Crt0">
        <chart:title svg:x="261.4572440944882pt" svg:y="11.13929133858268pt" chart:style-name="CT00">
          <text:p text:style-name="a0" text:class-names="" text:cond-style-name="">Tiempo de estimación de computo</text:p>
        </chart:title>
        <chart:legend chart:legend-position="end" chart:legend-align="center" chart:style-name="Lgnd"/>
        <chart:plot-area svg:x="43.70850393700787pt" svg:y="74.43188976377952pt" svg:width="544.0036220472441pt" svg:height="254.2762992125984pt" chart:style-name="Plt0">
          <chart:axis chart:dimension="y" chart:name="primary-y" chart:style-name="Axs0">
            <chart:title svg:x="12.78377952755906pt" svg:y="225.6768503937008pt" chart:style-name="AT00">
              <text:p text:style-name="a1" text:class-names="" text:cond-style-name="">Tiempo (s)</text:p>
            </chart:title>
            <chart:grid chart:class="major" chart:style-name="GMa0"/>
          </chart:axis>
          <chart:axis chart:dimension="x" chart:name="primary-x" chart:style-name="Axs1">
            <chart:title svg:x="291.219842519685pt" svg:y="336.0211023622047pt" chart:style-name="AT01">
              <text:p text:style-name="a2" text:class-names="" text:cond-style-name="">Iteraciones</text:p>
            </chart:title>
            <chart:categories table:cell-range-address="Hoja1.$A$169:.$A$219"/>
            <chart:grid chart:class="major" chart:style-name="GMa1"/>
          </chart:axis>
          <chart:series chart:label-cell-address="Hoja1.$B$168" chart:values-cell-range-address="Hoja1.$B$169:.$B$219" chart:class="chart:line" chart:attached-axis="primary-y" chart:style-name="G0S0">
            <chart:data-point chart:repeated="51"/>
          </chart:series>
          <chart:series chart:label-cell-address="Hoja1.$C$168" chart:values-cell-range-address="Hoja1.$C$169:.$C$219" chart:class="chart:line" chart:attached-axis="primary-y" chart:style-name="G0S1">
            <chart:data-point chart:repeated="51"/>
          </chart:series>
          <chart:series chart:label-cell-address="Hoja1.$D$168" chart:values-cell-range-address="Hoja1.$D$169:.$D$219" chart:class="chart:line" chart:attached-axis="primary-y" chart:style-name="G0S2">
            <chart:data-point chart:repeated="51"/>
          </chart:series>
          <chart:series chart:label-cell-address="Hoja1.$E$168" chart:values-cell-range-address="Hoja1.$E$169:.$E$219" chart:class="chart:line" chart:attached-axis="primary-y" chart:style-name="G0S3">
            <chart:data-point chart:repeated="51"/>
          </chart:series>
          <chart:series chart:label-cell-address="Hoja1.$F$168" chart:values-cell-range-address="Hoja1.$F$169:.$F$219" chart:class="chart:line" chart:attached-axis="primary-y" chart:style-name="G0S4">
            <chart:data-point chart:repeated="51"/>
          </chart:series>
          <chart:series chart:label-cell-address="Hoja1.$G$168" chart:values-cell-range-address="Hoja1.$G$169:.$G$219" chart:class="chart:line" chart:attached-axis="primary-y" chart:style-name="G0S5">
            <chart:data-point chart:repeated="5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53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53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V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364.5637795275591pt" svg:width="714.3873228346457pt" chart:style-name="Crt0">
        <chart:title svg:x="261.4572440944882pt" svg:y="11.13929133858268pt" chart:style-name="CT00">
          <text:p text:style-name="a0" text:class-names="" text:cond-style-name="">Tiempo de estimación de computo</text:p>
        </chart:title>
        <chart:legend chart:legend-position="end" chart:legend-align="center" chart:style-name="Lgnd"/>
        <chart:plot-area svg:x="43.70850393700787pt" svg:y="74.43188976377952pt" svg:width="544.0036220472441pt" svg:height="254.2762992125984pt" chart:style-name="Plt0">
          <chart:axis chart:dimension="y" chart:name="primary-y" chart:style-name="Axs0">
            <chart:title svg:x="12.78377952755906pt" svg:y="225.6768503937008pt" chart:style-name="AT00">
              <text:p text:style-name="a1" text:class-names="" text:cond-style-name="">Tiempo (s)</text:p>
            </chart:title>
            <chart:grid chart:class="major" chart:style-name="GMa0"/>
          </chart:axis>
          <chart:axis chart:dimension="x" chart:name="primary-x" chart:style-name="Axs1">
            <chart:title svg:x="291.219842519685pt" svg:y="336.0211023622047pt" chart:style-name="AT01">
              <text:p text:style-name="a2" text:class-names="" text:cond-style-name="">Iteraciones</text:p>
            </chart:title>
            <chart:categories table:cell-range-address="Hoja1.$A$224:.$A$274"/>
            <chart:grid chart:class="major" chart:style-name="GMa1"/>
          </chart:axis>
          <chart:series chart:label-cell-address="Hoja1.$B$223" chart:values-cell-range-address="Hoja1.$B$224:.$B$274" chart:class="chart:line" chart:attached-axis="primary-y" chart:style-name="G0S0">
            <chart:data-point chart:repeated="51"/>
          </chart:series>
          <chart:series chart:label-cell-address="Hoja1.$C$223" chart:values-cell-range-address="Hoja1.$C$224:.$C$274" chart:class="chart:line" chart:attached-axis="primary-y" chart:style-name="G0S1">
            <chart:data-point chart:repeated="51"/>
          </chart:series>
          <chart:series chart:label-cell-address="Hoja1.$D$223" chart:values-cell-range-address="Hoja1.$D$224:.$D$274" chart:class="chart:line" chart:attached-axis="primary-y" chart:style-name="G0S2">
            <chart:data-point chart:repeated="51"/>
          </chart:series>
          <chart:series chart:label-cell-address="Hoja1.$E$223" chart:values-cell-range-address="Hoja1.$E$224:.$E$274" chart:class="chart:line" chart:attached-axis="primary-y" chart:style-name="G0S3">
            <chart:data-point chart:repeated="51"/>
          </chart:series>
          <chart:series chart:label-cell-address="Hoja1.$F$223" chart:values-cell-range-address="Hoja1.$F$224:.$F$274" chart:class="chart:line" chart:attached-axis="primary-y" chart:style-name="G0S4">
            <chart:data-point chart:repeated="51"/>
          </chart:series>
          <chart:series chart:label-cell-address="Hoja1.$G$223" chart:values-cell-range-address="Hoja1.$G$224:.$G$274" chart:class="chart:line" chart:attached-axis="primary-y" chart:style-name="G0S5">
            <chart:data-point chart:repeated="5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